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ato" svg:font-family="Lato, 'Helvetica Neue', Helvetica, Arial, sans-serif"/>
    <style:font-face style:name="Lohit Devanagari1" svg:font-family="'Lohit Devanagari'"/>
    <style:font-face style:name="Menlo" svg:font-family="Menlo, Consolas, 'Roboto Mono', 'Ubuntu Monospace', 'Noto Mono', 'Oxygen Mono'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13030" style:font-name="Verdana" fo:font-size="14pt" fo:letter-spacing="normal" fo:font-style="normal" fo:font-weight="bold" officeooo:rsid="005b482b" officeooo:paragraph-rsid="005b482b" fo:background-color="#ffff00" style:font-size-asian="14pt" style:font-weight-asian="bold" style:font-size-complex="14pt" style:font-weight-complex="bold"/>
    </style:style>
    <style:style style:name="P2" style:family="paragraph" style:parent-style-name="Heading_20_2">
      <style:text-properties fo:font-variant="normal" fo:text-transform="none" fo:color="#313030" style:font-name="Verdana" fo:font-size="14pt" fo:letter-spacing="normal" fo:font-style="normal" fo:font-weight="bold" officeooo:rsid="00664c8b" officeooo:paragraph-rsid="00664c8b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Heading_20_2">
      <style:text-properties fo:font-variant="normal" fo:text-transform="none" fo:color="#313030" style:font-name="Verdana" fo:font-size="13pt" fo:letter-spacing="normal" fo:font-style="normal" fo:font-weight="bold" officeooo:rsid="0074bd9a" officeooo:paragraph-rsid="0021ff5f" fo:background-color="#ffff00" style:font-size-asian="13pt" style:font-weight-asian="bold" style:font-size-complex="13pt" style:font-weight-complex="bold"/>
    </style:style>
    <style:style style:name="P4" style:family="paragraph" style:parent-style-name="Heading_20_2">
      <style:text-properties fo:font-variant="normal" fo:text-transform="none" fo:color="#313030" style:font-name="Verdana" fo:font-size="13pt" fo:letter-spacing="normal" fo:font-style="normal" fo:font-weight="bold" officeooo:rsid="009ec78d" officeooo:paragraph-rsid="00c41fb3" fo:background-color="#ffff00" style:font-name-asian="Noto Serif CJK SC" style:font-size-asian="13pt" style:font-weight-asian="bold" style:font-name-complex="Lohit Devanagari" style:font-size-complex="13pt" style:font-weight-complex="bold"/>
    </style:style>
    <style:style style:name="P5" style:family="paragraph" style:parent-style-name="Heading_20_2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Verdana" fo:font-size="13pt" fo:letter-spacing="normal" fo:font-style="normal" fo:font-weight="bold" officeooo:rsid="00aff961" officeooo:paragraph-rsid="00aff961" fo:background-color="#ffff00" style:font-name-asian="Noto Serif CJK SC" style:font-size-asian="13pt" style:font-weight-asian="bold" style:font-name-complex="Lohit Devanagari" style:font-size-complex="13pt" style:font-weight-complex="bold"/>
    </style:style>
    <style:style style:name="P6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background-color="#fff5ce" style:font-size-asian="13pt" style:font-size-complex="13pt"/>
    </style:style>
    <style:style style:name="P7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weight="normal" fo:background-color="#fff5ce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weight="normal" officeooo:paragraph-rsid="00bb291a" fo:background-color="#fff5ce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weight="normal" officeooo:paragraph-rsid="00a93775" fo:background-color="transparent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style="italic" fo:font-weight="normal" officeooo:rsid="00ae8fe4" officeooo:paragraph-rsid="00ae8fe4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style:font-name="Monospace" fo:font-size="13pt" fo:font-weight="bold" fo:background-color="#fff5ce" style:font-size-asian="13pt" style:font-weight-asian="bold" style:font-size-complex="13pt" style:font-weight-complex="normal"/>
    </style:style>
    <style:style style:name="P12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style:font-name="Monospace" fo:font-size="13pt" fo:font-weight="bold" officeooo:paragraph-rsid="00b72895" fo:background-color="#fff5ce" style:font-size-asian="13pt" style:font-weight-asian="bold" style:font-size-complex="13pt"/>
    </style:style>
    <style:style style:name="P13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bold" officeooo:rsid="00b56bda" officeooo:paragraph-rsid="00b56bda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Monospace" fo:font-size="13pt" fo:letter-spacing="normal" fo:font-style="italic" fo:font-weight="normal" officeooo:rsid="00b84c7e" officeooo:paragraph-rsid="00b84c7e" fo:background-color="#fff5ce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officeooo:paragraph-rsid="00c6f2eb"/>
    </style:style>
    <style:style style:name="P16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officeooo:paragraph-rsid="00cb34f2"/>
    </style:style>
    <style:style style:name="P17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Verdana" fo:font-size="13pt" fo:letter-spacing="normal" fo:font-style="normal" fo:font-weight="normal" style:font-size-asian="13pt" style:font-size-complex="13pt"/>
    </style:style>
    <style:style style:name="P19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  <style:text-properties officeooo:paragraph-rsid="00a4d308"/>
    </style:style>
    <style:style style:name="P21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  <style:text-properties fo:font-variant="normal" fo:text-transform="none" fo:color="#494747" style:font-name="Verdana" fo:font-size="13pt" fo:letter-spacing="normal" fo:font-style="normal" fo:font-weight="normal" style:font-size-asian="13pt" style:font-size-complex="13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normal" officeooo:rsid="005ff81b" officeooo:paragraph-rsid="005ff81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bold" officeooo:rsid="005c8798" officeooo:paragraph-rsid="005c8798" fo:background-color="#ffffff" style:font-size-asian="12pt" style:font-style-asian="normal" style:font-weight-asian="bold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fo:font-weight="bold" fo:background-color="#ffffff" style:font-size-asian="12pt" style:font-style-asian="normal" style:font-weight-asian="bold" style:font-size-complex="12pt" style:font-style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solid" style:text-underline-width="auto" style:text-underline-color="font-color" fo:font-weight="bold" officeooo:rsid="005b482b" officeooo:paragraph-rsid="005b482b" fo:background-color="#ffffff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solid" style:text-underline-width="auto" style:text-underline-color="font-color" fo:font-weight="normal" officeooo:rsid="005b482b" officeooo:paragraph-rsid="005b482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italic" style:text-underline-style="solid" style:text-underline-width="auto" style:text-underline-color="font-color" fo:font-weight="normal" officeooo:rsid="005c8798" officeooo:paragraph-rsid="005c8798" fo:background-color="#ffffff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e994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f5ce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background-color="#fff5ce" style:font-size-asian="13pt" style:font-size-complex="13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background-color="#fff5ce" style:font-size-asian="13pt" style:font-size-complex="13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style:text-underline-style="solid" style:text-underline-width="auto" style:text-underline-color="font-color" fo:font-weight="bold" officeooo:rsid="00a86264" officeooo:paragraph-rsid="00a86264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style="italic" style:text-underline-style="none" fo:font-weight="normal" officeooo:rsid="00a86264" officeooo:paragraph-rsid="00a86264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dbb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f5ce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officeooo:rsid="00a61b97" officeooo:paragraph-rsid="00a61b97" fo:background-color="#fff5ce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bold" fo:background-color="#fff5ce" style:font-size-asian="13pt" style:font-weight-asian="bold" style:font-size-complex="13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fo:font-weight="bold" officeooo:rsid="00fd11d4" officeooo:paragraph-rsid="00fd11d4" fo:background-color="#fff5c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fo:font-weight="normal" fo:background-color="#fff5c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fo:background-color="#ffdbb6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fo:background-color="#fff5ce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3pt" fo:font-weight="normal" fo:background-color="#fff5c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5ce"/>
    </style:style>
    <style:style style:name="P45" style:family="paragraph" style:parent-style-name="Standard">
      <style:text-properties fo:font-weight="normal" officeooo:rsid="00bc7655" officeooo:paragraph-rsid="00bc7655" fo:background-color="transparent" style:font-weight-asian="normal" style:font-weight-complex="normal"/>
    </style:style>
    <style:style style:name="P46" style:family="paragraph" style:parent-style-name="Standard">
      <style:text-properties fo:font-variant="normal" fo:text-transform="none" fo:color="#21313c" style:font-name="Times New Roman" fo:font-size="13pt" fo:letter-spacing="normal" fo:font-style="normal" fo:font-weight="normal" officeooo:rsid="00299ef8" officeooo:paragraph-rsid="00299ef8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83b50" officeooo:paragraph-rsid="001a4e8c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83b50" officeooo:paragraph-rsid="00183b50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0a9a6" officeooo:paragraph-rsid="0010a9a6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0eb1a3" officeooo:paragraph-rsid="000eb1a3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54f9c" officeooo:paragraph-rsid="00154f9c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69053" officeooo:paragraph-rsid="00169053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9e630" officeooo:paragraph-rsid="0029e630" style:font-size-asian="13pt" style:font-weight-asian="normal" style:font-size-complex="13pt" style:font-weight-complex="normal"/>
    </style:style>
    <style:style style:name="P54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99ef8" officeooo:paragraph-rsid="00299ef8" style:font-size-asian="13pt" style:font-weight-asian="normal" style:font-size-complex="13pt" style:font-weight-complex="normal"/>
    </style:style>
    <style:style style:name="P55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011c4" officeooo:paragraph-rsid="003011c4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285cc" officeooo:paragraph-rsid="003285cc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42393" officeooo:paragraph-rsid="00342393" style:font-size-asian="13pt" style:font-weight-asian="normal" style:font-size-complex="13pt" style:font-weight-complex="normal"/>
    </style:style>
    <style:style style:name="P58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725b0" officeooo:paragraph-rsid="003725b0" fo:background-color="#ffff00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b7553" officeooo:paragraph-rsid="001b7553" fo:background-color="transparent" style:font-size-asian="13pt" style:font-weight-asian="normal" style:font-size-complex="13pt" style:font-weight-complex="normal"/>
    </style:style>
    <style:style style:name="P60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c8536" officeooo:paragraph-rsid="001c8536" fo:background-color="transparent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c8536" officeooo:paragraph-rsid="0026b1f4" fo:background-color="transparent" style:font-size-asian="13pt" style:font-weight-asian="normal" style:font-size-complex="13pt" style:font-weight-complex="normal"/>
    </style:style>
    <style:style style:name="P62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c8536" officeooo:paragraph-rsid="00bc5e7c" fo:background-color="transparent" style:font-size-asian="13pt" style:font-weight-asian="normal" style:font-size-complex="13pt" style:font-weight-complex="normal"/>
    </style:style>
    <style:style style:name="P63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4cda0f" officeooo:paragraph-rsid="004cda0f" fo:background-color="transparent" style:font-size-asian="13pt" style:font-weight-asian="normal" style:font-size-complex="13pt" style:font-weight-complex="normal"/>
    </style:style>
    <style:style style:name="P64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bbab6" officeooo:paragraph-rsid="003650df" fo:background-color="transparent" style:font-size-asian="13pt" style:font-weight-asian="normal" style:font-size-complex="13pt" style:font-weight-complex="normal"/>
    </style:style>
    <style:style style:name="P65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bbab6" officeooo:paragraph-rsid="0026b1f4" fo:background-color="transparent" style:font-size-asian="13pt" style:font-weight-asian="normal" style:font-size-complex="13pt" style:font-weight-complex="normal"/>
    </style:style>
    <style:style style:name="P66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bbab6" officeooo:paragraph-rsid="002bbab6" fo:background-color="transparent" style:font-size-asian="13pt" style:font-weight-asian="normal" style:font-size-complex="13pt" style:font-weight-complex="normal"/>
    </style:style>
    <style:style style:name="P67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f4ab1" officeooo:paragraph-rsid="003f4ab1" fo:background-color="transparent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92afd7" officeooo:paragraph-rsid="0092afd7" fo:background-color="transparent" style:font-size-asian="13pt" style:font-weight-asian="normal" style:font-size-complex="13pt" style:font-weight-complex="normal"/>
    </style:style>
    <style:style style:name="P69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98f5cd" officeooo:paragraph-rsid="0098f5cd" fo:background-color="transparent" style:font-size-asian="13pt" style:font-weight-asian="normal" style:font-size-complex="13pt" style:font-weight-complex="normal"/>
    </style:style>
    <style:style style:name="P70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0fb1cd" officeooo:paragraph-rsid="000fb1cd" fo:background-color="#ffff00" style:font-size-asian="13pt" style:font-weight-asian="bold" style:font-size-complex="13pt" style:font-weight-complex="bold"/>
    </style:style>
    <style:style style:name="P71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3011c4" officeooo:paragraph-rsid="003011c4" fo:background-color="#ffff00" style:font-size-asian="13pt" style:font-weight-asian="bold" style:font-size-complex="13pt" style:font-weight-complex="bold"/>
    </style:style>
    <style:style style:name="P72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b7553" officeooo:paragraph-rsid="001b7553" fo:background-color="#ffff00" style:font-size-asian="13pt" style:font-weight-asian="bold" style:font-size-complex="13pt" style:font-weight-complex="bold"/>
    </style:style>
    <style:style style:name="P73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3725b0" officeooo:paragraph-rsid="003725b0" fo:background-color="#ffff00" style:font-size-asian="13pt" style:font-weight-asian="bold" style:font-size-complex="13pt" style:font-weight-complex="bold"/>
    </style:style>
    <style:style style:name="P74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0fb1cd" officeooo:paragraph-rsid="000fb1cd" style:font-size-asian="13pt" style:font-weight-asian="bold" style:font-size-complex="13pt" style:font-weight-complex="bold"/>
    </style:style>
    <style:style style:name="P75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299ef8" officeooo:paragraph-rsid="00299ef8" style:font-size-asian="13pt" style:font-weight-asian="bold" style:font-size-complex="13pt" style:font-weight-complex="bold"/>
    </style:style>
    <style:style style:name="P76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0a8c06" officeooo:paragraph-rsid="001a4e8c" style:font-size-asian="13pt" style:font-weight-asian="bold" style:font-size-complex="13pt" style:font-weight-complex="bold"/>
    </style:style>
    <style:style style:name="P77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0a9a6" officeooo:paragraph-rsid="00183b50" style:font-size-asian="13pt" style:font-weight-asian="bold" style:font-size-complex="13pt" style:font-weight-complex="bold"/>
    </style:style>
    <style:style style:name="P78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b7553" officeooo:paragraph-rsid="001b7553" fo:background-color="transparent" style:font-size-asian="13pt" style:font-weight-asian="bold" style:font-size-complex="13pt" style:font-weight-complex="bold"/>
    </style:style>
    <style:style style:name="P79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c8536" officeooo:paragraph-rsid="001c8536" fo:background-color="transparent" style:font-size-asian="13pt" style:font-weight-asian="bold" style:font-size-complex="13pt" style:font-weight-complex="bold"/>
    </style:style>
    <style:style style:name="P80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4cda0f" officeooo:paragraph-rsid="001c8536" fo:background-color="transparent" style:font-size-asian="13pt" style:font-weight-asian="bold" style:font-size-complex="13pt" style:font-weight-complex="bold"/>
    </style:style>
    <style:style style:name="P81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26b1f4" officeooo:paragraph-rsid="003650df" fo:background-color="transparent" style:font-size-asian="13pt" style:font-weight-asian="bold" style:font-size-complex="13pt" style:font-weight-complex="bold"/>
    </style:style>
    <style:style style:name="P82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2bbab6" officeooo:paragraph-rsid="003650df" fo:background-color="transparent" style:font-size-asian="13pt" style:font-weight-asian="bold" style:font-size-complex="13pt" style:font-weight-complex="bold"/>
    </style:style>
    <style:style style:name="P83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solid" style:text-underline-width="auto" style:text-underline-color="font-color" fo:font-weight="bold" officeooo:rsid="001b7553" officeooo:paragraph-rsid="001b7553" fo:background-color="transparent" style:font-size-asian="13pt" style:font-weight-asian="bold" style:font-size-complex="13pt" style:font-weight-complex="bold"/>
    </style:style>
    <style:style style:name="P84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solid" style:text-underline-width="auto" style:text-underline-color="font-color" fo:font-weight="bold" officeooo:rsid="002bbab6" officeooo:paragraph-rsid="003650df" fo:background-color="transparent" style:font-size-asian="13pt" style:font-weight-asian="bold" style:font-size-complex="13pt" style:font-weight-complex="bold"/>
    </style:style>
    <style:style style:name="P85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solid" style:text-underline-width="auto" style:text-underline-color="font-color" fo:font-weight="bold" officeooo:rsid="005817f0" officeooo:paragraph-rsid="005817f0" fo:background-color="transparent" style:font-size-asian="13pt" style:font-weight-asian="bold" style:font-size-complex="13pt" style:font-weight-complex="bold"/>
    </style:style>
    <style:style style:name="P86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none" fo:font-weight="normal" officeooo:rsid="0098f5cd" officeooo:paragraph-rsid="0098f5c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214a3" officeooo:paragraph-rsid="008214a3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214a3" officeooo:paragraph-rsid="00876c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8be9d" officeooo:paragraph-rsid="0088be9d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0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92de0" officeooo:paragraph-rsid="00892de0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bold" officeooo:rsid="0092afd7" officeooo:paragraph-rsid="0092afd7" fo:background-color="transparent" style:font-size-asian="13pt" style:font-style-asian="italic" style:font-weight-asian="bold" style:font-size-complex="13pt" style:font-style-complex="italic" style:font-weight-complex="bold"/>
    </style:style>
    <style:style style:name="P92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normal" officeooo:rsid="00876cb8" officeooo:paragraph-rsid="00876c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3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2afd7" officeooo:paragraph-rsid="0094eb92" fo:background-color="transparent" style:font-size-asian="13pt" style:font-style-asian="italic" style:font-weight-asian="bold" style:font-size-complex="13pt" style:font-style-complex="italic" style:font-weight-complex="bold"/>
    </style:style>
    <style:style style:name="P94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75b5a" officeooo:paragraph-rsid="009c844e" fo:background-color="transparent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c844e" officeooo:paragraph-rsid="009cef77" fo:background-color="transparent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Standard">
      <style:text-properties fo:font-variant="normal" fo:text-transform="none" fo:color="#313030" style:font-name="Verdana" fo:font-size="12pt" fo:letter-spacing="normal" fo:font-style="normal" style:text-underline-style="none" fo:font-weight="normal" officeooo:rsid="005b482b" officeooo:paragraph-rsid="005b48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variant="normal" fo:text-transform="none" fo:color="#313030" style:font-name="Verdana" fo:font-size="12pt" fo:letter-spacing="normal" fo:font-style="normal" style:text-underline-style="none" fo:font-weight="normal" officeooo:rsid="0064597c" officeooo:paragraph-rsid="0064597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696923" officeooo:paragraph-rsid="00696923" fo:background-color="transparent" style:font-size-asian="13pt" style:font-weight-asian="normal" style:font-size-complex="13pt" style:font-weight-complex="normal"/>
    </style:style>
    <style:style style:name="P99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8b6773" officeooo:paragraph-rsid="008b6773" fo:background-color="transparent" style:font-size-asian="13pt" style:font-weight-asian="normal" style:font-size-complex="13pt" style:font-weight-complex="normal"/>
    </style:style>
    <style:style style:name="P100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cd1a12" officeooo:paragraph-rsid="00cd1a12" fo:background-color="transparent" style:font-size-asian="13pt" style:font-weight-asian="normal" style:font-size-complex="13pt" style:font-weight-complex="normal"/>
    </style:style>
    <style:style style:name="P101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cdcba2" officeooo:paragraph-rsid="00cdcba2" fo:background-color="transparent" style:font-size-asian="13pt" style:font-weight-asian="normal" style:font-size-complex="13pt" style:font-weight-complex="normal"/>
    </style:style>
    <style:style style:name="P102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26b1f4" officeooo:paragraph-rsid="0026b1f4" fo:background-color="#ffdbb6" style:font-size-asian="13pt" style:font-weight-asian="normal" style:font-size-complex="13pt" style:font-weight-complex="normal"/>
    </style:style>
    <style:style style:name="P103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6edb5c" officeooo:paragraph-rsid="006edb5c" fo:background-color="#ffdbb6" style:font-size-asian="13pt" style:font-weight-asian="normal" style:font-size-complex="13pt" style:font-weight-complex="normal"/>
    </style:style>
    <style:style style:name="P104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fo:background-color="#ffe994" style:font-size-asian="13pt" style:font-weight-asian="normal" style:font-size-complex="13pt" style:font-weight-complex="normal"/>
    </style:style>
    <style:style style:name="P105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cdcba2" officeooo:paragraph-rsid="00cdcba2" fo:background-color="#ffe994" style:font-size-asian="13pt" style:font-weight-asian="normal" style:font-size-complex="13pt" style:font-weight-complex="normal"/>
    </style:style>
    <style:style style:name="P106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2bbab6" officeooo:paragraph-rsid="002bbab6" fo:background-color="#ffe994" style:font-size-asian="13pt" style:font-weight-asian="normal" style:font-size-complex="13pt" style:font-weight-complex="normal"/>
    </style:style>
    <style:style style:name="P107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108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92afd7" officeooo:paragraph-rsid="0096e6ca" fo:background-color="#fff5ce" style:font-size-asian="13pt" style:font-weight-asian="normal" style:font-size-complex="13pt" style:font-weight-complex="normal"/>
    </style:style>
    <style:style style:name="P109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92afd7" officeooo:paragraph-rsid="009cef77" fo:background-color="#fff5ce" style:font-size-asian="13pt" style:font-weight-asian="normal" style:font-size-complex="13pt" style:font-weight-complex="normal"/>
    </style:style>
    <style:style style:name="P110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paragraph-rsid="00dddbe4"/>
    </style:style>
    <style:style style:name="P111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df4089" officeooo:paragraph-rsid="00df4089"/>
    </style:style>
    <style:style style:name="P112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6ade3f" officeooo:paragraph-rsid="006ade3f" fo:background-color="#ffdbb6" style:font-size-asian="13pt" style:font-weight-asian="bold" style:font-size-complex="13pt" style:font-weight-complex="bold"/>
    </style:style>
    <style:style style:name="P113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6d84d3" officeooo:paragraph-rsid="006d84d3" fo:background-color="#ffdbb6" style:font-size-asian="13pt" style:font-weight-asian="bold" style:font-size-complex="13pt" style:font-weight-complex="bold"/>
    </style:style>
    <style:style style:name="P114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696923" officeooo:paragraph-rsid="00696923" fo:background-color="transparent" style:font-size-asian="13pt" style:font-weight-asian="bold" style:font-size-complex="13pt" style:font-weight-complex="bold"/>
    </style:style>
    <style:style style:name="P115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cee99d" officeooo:paragraph-rsid="00cee99d" fo:background-color="transparent" style:font-size-asian="13pt" style:font-weight-asian="bold" style:font-size-complex="13pt" style:font-weight-complex="bold"/>
    </style:style>
    <style:style style:name="P116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bold" officeooo:rsid="00f7c0ac" officeooo:paragraph-rsid="00f7c0ac" fo:background-color="#fff5ce" style:font-size-asian="13pt" style:font-style-asian="normal" style:font-weight-asian="bold" style:font-size-complex="13pt" style:font-style-complex="normal" style:font-weight-complex="bold"/>
    </style:style>
    <style:style style:name="P117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bold" officeooo:rsid="00fb085a" officeooo:paragraph-rsid="00fb085a" fo:background-color="#fff5ce" style:font-size-asian="13pt" style:font-weight-asian="bold" style:font-size-complex="13pt" style:font-weight-complex="bold"/>
    </style:style>
    <style:style style:name="P118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162b5" officeooo:paragraph-rsid="00e162b5" fo:background-color="transparent" style:font-size-asian="13pt" style:font-weight-asian="normal" style:font-size-complex="13pt" style:font-weight-complex="normal"/>
    </style:style>
    <style:style style:name="P119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df52d" officeooo:paragraph-rsid="00fdf52d" fo:background-color="transparent" style:font-size-asian="13pt" style:font-weight-asian="normal" style:font-size-complex="13pt" style:font-weight-complex="normal"/>
    </style:style>
    <style:style style:name="P120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1d8be" officeooo:paragraph-rsid="00d1d8be" fo:background-color="#fff5ce" style:font-size-asian="13pt" style:font-weight-asian="normal" style:font-size-complex="13pt" style:font-weight-complex="normal"/>
    </style:style>
    <style:style style:name="P121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3a24f" officeooo:paragraph-rsid="00d3a24f" fo:background-color="#fff5ce" style:font-size-asian="13pt" style:font-weight-asian="normal" style:font-size-complex="13pt" style:font-weight-complex="normal"/>
    </style:style>
    <style:style style:name="P122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638f1" officeooo:paragraph-rsid="00d638f1" fo:background-color="#fff5ce" style:font-size-asian="13pt" style:font-weight-asian="normal" style:font-size-complex="13pt" style:font-weight-complex="normal"/>
    </style:style>
    <style:style style:name="P123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643a2" officeooo:paragraph-rsid="00d643a2" fo:background-color="#fff5ce" style:font-size-asian="13pt" style:font-weight-asian="normal" style:font-size-complex="13pt" style:font-weight-complex="normal"/>
    </style:style>
    <style:style style:name="P124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34949" officeooo:paragraph-rsid="00e34949" fo:background-color="#fff5ce" style:font-size-asian="13pt" style:font-weight-asian="normal" style:font-size-complex="13pt" style:font-weight-complex="normal"/>
    </style:style>
    <style:style style:name="P125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7e946" officeooo:paragraph-rsid="00e7e946" fo:background-color="#fff5ce" style:font-size-asian="13pt" style:font-weight-asian="normal" style:font-size-complex="13pt" style:font-weight-complex="normal"/>
    </style:style>
    <style:style style:name="P126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889d5" officeooo:paragraph-rsid="00e889d5" fo:background-color="#fff5ce" style:font-size-asian="13pt" style:font-weight-asian="normal" style:font-size-complex="13pt" style:font-weight-complex="normal"/>
    </style:style>
    <style:style style:name="P127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e0579" officeooo:paragraph-rsid="00e162b5" fo:background-color="#fff5ce" style:font-size-asian="13pt" style:font-weight-asian="normal" style:font-size-complex="13pt" style:font-weight-complex="normal"/>
    </style:style>
    <style:style style:name="P128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1e383" officeooo:paragraph-rsid="00f1e383" fo:background-color="#fff5ce" style:font-size-asian="13pt" style:font-weight-asian="normal" style:font-size-complex="13pt" style:font-weight-complex="normal"/>
    </style:style>
    <style:style style:name="P129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7c0ac" officeooo:paragraph-rsid="00f7c0ac" fo:background-color="#fff5ce" style:font-size-asian="13pt" style:font-style-asian="normal" style:font-weight-asian="normal" style:font-size-complex="13pt" style:font-style-complex="normal" style:font-weight-complex="normal"/>
    </style:style>
    <style:style style:name="P130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d89f46" officeooo:paragraph-rsid="00d89f46" fo:background-color="#ffff00" style:font-size-asian="13pt" style:font-weight-asian="bold" style:font-size-complex="13pt" style:font-weight-complex="bold"/>
    </style:style>
    <style:style style:name="P131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e34949" officeooo:paragraph-rsid="00e34949" fo:background-color="#ffff00" style:font-size-asian="13pt" style:font-weight-asian="bold" style:font-size-complex="13pt" style:font-weight-complex="bold"/>
    </style:style>
    <style:style style:name="P132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feb6a8" officeooo:paragraph-rsid="00feb6a8" fo:background-color="transparent" style:font-size-asian="13pt" style:font-weight-asian="bold" style:font-size-complex="13pt" style:font-weight-complex="bold"/>
    </style:style>
    <style:style style:name="P133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ffb20b" officeooo:paragraph-rsid="00ffb20b" fo:background-color="transparent" style:font-size-asian="13pt" style:font-weight-asian="bold" style:font-size-complex="13pt" style:font-weight-complex="bold"/>
    </style:style>
    <style:style style:name="P134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104e227" officeooo:paragraph-rsid="0104e227" fo:background-color="transparent" style:font-size-asian="13pt" style:font-weight-asian="bold" style:font-size-complex="13pt" style:font-weight-complex="bold"/>
    </style:style>
    <style:style style:name="P135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106a0a4" officeooo:paragraph-rsid="0106a0a4" fo:background-color="transparent" style:font-size-asian="13pt" style:font-weight-asian="bold" style:font-size-complex="13pt" style:font-weight-complex="bold"/>
    </style:style>
    <style:style style:name="P136" style:family="paragraph" style:parent-style-name="Standard">
      <style:text-properties fo:font-variant="normal" fo:text-transform="none" fo:color="#000000" style:font-name="Verdana" fo:font-size="13pt" fo:letter-spacing="normal" fo:font-style="italic" fo:font-weight="normal" officeooo:rsid="00797653" officeooo:paragraph-rsid="00797653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Standard">
      <style:text-properties fo:font-variant="normal" fo:text-transform="none" fo:color="#000000" style:font-name="Verdana" fo:font-size="13pt" fo:letter-spacing="normal" fo:font-style="italic" fo:font-weight="normal" officeooo:rsid="00a1e235" officeooo:paragraph-rsid="00a1e235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>
      <style:text-properties fo:font-variant="normal" fo:text-transform="none" fo:color="#000000" style:font-name="Verdana" fo:font-size="13pt" fo:letter-spacing="normal" fo:font-style="italic" fo:font-weight="normal" officeooo:rsid="00a1e235" officeooo:paragraph-rsid="00a1e235" fo:background-color="#fff5ce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solid" style:text-underline-width="auto" style:text-underline-color="font-color" fo:font-weight="bold" officeooo:rsid="008fd8ce" officeooo:paragraph-rsid="008fd8ce" fo:background-color="transparent" style:font-size-asian="13pt" style:font-style-asian="italic" style:font-weight-asian="bold" style:font-size-complex="13pt" style:font-style-complex="italic" style:font-weight-complex="bold"/>
    </style:style>
    <style:style style:name="P140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solid" style:text-underline-width="auto" style:text-underline-color="font-color" fo:font-weight="normal" officeooo:rsid="00fa27cf" officeooo:paragraph-rsid="00fa27cf" fo:background-color="#fff5ce" style:font-size-asian="13pt" style:font-style-asian="italic" style:font-weight-asian="normal" style:font-size-complex="13pt" style:font-style-complex="italic" style:font-weight-complex="normal"/>
    </style:style>
    <style:style style:name="P141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none" fo:font-weight="normal" officeooo:rsid="00efacd0" officeooo:paragraph-rsid="00efacd0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42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none" fo:font-weight="bold" officeooo:rsid="00ea5812" officeooo:paragraph-rsid="00ea5812" fo:background-color="#fff5ce" style:font-size-asian="13pt" style:font-style-asian="italic" style:font-weight-asian="bold" style:font-size-complex="13pt" style:font-style-complex="italic" style:font-weight-complex="bold"/>
    </style:style>
    <style:style style:name="P143" style:family="paragraph" style:parent-style-name="Standard">
      <style:text-properties fo:font-variant="normal" fo:text-transform="none" fo:color="#000000" style:font-name="Verdana" fo:font-size="12pt" fo:letter-spacing="normal" fo:font-style="normal" style:text-underline-style="none" fo:font-weight="normal" officeooo:rsid="005b482b" officeooo:paragraph-rsid="005b482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bold" officeooo:rsid="0064597c" officeooo:paragraph-rsid="0064597c" fo:background-color="#fffae3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text-properties fo:font-variant="normal" fo:text-transform="none" fo:color="#000000" style:font-name="Verdana" fo:font-size="12pt" fo:letter-spacing="normal" fo:font-style="italic" style:text-underline-style="solid" style:text-underline-width="auto" style:text-underline-color="font-color" fo:font-weight="normal" officeooo:rsid="005c8798" officeooo:paragraph-rsid="005c8798" fo:background-color="#ffffff" style:font-size-asian="12pt" style:font-style-asian="italic" style:font-weight-asian="normal" style:font-size-complex="12pt" style:font-style-complex="italic" style:font-weight-complex="normal"/>
    </style:style>
    <style:style style:name="P146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normal" officeooo:rsid="00fb085a" officeooo:paragraph-rsid="00fb085a" fo:background-color="#fff5ce" style:font-size-asian="14pt" style:font-weight-asian="normal" style:font-size-complex="14pt" style:font-weight-complex="normal"/>
    </style:style>
    <style:style style:name="P147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normal" officeooo:rsid="00f84979" officeooo:paragraph-rsid="00f84979" fo:background-color="#fff5ce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3a0626" officeooo:paragraph-rsid="0068f931" fo:background-color="#ffffff" style:font-size-asian="9pt" style:font-weight-asian="bold" style:font-size-complex="13pt" style:font-weight-complex="bold"/>
    </style:style>
    <style:style style:name="P149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8f931" officeooo:paragraph-rsid="0068f931" fo:background-color="#ffdbb6" style:font-size-asian="13pt" style:font-weight-asian="normal" style:font-size-complex="13pt" style:font-weight-complex="normal"/>
    </style:style>
    <style:style style:name="P150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3a0626" officeooo:paragraph-rsid="003a0626" fo:background-color="#ffdbb6" style:font-size-asian="13pt" style:font-weight-asian="normal" style:font-size-complex="13pt" style:font-weight-complex="normal"/>
    </style:style>
    <style:style style:name="P151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96923" officeooo:paragraph-rsid="00696923" fo:background-color="#ffdbb6" style:font-size-asian="13pt" style:font-weight-asian="normal" style:font-size-complex="13pt" style:font-weight-complex="normal"/>
    </style:style>
    <style:style style:name="P152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ade3f" officeooo:paragraph-rsid="006ade3f" fo:background-color="#ffdbb6" style:font-size-asian="13pt" style:font-weight-asian="normal" style:font-size-complex="13pt" style:font-weight-complex="normal"/>
    </style:style>
    <style:style style:name="P153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3f4ab1" officeooo:paragraph-rsid="003f4ab1" fo:background-color="#ffe994" style:font-size-asian="13pt" style:font-weight-asian="normal" style:font-size-complex="13pt" style:font-weight-complex="normal"/>
    </style:style>
    <style:style style:name="P154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8b6773" officeooo:paragraph-rsid="008b6773" fo:background-color="transparent" style:font-size-asian="13pt" style:font-weight-asian="normal" style:font-size-complex="13pt" style:font-weight-complex="normal"/>
    </style:style>
    <style:style style:name="P155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8dfc4e" officeooo:paragraph-rsid="008b6773" fo:background-color="transparent" style:font-size-asian="13pt" style:font-weight-asian="normal" style:font-size-complex="13pt" style:font-weight-complex="normal"/>
    </style:style>
    <style:style style:name="P156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be9bfd" officeooo:paragraph-rsid="00bd75d7" fo:background-color="transparent" style:font-size-asian="13pt" style:font-weight-asian="normal" style:font-size-complex="13pt" style:font-weight-complex="normal"/>
    </style:style>
    <style:style style:name="P157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158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9eb3ff" officeooo:paragraph-rsid="009eb3ff" fo:background-color="#fff5ce" style:font-size-asian="13pt" style:font-weight-asian="normal" style:font-size-complex="13pt" style:font-weight-complex="normal"/>
    </style:style>
    <style:style style:name="P159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be9bfd" officeooo:paragraph-rsid="00be9bfd" fo:background-color="#fff5ce" style:font-size-asian="13pt" style:font-weight-asian="normal" style:font-size-complex="13pt" style:font-weight-complex="normal"/>
    </style:style>
    <style:style style:name="P160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bd75d7" officeooo:paragraph-rsid="00bd75d7" fo:background-color="#fff5ce" style:font-size-asian="13pt" style:font-weight-asian="normal" style:font-size-complex="13pt" style:font-weight-complex="normal"/>
    </style:style>
    <style:style style:name="P161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091cc" officeooo:paragraph-rsid="00c091cc" fo:background-color="#fff5ce" style:font-size-asian="13pt" style:font-weight-asian="normal" style:font-size-complex="13pt" style:font-weight-complex="normal"/>
    </style:style>
    <style:style style:name="P162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22e6c" officeooo:paragraph-rsid="00c22e6c" fo:background-color="#fff5ce" style:font-size-asian="13pt" style:font-weight-asian="normal" style:font-size-complex="13pt" style:font-weight-complex="normal"/>
    </style:style>
    <style:style style:name="P163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41fb3" officeooo:paragraph-rsid="00c41fb3" fo:background-color="#fff5ce" style:font-size-asian="13pt" style:font-weight-asian="normal" style:font-size-complex="13pt" style:font-weight-complex="normal"/>
    </style:style>
    <style:style style:name="P164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paragraph-rsid="00c41fb3"/>
    </style:style>
    <style:style style:name="P165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696923" officeooo:paragraph-rsid="00696923" fo:background-color="#ffdbb6" style:font-size-asian="13pt" style:font-weight-asian="bold" style:font-size-complex="13pt" style:font-weight-complex="bold"/>
    </style:style>
    <style:style style:name="P166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6ade3f" officeooo:paragraph-rsid="006ade3f" fo:background-color="#ffdbb6" style:font-size-asian="13pt" style:font-weight-asian="bold" style:font-size-complex="13pt" style:font-weight-complex="bold"/>
    </style:style>
    <style:style style:name="P167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6edb5c" officeooo:paragraph-rsid="006edb5c" fo:background-color="#ffdbb6" style:font-size-asian="13pt" style:font-weight-asian="bold" style:font-size-complex="13pt" style:font-weight-complex="bold"/>
    </style:style>
    <style:style style:name="P168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bd75d7" officeooo:paragraph-rsid="00bd75d7" fo:background-color="#afd095" style:font-size-asian="13pt" style:font-weight-asian="bold" style:font-size-complex="13pt" style:font-weight-complex="bold"/>
    </style:style>
    <style:style style:name="P169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41fb3" officeooo:paragraph-rsid="00c41fb3" fo:background-color="#fff5ce" style:font-size-asian="13pt" style:font-weight-asian="bold" style:font-size-complex="13pt" style:font-weight-complex="bold"/>
    </style:style>
    <style:style style:name="P170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2e6c" officeooo:paragraph-rsid="00c22e6c" fo:background-color="transparent" style:font-size-asian="13pt" style:font-weight-asian="bold" style:font-size-complex="13pt" style:font-weight-complex="bold"/>
    </style:style>
    <style:style style:name="P171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1ba8" officeooo:paragraph-rsid="00c21ba8" fo:background-color="#b4c7dc" style:font-size-asian="13pt" style:font-weight-asian="bold" style:font-size-complex="13pt" style:font-weight-complex="bold"/>
    </style:style>
    <style:style style:name="P172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2e6c" officeooo:paragraph-rsid="00c22e6c" fo:background-color="#b4c7dc" style:font-size-asian="13pt" style:font-weight-asian="bold" style:font-size-complex="13pt" style:font-weight-complex="bold"/>
    </style:style>
    <style:style style:name="P173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be9bfd" officeooo:paragraph-rsid="00bd75d7" fo:background-color="transparent" style:font-size-asian="13pt" style:font-weight-asian="normal" style:font-size-complex="13pt" style:font-weight-complex="normal"/>
    </style:style>
    <style:style style:name="P174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a1e235" officeooo:paragraph-rsid="00a1e235" fo:background-color="#fff5ce" style:font-size-asian="13pt" style:font-style-asian="italic" style:font-weight-asian="bold" style:font-size-complex="13pt" style:font-style-complex="italic" style:font-weight-complex="normal"/>
    </style:style>
    <style:style style:name="P175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c5e7c" fo:background-color="#fff5ce" style:font-size-asian="13pt" style:font-style-asian="italic" style:font-weight-asian="bold" style:font-size-complex="13pt" style:font-style-complex="italic" style:font-weight-complex="bold"/>
    </style:style>
    <style:style style:name="P176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bfe66" fo:background-color="#b4c7dc" style:font-size-asian="13pt" style:font-style-asian="italic" style:font-weight-asian="bold" style:font-size-complex="13pt" style:font-style-complex="italic" style:font-weight-complex="bold"/>
    </style:style>
    <style:style style:name="P177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c5e7c" fo:background-color="#b4c7dc" style:font-size-asian="13pt" style:font-style-asian="italic" style:font-weight-asian="bold" style:font-size-complex="13pt" style:font-style-complex="italic" style:font-weight-complex="bold"/>
    </style:style>
    <style:style style:name="P178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8b6773" officeooo:paragraph-rsid="008b6773" fo:background-color="transparent" style:font-size-asian="13pt" style:font-style-asian="italic" style:font-weight-asian="bold" style:font-size-complex="13pt" style:font-style-complex="italic" style:font-weight-complex="bold"/>
    </style:style>
    <style:style style:name="P179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solid" style:text-underline-width="auto" style:text-underline-color="font-color" fo:font-weight="normal" officeooo:rsid="008fd8ce" officeooo:paragraph-rsid="008fd8ce" fo:background-color="#fff5ce" style:font-size-asian="13pt" style:font-style-asian="italic" style:font-weight-asian="normal" style:font-size-complex="13pt" style:font-style-complex="italic" style:font-weight-complex="normal"/>
    </style:style>
    <style:style style:name="P180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solid" style:text-underline-width="auto" style:text-underline-color="font-color" fo:font-weight="normal" officeooo:rsid="00c0c192" officeooo:paragraph-rsid="00c0c192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81" style:family="paragraph" style:parent-style-name="Standard">
      <style:text-properties fo:font-variant="normal" fo:text-transform="none" fo:color="#595959" style:font-name="Verdana" fo:font-size="13pt" fo:letter-spacing="normal" fo:font-style="normal" fo:font-weight="normal" officeooo:rsid="00342393" officeooo:paragraph-rsid="00342393" style:font-size-asian="13pt" style:font-weight-asian="normal" style:font-size-complex="13pt" style:font-weight-complex="normal"/>
    </style:style>
    <style:style style:name="P182" style:family="paragraph" style:parent-style-name="Standard">
      <style:text-properties fo:font-variant="normal" fo:text-transform="none" fo:color="#595959" style:font-name="Verdana" fo:font-size="13pt" fo:letter-spacing="normal" fo:font-style="normal" fo:font-weight="normal" officeooo:rsid="00358fa1" officeooo:paragraph-rsid="00342393" style:font-size-asian="13pt" style:font-weight-asian="normal" style:font-size-complex="13pt" style:font-weight-complex="normal"/>
    </style:style>
    <style:style style:name="P183" style:family="paragraph" style:parent-style-name="Standard">
      <style:text-properties fo:font-variant="normal" fo:text-transform="none" fo:color="#800000" style:font-name="Verdana" fo:font-size="12pt" fo:letter-spacing="normal" fo:font-style="normal" style:text-underline-style="none" fo:font-weight="bold" officeooo:rsid="005b482b" officeooo:paragraph-rsid="005b482b" fo:background-color="#fffae3" style:font-size-asian="12pt" style:font-style-asian="normal" style:font-weight-asian="bold" style:font-size-complex="12pt" style:font-style-complex="normal" style:font-weight-complex="normal"/>
    </style:style>
    <style:style style:name="P184" style:family="paragraph" style:parent-style-name="Standard">
      <style:text-properties fo:font-variant="normal" fo:text-transform="none" fo:color="#800000" style:font-name="Verdana" fo:font-size="12pt" fo:letter-spacing="normal" fo:font-style="normal" style:text-underline-style="solid" style:text-underline-width="auto" style:text-underline-color="font-color" fo:font-weight="bold" officeooo:rsid="0064597c" officeooo:paragraph-rsid="0064597c" fo:background-color="#fffae3" style:font-size-asian="12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text-properties fo:font-variant="normal" fo:text-transform="none" fo:color="#800000" style:font-name="Monospace" fo:font-size="9pt" fo:letter-spacing="normal" fo:font-style="normal" style:text-underline-style="none" fo:font-weight="bold" officeooo:rsid="005b482b" officeooo:paragraph-rsid="005b482b" fo:background-color="#fffae3" style:font-size-asian="9pt" style:font-style-asian="normal" style:font-weight-asian="bold" style:font-size-complex="14pt" style:font-style-complex="normal" style:font-weight-complex="normal"/>
    </style:style>
    <style:style style:name="P186" style:family="paragraph" style:parent-style-name="Standard">
      <style:text-properties fo:font-variant="normal" fo:text-transform="none" fo:color="#800000" style:font-name="Monospace" fo:font-size="13pt" fo:letter-spacing="normal" fo:font-style="normal" fo:font-weight="normal" officeooo:rsid="006edb5c" officeooo:paragraph-rsid="006edb5c" fo:background-color="#ffdbb6" style:font-size-asian="13pt" style:font-weight-asian="normal" style:font-size-complex="13pt" style:font-weight-complex="normal"/>
    </style:style>
    <style:style style:name="P187" style:family="paragraph" style:parent-style-name="Standard">
      <style:text-properties fo:font-variant="normal" fo:text-transform="none" fo:color="#800000" style:font-name="Monospace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188" style:family="paragraph" style:parent-style-name="Standard">
      <style:text-properties fo:font-size="13pt" fo:font-weight="normal" officeooo:paragraph-rsid="008fd8ce" fo:background-color="#fff5ce" style:font-size-asian="13pt" style:font-weight-asian="normal" style:font-size-complex="13pt" style:font-weight-complex="normal"/>
    </style:style>
    <style:style style:name="P189" style:family="paragraph" style:parent-style-name="Standard">
      <style:text-properties style:font-name="Verdana" fo:font-size="13pt" officeooo:rsid="00054956" style:font-size-asian="13pt" style:font-size-complex="13pt"/>
    </style:style>
    <style:style style:name="P190" style:family="paragraph" style:parent-style-name="Standard">
      <style:text-properties style:font-name="Verdana" fo:font-size="13pt" officeooo:rsid="000702ba" officeooo:paragraph-rsid="000702ba" style:font-size-asian="13pt" style:font-size-complex="13pt"/>
    </style:style>
    <style:style style:name="P191" style:family="paragraph" style:parent-style-name="Standard">
      <style:text-properties style:font-name="Verdana" fo:font-size="13pt" officeooo:rsid="0009bb18" officeooo:paragraph-rsid="0009bb18" style:font-size-asian="13pt" style:font-size-complex="13pt"/>
    </style:style>
    <style:style style:name="P192" style:family="paragraph" style:parent-style-name="Standard">
      <style:text-properties style:font-name="Verdana" fo:font-size="13pt" officeooo:rsid="000b7769" officeooo:paragraph-rsid="000b7769" style:font-size-asian="13pt" style:font-size-complex="13pt"/>
    </style:style>
    <style:style style:name="P193" style:family="paragraph" style:parent-style-name="Standard">
      <style:text-properties style:font-name="Verdana" fo:font-size="13pt" fo:font-weight="normal" officeooo:rsid="000d18d4" officeooo:paragraph-rsid="000d18d4" style:font-size-asian="13pt" style:font-weight-asian="normal" style:font-size-complex="13pt" style:font-weight-complex="normal"/>
    </style:style>
    <style:style style:name="P194" style:family="paragraph" style:parent-style-name="Standard">
      <style:text-properties style:font-name="Verdana" fo:font-size="13pt" fo:font-weight="normal" officeooo:rsid="000eb1a3" officeooo:paragraph-rsid="000eb1a3" style:font-size-asian="13pt" style:font-weight-asian="normal" style:font-size-complex="13pt" style:font-weight-complex="normal"/>
    </style:style>
    <style:style style:name="P195" style:family="paragraph" style:parent-style-name="Standard">
      <style:text-properties style:font-name="Verdana" fo:font-size="13pt" fo:font-weight="bold" officeooo:rsid="000db1af" officeooo:paragraph-rsid="000db1af" fo:background-color="#ffff00" style:font-size-asian="13pt" style:font-weight-asian="bold" style:font-size-complex="13pt" style:font-weight-complex="bold"/>
    </style:style>
    <style:style style:name="P196" style:family="paragraph" style:parent-style-name="Standard">
      <style:text-properties style:font-name="Verdana" fo:font-size="13pt" fo:font-weight="bold" officeooo:rsid="000db1af" officeooo:paragraph-rsid="000db1af" style:font-size-asian="13pt" style:font-weight-asian="bold" style:font-size-complex="13pt" style:font-weight-complex="bold"/>
    </style:style>
    <style:style style:name="P197" style:family="paragraph" style:parent-style-name="Standard">
      <style:text-properties style:font-name="Verdana" fo:font-size="13pt" fo:font-weight="bold" officeooo:rsid="000a8c06" officeooo:paragraph-rsid="0009bb18" style:font-size-asian="13pt" style:font-weight-asian="bold" style:font-size-complex="13pt" style:font-weight-complex="bold"/>
    </style:style>
    <style:style style:name="P198" style:family="paragraph" style:parent-style-name="Standard">
      <style:text-properties fo:color="#000000" fo:font-size="13pt" fo:font-weight="normal" officeooo:paragraph-rsid="00bc5e7c" fo:background-color="#fff5ce" style:font-size-asian="13pt" style:font-weight-asian="normal" style:font-size-complex="13pt" style:font-weight-complex="normal"/>
    </style:style>
    <style:style style:name="P199" style:family="paragraph" style:parent-style-name="Standard">
      <style:text-properties officeooo:paragraph-rsid="0094eb92"/>
    </style:style>
    <style:style style:name="P200" style:family="paragraph" style:parent-style-name="Standard">
      <style:text-properties officeooo:paragraph-rsid="009c844e"/>
    </style:style>
    <style:style style:name="P201" style:family="paragraph" style:parent-style-name="Standard">
      <style:text-properties officeooo:paragraph-rsid="009d9459"/>
    </style:style>
    <style:style style:name="P202" style:family="paragraph" style:parent-style-name="Standard">
      <style:text-properties officeooo:paragraph-rsid="009e889a"/>
    </style:style>
    <style:style style:name="P203" style:family="paragraph" style:parent-style-name="Standard">
      <style:text-properties officeooo:paragraph-rsid="00bc5e7c"/>
    </style:style>
    <style:style style:name="P204" style:family="paragraph" style:parent-style-name="Standard">
      <style:paragraph-properties fo:break-before="page"/>
      <style:text-properties fo:font-variant="normal" fo:text-transform="none" fo:color="#21313c" style:font-name="Times New Roman" fo:font-size="13pt" fo:letter-spacing="normal" fo:font-style="normal" fo:font-weight="normal" officeooo:rsid="003011c4" officeooo:paragraph-rsid="003011c4" style:font-size-asian="13pt" style:font-weight-asian="normal" style:font-size-complex="13pt" style:font-weight-complex="normal"/>
    </style:style>
    <style:style style:name="P205" style:family="paragraph" style:parent-style-name="Standard">
      <style:paragraph-properties fo:margin-top="0cm" fo:margin-bottom="0.265cm" loext:contextual-spacing="false" fo:orphans="2" fo:widows="2"/>
    </style:style>
    <style:style style:name="P206" style:family="paragraph" style:parent-style-name="Standard">
      <style:paragraph-properties fo:margin-top="0cm" fo:margin-bottom="0.265cm" loext:contextual-spacing="false" fo:orphans="2" fo:widows="2"/>
      <style:text-properties officeooo:paragraph-rsid="0052798b"/>
    </style:style>
    <style:style style:name="P207" style:family="paragraph" style:parent-style-name="Standard">
      <style:paragraph-properties fo:margin-top="0cm" fo:margin-bottom="0.265cm" loext:contextual-spacing="false" fo:orphans="2" fo:widows="2"/>
      <style:text-properties officeooo:paragraph-rsid="0052f016"/>
    </style:style>
    <style:style style:name="P208" style:family="paragraph" style:parent-style-name="Standard">
      <style:paragraph-properties fo:margin-top="0cm" fo:margin-bottom="0.265cm" loext:contextual-spacing="false" fo:orphans="2" fo:widows="2"/>
      <style:text-properties officeooo:paragraph-rsid="0078b4bc"/>
    </style:style>
    <style:style style:name="P209" style:family="paragraph" style:parent-style-name="Standard">
      <style:paragraph-properties fo:margin-top="0cm" fo:margin-bottom="0.265cm" loext:contextual-spacing="false" fo:orphans="2" fo:widows="2"/>
      <style:text-properties officeooo:paragraph-rsid="007cff19"/>
    </style:style>
    <style:style style:name="P210" style:family="paragraph" style:parent-style-name="Standard">
      <style:paragraph-properties fo:margin-top="0cm" fo:margin-bottom="0.265cm" loext:contextual-spacing="false" fo:orphans="2" fo:widows="2"/>
      <style:text-properties officeooo:paragraph-rsid="007d793e"/>
    </style:style>
    <style:style style:name="P211" style:family="paragraph" style:parent-style-name="Text_20_body">
      <style:paragraph-properties fo:margin-top="0cm" fo:margin-bottom="0.265cm" loext:contextual-spacing="false" fo:orphans="2" fo:widows="2"/>
    </style:style>
    <style:style style:name="P212" style:family="paragraph" style:parent-style-name="Text_20_body">
      <style:paragraph-properties fo:margin-top="0cm" fo:margin-bottom="0.265cm" loext:contextual-spacing="false" fo:orphans="2" fo:widows="2"/>
      <style:text-properties officeooo:paragraph-rsid="00508ee5"/>
    </style:style>
    <style:style style:name="P213" style:family="paragraph" style:parent-style-name="Text_20_body">
      <style:paragraph-properties fo:margin-top="0cm" fo:margin-bottom="0.265cm" loext:contextual-spacing="false" fo:orphans="2" fo:widows="2"/>
      <style:text-properties officeooo:paragraph-rsid="0052798b"/>
    </style:style>
    <style:style style:name="P214" style:family="paragraph" style:parent-style-name="Text_20_body">
      <style:paragraph-properties fo:margin-top="0cm" fo:margin-bottom="0.265cm" loext:contextual-spacing="false" fo:orphans="2" fo:widows="2"/>
      <style:text-properties officeooo:paragraph-rsid="0078b4bc"/>
    </style:style>
    <style:style style:name="P215" style:family="paragraph" style:parent-style-name="Text_20_body">
      <style:text-properties fo:font-variant="normal" fo:text-transform="none" fo:color="#313030" style:font-name="Verdana" fo:font-size="14pt" fo:letter-spacing="normal" fo:font-style="normal" fo:font-weight="bold" officeooo:rsid="005b482b" officeooo:paragraph-rsid="005b482b" fo:background-color="#ffff00" style:font-size-asian="14pt" style:font-weight-asian="bold" style:font-size-complex="14pt" style:font-weight-complex="bold"/>
    </style:style>
    <style:style style:name="P216" style:family="paragraph" style:parent-style-name="Text_20_body">
      <style:text-properties fo:font-variant="normal" fo:text-transform="none" fo:color="#313030" style:font-name="Verdana" fo:font-size="14pt" fo:letter-spacing="normal" fo:font-style="normal" style:text-underline-style="solid" style:text-underline-width="auto" style:text-underline-color="font-color" fo:font-weight="bold" officeooo:rsid="005b482b" officeooo:paragraph-rsid="005b482b" fo:background-color="transparent" style:font-size-asian="14pt" style:font-weight-asian="bold" style:font-size-complex="14pt" style:font-weight-complex="bold"/>
    </style:style>
    <style:style style:name="P217" style:family="paragraph" style:parent-style-name="Text_20_body">
      <style:text-properties fo:font-variant="normal" fo:text-transform="none" fo:color="#494747" style:font-name="Verdana" fo:font-size="13pt" fo:letter-spacing="normal" fo:font-style="italic" style:text-underline-style="solid" style:text-underline-width="auto" style:text-underline-color="font-color" fo:font-weight="normal" officeooo:rsid="0080c12c" officeooo:paragraph-rsid="0080c12c" style:font-size-asian="13pt" style:font-style-asian="italic" style:font-size-complex="13pt" style:font-style-complex="italic"/>
    </style:style>
    <style:style style:name="P218" style:family="paragraph" style:parent-style-name="Text_20_body">
      <style:text-properties style:font-name="Verdana" fo:font-size="13pt" style:font-size-asian="13pt" style:font-size-complex="13pt"/>
    </style:style>
    <style:style style:name="P219" style:family="paragraph" style:parent-style-name="Heading_20_5">
      <style:text-properties fo:font-variant="normal" fo:text-transform="none" fo:color="#333333" style:font-name="Lato" fo:font-size="21pt" fo:letter-spacing="0.026cm" fo:font-style="normal" fo:font-weight="normal" officeooo:rsid="01211c41" officeooo:paragraph-rsid="01211c41" fo:background-color="#ffff00" style:font-size-asian="13pt" style:font-weight-asian="normal" style:font-size-complex="13pt" style:font-weight-complex="normal"/>
    </style:style>
    <style:style style:name="P220" style:family="paragraph" style:parent-style-name="Heading_20_5">
      <style:text-properties fo:font-variant="normal" fo:text-transform="none" fo:color="#333333" style:font-name="Lato" fo:font-size="14pt" fo:letter-spacing="0.026cm" fo:font-style="italic" style:text-underline-style="solid" style:text-underline-width="auto" style:text-underline-color="font-color" fo:font-weight="bold" officeooo:rsid="013006b0" officeooo:paragraph-rsid="013006b0" fo:background-color="transparent" style:font-size-asian="14pt" style:font-style-asian="italic" style:font-weight-asian="bold" style:font-size-complex="14pt" style:font-style-complex="italic" style:font-weight-complex="bold"/>
    </style:style>
    <style:style style:name="P221" style:family="paragraph" style:parent-style-name="Heading_20_5">
      <style:text-properties fo:font-variant="normal" fo:text-transform="none" fo:color="#333333" style:font-name="Lato" fo:font-size="12pt" fo:letter-spacing="0.026cm" fo:font-style="italic" style:text-underline-style="solid" style:text-underline-width="auto" style:text-underline-color="font-color" fo:font-weight="bold" officeooo:rsid="01345aa6" officeooo:paragraph-rsid="01345aa6" fo:background-color="transparent" style:font-size-asian="12pt" style:font-style-asian="italic" style:font-weight-asian="bold" style:font-size-complex="12pt" style:font-style-complex="italic" style:font-weight-complex="bold"/>
    </style:style>
    <style:style style:name="P222" style:family="paragraph" style:parent-style-name="Heading_20_5">
      <style:text-properties fo:font-size="21pt" fo:font-weight="normal" officeooo:rsid="013006b0" officeooo:paragraph-rsid="013006b0" fo:background-color="#ffff00" style:font-size-asian="13pt" style:font-weight-asian="bold" style:font-size-complex="13pt" style:font-weight-complex="bold"/>
    </style:style>
    <style:style style:name="P223" style:family="paragraph" style:parent-style-name="Heading_20_5">
      <style:text-properties fo:font-size="14pt" fo:font-weight="bold" officeooo:rsid="013006b0" officeooo:paragraph-rsid="013006b0" fo:background-color="#fff5ce" style:font-size-asian="14pt" style:font-weight-asian="bold" style:font-size-complex="14pt" style:font-weight-complex="bold"/>
    </style:style>
    <style:style style:name="P224" style:family="paragraph" style:parent-style-name="Heading_20_5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21pt" fo:letter-spacing="0.026cm" fo:font-style="normal" fo:font-weight="normal" fo:background-color="#ffff00"/>
    </style:style>
    <style:style style:name="P225" style:family="paragraph" style:parent-style-name="Preformatted_20_Text">
      <style:text-properties fo:font-variant="normal" fo:text-transform="none" fo:color="#21313c" style:font-name="Verdana" fo:font-size="13pt" fo:letter-spacing="normal" fo:font-style="normal" fo:font-weight="normal" officeooo:rsid="000eb1a3" officeooo:paragraph-rsid="000eb1a3" style:font-size-asian="13pt" style:font-weight-asian="normal" style:font-size-complex="13pt" style:font-weight-complex="normal"/>
    </style:style>
    <style:style style:name="P226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2f2f2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227" style:family="paragraph" style:parent-style-name="Preformatted_20_Text">
      <loext:graphic-properties draw:fill="solid" draw:fill-color="#f2f2f2" draw:opacity="100%"/>
      <style:paragraph-properties fo:margin-top="0cm" fo:margin-bottom="0.265cm" loext:contextual-spacing="false" fo:line-height="142%" fo:orphans="2" fo:widows="2" fo:background-color="#f2f2f2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228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3a0626" officeooo:paragraph-rsid="0068f931" fo:background-color="#ffdbb6" style:font-size-asian="13pt" style:font-weight-asian="normal" style:font-size-complex="13pt" style:font-weight-complex="normal"/>
    </style:style>
    <style:style style:name="P229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96923" officeooo:paragraph-rsid="00696923" fo:background-color="#ffdbb6" style:font-size-asian="13pt" style:font-weight-asian="normal" style:font-size-complex="13pt" style:font-weight-complex="normal"/>
    </style:style>
    <style:style style:name="P230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ade3f" officeooo:paragraph-rsid="006ade3f" fo:background-color="#ffdbb6" style:font-size-asian="13pt" style:font-weight-asian="normal" style:font-size-complex="13pt" style:font-weight-complex="normal"/>
    </style:style>
    <style:style style:name="P231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3f4ab1" officeooo:paragraph-rsid="003f4ab1" fo:background-color="#ffe994" style:font-size-asian="13pt" style:font-weight-asian="normal" style:font-size-complex="13pt" style:font-weight-complex="normal"/>
    </style:style>
    <style:style style:name="P232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dcba2" officeooo:paragraph-rsid="00cdcba2" fo:background-color="#ffe994" style:font-size-asian="13pt" style:font-weight-asian="normal" style:font-size-complex="13pt" style:font-weight-complex="normal"/>
    </style:style>
    <style:style style:name="P233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2bbab6" officeooo:paragraph-rsid="002bbab6" fo:background-color="#ffe994" style:font-size-asian="13pt" style:font-weight-asian="normal" style:font-size-complex="13pt" style:font-weight-complex="normal"/>
    </style:style>
    <style:style style:name="P234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235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bd75d7" officeooo:paragraph-rsid="00bd75d7" fo:background-color="#fff5ce" style:font-size-asian="13pt" style:font-weight-asian="bold" style:font-size-complex="13pt" style:font-weight-complex="normal"/>
    </style:style>
    <style:style style:name="P236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2e6c" officeooo:paragraph-rsid="00c22e6c" fo:background-color="#fff5ce" style:font-size-asian="13pt" style:font-weight-asian="bold" style:font-size-complex="13pt" style:font-weight-complex="normal"/>
    </style:style>
    <style:style style:name="P237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41fb3" officeooo:paragraph-rsid="00c41fb3" fo:background-color="#fff5ce" style:font-size-asian="13pt" style:font-weight-asian="bold" style:font-size-complex="13pt" style:font-weight-complex="normal"/>
    </style:style>
    <style:style style:name="P238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d0c6d7" officeooo:paragraph-rsid="00d0c6d7" fo:background-color="#ffff00" style:font-size-asian="13pt" style:font-weight-asian="bold" style:font-size-complex="13pt" style:font-weight-complex="bold"/>
    </style:style>
    <style:style style:name="P239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d1d8be" officeooo:paragraph-rsid="00d1d8be" fo:background-color="transparent" style:font-size-asian="13pt" style:font-weight-asian="normal" style:font-size-complex="13pt" style:font-weight-complex="normal"/>
    </style:style>
    <style:style style:name="P240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e4be71" officeooo:paragraph-rsid="00e4be71" fo:background-color="transparent" style:font-size-asian="13pt" style:font-weight-asian="normal" style:font-size-complex="13pt" style:font-weight-complex="normal"/>
    </style:style>
    <style:style style:name="P241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d3a24f" officeooo:paragraph-rsid="00d3a24f" fo:background-color="#fff5ce" style:font-size-asian="13pt" style:font-weight-asian="normal" style:font-size-complex="13pt" style:font-weight-complex="normal"/>
    </style:style>
    <style:style style:name="P242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d638f1" officeooo:paragraph-rsid="00d638f1" fo:background-color="#fff5ce" style:font-size-asian="13pt" style:font-weight-asian="normal" style:font-size-complex="13pt" style:font-weight-complex="normal"/>
    </style:style>
    <style:style style:name="P243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d643a2" officeooo:paragraph-rsid="00d643a2" fo:background-color="#fff5ce" style:font-size-asian="13pt" style:font-weight-asian="normal" style:font-size-complex="13pt" style:font-weight-complex="normal"/>
    </style:style>
    <style:style style:name="P244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e7e946" officeooo:paragraph-rsid="00e7e946" fo:background-color="#fff5ce" style:font-size-asian="13pt" style:font-weight-asian="normal" style:font-size-complex="13pt" style:font-weight-complex="normal"/>
    </style:style>
    <style:style style:name="P245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bold" officeooo:rsid="00f7c0ac" officeooo:paragraph-rsid="00f7c0ac" fo:background-color="#fff5ce" style:font-size-asian="13pt" style:font-style-asian="normal" style:font-weight-asian="bold" style:font-size-complex="13pt" style:font-style-complex="normal" style:font-weight-complex="bold"/>
    </style:style>
    <style:style style:name="P246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1d8be" officeooo:paragraph-rsid="00d1d8be" fo:background-color="#fff5ce" style:font-size-asian="13pt" style:font-weight-asian="normal" style:font-size-complex="13pt" style:font-weight-complex="normal"/>
    </style:style>
    <style:style style:name="P247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3a24f" officeooo:paragraph-rsid="00d3a24f" fo:background-color="#fff5ce" style:font-size-asian="13pt" style:font-weight-asian="normal" style:font-size-complex="13pt" style:font-weight-complex="normal"/>
    </style:style>
    <style:style style:name="P248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638f1" officeooo:paragraph-rsid="00d638f1" fo:background-color="#fff5ce" style:font-size-asian="13pt" style:font-weight-asian="normal" style:font-size-complex="13pt" style:font-weight-complex="normal"/>
    </style:style>
    <style:style style:name="P249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643a2" officeooo:paragraph-rsid="00d643a2" fo:background-color="#fff5ce" style:font-size-asian="13pt" style:font-weight-asian="normal" style:font-size-complex="13pt" style:font-weight-complex="normal"/>
    </style:style>
    <style:style style:name="P250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7fbd2" officeooo:paragraph-rsid="00d643a2" fo:background-color="#fff5ce" style:font-size-asian="13pt" style:font-weight-asian="normal" style:font-size-complex="13pt" style:font-weight-complex="normal"/>
    </style:style>
    <style:style style:name="P251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e34949" officeooo:paragraph-rsid="00e34949" fo:background-color="#fff5ce" style:font-size-asian="13pt" style:font-weight-asian="normal" style:font-size-complex="13pt" style:font-weight-complex="normal"/>
    </style:style>
    <style:style style:name="P252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e62afc" officeooo:paragraph-rsid="00e62afc" fo:background-color="#fff5ce" style:font-size-asian="13pt" style:font-weight-asian="normal" style:font-size-complex="13pt" style:font-weight-complex="normal"/>
    </style:style>
    <style:style style:name="P253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fa27cf" officeooo:paragraph-rsid="00fa27cf" fo:background-color="#fff5ce" style:font-size-asian="13pt" style:font-weight-asian="normal" style:font-size-complex="13pt" style:font-weight-complex="normal"/>
    </style:style>
    <style:style style:name="P254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33134" officeooo:paragraph-rsid="01133134" fo:background-color="#fff5ce" style:font-size-asian="13pt" style:font-weight-asian="normal" style:font-size-complex="13pt" style:font-weight-complex="normal"/>
    </style:style>
    <style:style style:name="P255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3e2e9" officeooo:paragraph-rsid="0113e2e9" fo:background-color="#fff5ce" style:font-size-asian="13pt" style:font-weight-asian="normal" style:font-size-complex="13pt" style:font-weight-complex="normal"/>
    </style:style>
    <style:style style:name="P256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ddbe4" officeooo:paragraph-rsid="00dddbe4" fo:background-color="transparent" style:font-size-asian="13pt" style:font-weight-asian="normal" style:font-size-complex="13pt" style:font-weight-complex="normal"/>
    </style:style>
    <style:style style:name="P257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f4089" officeooo:paragraph-rsid="00df4089" fo:background-color="transparent" style:font-size-asian="13pt" style:font-weight-asian="normal" style:font-size-complex="13pt" style:font-weight-complex="normal"/>
    </style:style>
    <style:style style:name="P258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dda762" officeooo:paragraph-rsid="00dae4eb" fo:background-color="transparent" style:font-size-asian="13pt" style:font-weight-asian="normal" style:font-size-complex="13pt" style:font-weight-complex="normal"/>
    </style:style>
    <style:style style:name="P259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e162b5" officeooo:paragraph-rsid="00e162b5" fo:background-color="transparent" style:font-size-asian="13pt" style:font-weight-asian="normal" style:font-size-complex="13pt" style:font-weight-complex="normal"/>
    </style:style>
    <style:style style:name="P260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ee0579" officeooo:paragraph-rsid="00e162b5" fo:background-color="transparent" style:font-size-asian="13pt" style:font-weight-asian="normal" style:font-size-complex="13pt" style:font-weight-complex="normal"/>
    </style:style>
    <style:style style:name="P261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fdf52d" officeooo:paragraph-rsid="00fdf52d" fo:background-color="transparent" style:font-size-asian="13pt" style:font-weight-asian="normal" style:font-size-complex="13pt" style:font-weight-complex="normal"/>
    </style:style>
    <style:style style:name="P262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feb6a8" officeooo:paragraph-rsid="00feb6a8" fo:background-color="transparent" style:font-size-asian="13pt" style:font-weight-asian="normal" style:font-size-complex="13pt" style:font-weight-complex="normal"/>
    </style:style>
    <style:style style:name="P263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fe1007" officeooo:paragraph-rsid="00fdf52d" fo:background-color="transparent" style:font-size-asian="13pt" style:font-weight-asian="normal" style:font-size-complex="13pt" style:font-weight-complex="normal"/>
    </style:style>
    <style:style style:name="P264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0ffb20b" officeooo:paragraph-rsid="00ffb20b" fo:background-color="transparent" style:font-size-asian="13pt" style:font-weight-asian="normal" style:font-size-complex="13pt" style:font-weight-complex="normal"/>
    </style:style>
    <style:style style:name="P265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15049" officeooo:paragraph-rsid="01115049" fo:background-color="transparent" style:font-size-asian="13pt" style:font-weight-asian="normal" style:font-size-complex="13pt" style:font-weight-complex="normal"/>
    </style:style>
    <style:style style:name="P266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33134" officeooo:paragraph-rsid="01133134" fo:background-color="transparent" style:font-size-asian="13pt" style:font-weight-asian="normal" style:font-size-complex="13pt" style:font-weight-complex="normal"/>
    </style:style>
    <style:style style:name="P267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3e2e9" officeooo:paragraph-rsid="0113e2e9" fo:background-color="transparent" style:font-size-asian="13pt" style:font-weight-asian="normal" style:font-size-complex="13pt" style:font-weight-complex="normal"/>
    </style:style>
    <style:style style:name="P268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499ca" officeooo:paragraph-rsid="011499ca" fo:background-color="transparent" style:font-size-asian="13pt" style:font-weight-asian="normal" style:font-size-complex="13pt" style:font-weight-complex="normal"/>
    </style:style>
    <style:style style:name="P269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normal" officeooo:rsid="0114f3ae" officeooo:paragraph-rsid="0114f3a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70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e34949" officeooo:paragraph-rsid="00e34949" fo:background-color="#ffff00" style:font-size-asian="13pt" style:font-weight-asian="bold" style:font-size-complex="13pt" style:font-weight-complex="bold"/>
    </style:style>
    <style:style style:name="P271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d89f46" officeooo:paragraph-rsid="00d89f46" fo:background-color="#ffff00" style:font-size-asian="13pt" style:font-weight-asian="bold" style:font-size-complex="13pt" style:font-weight-complex="bold"/>
    </style:style>
    <style:style style:name="P272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fd8623" officeooo:paragraph-rsid="00fd8623" fo:background-color="#ffff00" style:font-size-asian="13pt" style:font-weight-asian="bold" style:font-size-complex="13pt" style:font-weight-complex="bold"/>
    </style:style>
    <style:style style:name="P273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104e227" officeooo:paragraph-rsid="0104e227" fo:background-color="#ffff00" style:font-size-asian="13pt" style:font-weight-asian="bold" style:font-size-complex="13pt" style:font-weight-complex="bold"/>
    </style:style>
    <style:style style:name="P274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1115049" officeooo:paragraph-rsid="01115049" fo:background-color="#ffff00" style:font-size-asian="13pt" style:font-weight-asian="bold" style:font-size-complex="13pt" style:font-weight-complex="bold"/>
    </style:style>
    <style:style style:name="P275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e7e946" officeooo:paragraph-rsid="00e7e946" fo:background-color="#fff5ce" style:font-size-asian="13pt" style:font-weight-asian="bold" style:font-size-complex="13pt" style:font-weight-complex="normal"/>
    </style:style>
    <style:style style:name="P276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e889d5" officeooo:paragraph-rsid="00e889d5" fo:background-color="#fff5ce" style:font-size-asian="13pt" style:font-weight-asian="bold" style:font-size-complex="13pt" style:font-weight-complex="normal"/>
    </style:style>
    <style:style style:name="P277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ee0579" officeooo:paragraph-rsid="00e162b5" fo:background-color="#fff5ce" style:font-size-asian="13pt" style:font-weight-asian="bold" style:font-size-complex="13pt" style:font-weight-complex="normal"/>
    </style:style>
    <style:style style:name="P278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f1e383" officeooo:paragraph-rsid="00f1e383" fo:background-color="#fff5ce" style:font-size-asian="13pt" style:font-weight-asian="bold" style:font-size-complex="13pt" style:font-weight-complex="normal"/>
    </style:style>
    <style:style style:name="P279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f7c0ac" officeooo:paragraph-rsid="00f7c0ac" fo:background-color="#fff5ce" style:font-size-asian="13pt" style:font-style-asian="normal" style:font-weight-asian="bold" style:font-size-complex="13pt" style:font-style-complex="normal" style:font-weight-complex="normal"/>
    </style:style>
    <style:style style:name="P280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f84979" officeooo:paragraph-rsid="00f84979" fo:background-color="#fff5ce" style:font-size-asian="13pt" style:font-style-asian="normal" style:font-weight-asian="bold" style:font-size-complex="13pt" style:font-style-complex="normal" style:font-weight-complex="normal"/>
    </style:style>
    <style:style style:name="P281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f84979" officeooo:paragraph-rsid="00f84979" fo:background-color="#729fcf" style:font-size-asian="13pt" style:font-style-asian="normal" style:font-weight-asian="bold" style:font-size-complex="13pt" style:font-style-complex="normal" style:font-weight-complex="normal"/>
    </style:style>
    <style:style style:name="P282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efacd0" officeooo:paragraph-rsid="00efacd0" fo:background-color="transparent" style:font-size-asian="13pt" style:font-weight-asian="bold" style:font-size-complex="13pt" style:font-weight-complex="bold"/>
    </style:style>
    <style:style style:name="P283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0f1e383" officeooo:paragraph-rsid="00f1e383" fo:background-color="transparent" style:font-size-asian="13pt" style:font-weight-asian="bold" style:font-size-complex="13pt" style:font-weight-complex="bold"/>
    </style:style>
    <style:style style:name="P284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none" fo:font-weight="bold" officeooo:rsid="0104e227" officeooo:paragraph-rsid="0104e227" fo:background-color="transparent" style:font-size-asian="13pt" style:font-weight-asian="bold" style:font-size-complex="13pt" style:font-weight-complex="bold"/>
    </style:style>
    <style:style style:name="P285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bfe66" fo:background-color="#fff5ce" style:font-size-asian="13pt" style:font-style-asian="italic" style:font-weight-asian="bold" style:font-size-complex="13pt" style:font-style-complex="italic" style:font-weight-complex="bold"/>
    </style:style>
    <style:style style:name="P286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none" fo:font-weight="bold" officeooo:rsid="00ea5812" officeooo:paragraph-rsid="00ea5812" fo:background-color="#fff5ce" style:font-size-asian="13pt" style:font-style-asian="italic" style:font-weight-asian="bold" style:font-size-complex="13pt" style:font-style-complex="italic" style:font-weight-complex="bold"/>
    </style:style>
    <style:style style:name="P287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none" fo:font-weight="bold" officeooo:rsid="00ebdcce" officeooo:paragraph-rsid="00ea5812" fo:background-color="#fff5ce" style:font-size-asian="13pt" style:font-style-asian="italic" style:font-weight-asian="bold" style:font-size-complex="13pt" style:font-style-complex="italic" style:font-weight-complex="bold"/>
    </style:style>
    <style:style style:name="P288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none" fo:font-weight="bold" officeooo:rsid="0116d4e3" officeooo:paragraph-rsid="0116d4e3" fo:background-color="transparent" style:font-size-asian="13pt" style:font-style-asian="italic" style:font-weight-asian="bold" style:font-size-complex="13pt" style:font-style-complex="italic" style:font-weight-complex="bold"/>
    </style:style>
    <style:style style:name="P289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solid" style:text-underline-width="auto" style:text-underline-color="font-color" fo:font-weight="normal" officeooo:rsid="010181e5" officeooo:paragraph-rsid="010181e5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90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solid" style:text-underline-width="auto" style:text-underline-color="font-color" fo:font-weight="bold" officeooo:rsid="0114f3ae" officeooo:paragraph-rsid="0114f3ae" fo:background-color="transparent" style:font-size-asian="13pt" style:font-style-asian="italic" style:font-weight-asian="bold" style:font-size-complex="13pt" style:font-style-complex="italic" style:font-weight-complex="bold"/>
    </style:style>
    <style:style style:name="P291" style:family="paragraph" style:parent-style-name="Standard">
      <style:text-properties fo:font-variant="normal" fo:text-transform="none" fo:color="#000000" style:font-name="Monospace" fo:font-size="9pt" fo:letter-spacing="normal" fo:font-style="normal" style:text-underline-style="none" fo:font-weight="normal" officeooo:rsid="00e7e946" officeooo:paragraph-rsid="00e7e946" fo:background-color="#fffae3" style:font-size-asian="9pt" style:font-weight-asian="normal" style:font-size-complex="13pt" style:font-weight-complex="normal"/>
    </style:style>
    <style:style style:name="P292" style:family="paragraph" style:parent-style-name="Standard">
      <style:text-properties fo:font-variant="normal" fo:text-transform="none" fo:color="#000000" style:font-name="Monospace" fo:font-size="14pt" fo:letter-spacing="normal" fo:font-style="normal" style:text-underline-style="none" fo:font-weight="bold" officeooo:rsid="00e889d5" officeooo:paragraph-rsid="00e889d5" fo:background-color="#fffae3" style:font-size-asian="14pt" style:font-weight-asian="bold" style:font-size-complex="14pt" style:font-weight-complex="bold"/>
    </style:style>
    <style:style style:name="P293" style:family="paragraph" style:parent-style-name="Standard">
      <style:text-properties fo:font-variant="normal" fo:text-transform="none" fo:color="#000000" style:font-name="Monospace" fo:font-size="14pt" fo:letter-spacing="normal" fo:font-style="normal" style:text-underline-style="none" fo:font-weight="bold" officeooo:rsid="00e889d5" officeooo:paragraph-rsid="00e889d5" fo:background-color="#fff5ce" style:font-size-asian="14pt" style:font-weight-asian="bold" style:font-size-complex="14pt" style:font-weight-complex="normal"/>
    </style:style>
    <style:style style:name="P294" style:family="paragraph" style:parent-style-name="Standard">
      <style:text-properties fo:font-variant="normal" fo:text-transform="none" fo:color="#000000" style:font-name="Monospace" fo:font-size="14pt" fo:letter-spacing="normal" fo:font-style="normal" style:text-underline-style="none" fo:font-weight="bold" officeooo:rsid="00fb085a" officeooo:paragraph-rsid="00fb085a" fo:background-color="#fff5ce" style:font-size-asian="14pt" style:font-weight-asian="bold" style:font-size-complex="14pt" style:font-weight-complex="bold"/>
    </style:style>
    <style:style style:name="P295" style:family="paragraph" style:parent-style-name="Standard">
      <style:text-properties fo:font-variant="normal" fo:text-transform="none" fo:color="#000000" style:font-name="Monospace" fo:font-size="14pt" fo:letter-spacing="normal" fo:font-style="normal" style:text-underline-style="none" fo:font-weight="normal" officeooo:rsid="00f84979" officeooo:paragraph-rsid="00f84979" fo:background-color="#fff5ce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>
      <style:text-properties fo:font-variant="normal" fo:text-transform="none" fo:color="#000000" style:font-name="Monospace" fo:font-size="14pt" fo:letter-spacing="normal" fo:font-style="normal" style:text-underline-style="none" fo:font-weight="normal" officeooo:rsid="00fb085a" officeooo:paragraph-rsid="00fb085a" fo:background-color="#fff5ce" style:font-size-asian="14pt" style:font-weight-asian="normal" style:font-size-complex="14pt" style:font-weight-complex="normal"/>
    </style:style>
    <style:style style:name="P297" style:family="paragraph" style:parent-style-name="Standard">
      <style:text-properties fo:font-variant="normal" fo:text-transform="none" fo:color="#800000" style:font-name="Monospace" fo:font-size="13pt" fo:letter-spacing="normal" fo:font-style="normal" style:text-underline-style="none" fo:font-weight="normal" officeooo:rsid="00f1e383" officeooo:paragraph-rsid="00f1e383" fo:background-color="#fff5ce" style:font-size-asian="13pt" style:font-weight-asian="normal" style:font-size-complex="13pt" style:font-weight-complex="normal"/>
    </style:style>
    <style:style style:name="P298" style:family="paragraph" style:parent-style-name="Standard">
      <style:text-properties fo:font-variant="normal" fo:text-transform="none" fo:color="#800000" style:font-name="Monospace" fo:font-size="13pt" fo:letter-spacing="normal" fo:font-style="normal" style:text-underline-style="none" fo:font-weight="bold" officeooo:rsid="00f1e383" officeooo:paragraph-rsid="00f1e383" fo:background-color="transparent" style:font-size-asian="13pt" style:font-weight-asian="bold" style:font-size-complex="13pt" style:font-weight-complex="bold"/>
    </style:style>
    <style:style style:name="P299" style:family="paragraph" style:parent-style-name="Standard">
      <style:text-properties fo:font-variant="normal" fo:text-transform="none" fo:color="#313030" style:font-name="Verdana" fo:font-size="12pt" fo:letter-spacing="normal" fo:font-style="normal" style:text-underline-style="none" fo:font-weight="normal" officeooo:rsid="005b482b" officeooo:paragraph-rsid="005b482b" fo:background-color="#fff5ce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text-properties fo:color="#000000" style:font-name="Monospace" fo:font-size="13pt" fo:font-weight="normal" fo:background-color="#ffe994" style:font-size-asian="13pt" style:font-weight-asian="normal" style:font-size-complex="13pt" style:font-weight-complex="normal"/>
    </style:style>
    <style:style style:name="P301" style:family="paragraph" style:parent-style-name="Standard">
      <style:text-properties style:font-name="Verdana" fo:font-size="13pt" style:text-underline-style="solid" style:text-underline-type="double" style:text-underline-width="auto" style:text-underline-color="font-color" fo:font-weight="normal" officeooo:rsid="010e16ea" officeooo:paragraph-rsid="010e16ea" style:font-size-asian="13pt" style:font-weight-asian="normal" style:font-size-complex="13pt" style:font-weight-complex="normal"/>
    </style:style>
    <style:style style:name="P302" style:family="paragraph" style:parent-style-name="Standard">
      <style:text-properties officeooo:paragraph-rsid="0116d4e3"/>
    </style:style>
    <style:style style:name="P303" style:family="paragraph" style:parent-style-name="Standard">
      <style:text-properties officeooo:rsid="0116d4e3" officeooo:paragraph-rsid="0116d4e3" fo:background-color="transparent"/>
    </style:style>
    <style:style style:name="P304" style:family="paragraph" style:parent-style-name="Standard">
      <style:text-properties fo:font-size="16pt" fo:font-weight="bold" officeooo:rsid="01199529" officeooo:paragraph-rsid="01199529" fo:background-color="#ffff00" style:font-size-asian="16pt" style:font-weight-asian="bold" style:font-size-complex="16pt" style:font-weight-complex="bold"/>
    </style:style>
    <style:style style:name="P305" style:family="paragraph" style:parent-style-name="Standard">
      <style:text-properties fo:font-size="13pt" fo:font-weight="normal" officeooo:rsid="011b6507" officeooo:paragraph-rsid="011b6507" fo:background-color="transparent" style:font-size-asian="13pt" style:font-weight-asian="normal" style:font-size-complex="13pt" style:font-weight-complex="normal"/>
    </style:style>
    <style:style style:name="P306" style:family="paragraph" style:parent-style-name="Standard">
      <style:text-properties fo:font-size="13pt" fo:font-weight="normal" officeooo:rsid="01211c41" officeooo:paragraph-rsid="01211c41" fo:background-color="transparent" style:font-size-asian="13pt" style:font-weight-asian="normal" style:font-size-complex="13pt" style:font-weight-complex="normal"/>
    </style:style>
    <style:style style:name="P307" style:family="paragraph" style:parent-style-name="Standard">
      <style:text-properties fo:font-size="13pt" fo:font-weight="normal" officeooo:rsid="013006b0" officeooo:paragraph-rsid="013006b0" fo:background-color="transparent" style:font-size-asian="13pt" style:font-weight-asian="normal" style:font-size-complex="13pt" style:font-weight-complex="normal"/>
    </style:style>
    <style:style style:name="P308" style:family="paragraph" style:parent-style-name="Standard">
      <style:text-properties fo:font-size="13pt" fo:font-weight="bold" officeooo:rsid="011f57c4" officeooo:paragraph-rsid="011f57c4" fo:background-color="transparent" style:font-size-asian="13pt" style:font-weight-asian="bold" style:font-size-complex="13pt" style:font-weight-complex="bold"/>
    </style:style>
    <style:style style:name="P309" style:family="paragraph" style:parent-style-name="Standard">
      <style:text-properties fo:font-size="13pt" fo:font-weight="bold" officeooo:rsid="013006b0" officeooo:paragraph-rsid="013006b0" fo:background-color="transparent" style:font-size-asian="13pt" style:font-weight-asian="bold" style:font-size-complex="13pt" style:font-weight-complex="bold"/>
    </style:style>
    <style:style style:name="P310" style:family="paragraph" style:parent-style-name="Standard">
      <style:text-properties fo:font-size="13pt" fo:font-weight="bold" officeooo:rsid="01211c41" officeooo:paragraph-rsid="01211c41" fo:background-color="#ffff00" style:font-size-asian="13pt" style:font-weight-asian="bold" style:font-size-complex="13pt" style:font-weight-complex="bold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dbb6" style:font-size-asian="13pt" style:font-weight-asian="normal" style:font-size-complex="13pt" style:font-weight-complex="normal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f5ce" style:font-size-asian="13pt" style:font-weight-asian="normal" style:font-size-complex="13pt" style:font-weight-complex="normal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e994" style:font-size-asian="13pt" style:font-weight-asian="normal" style:font-size-complex="13pt" style:font-weight-complex="normal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fo:font-weight="normal" fo:background-color="#fff5ce" style:font-size-asian="14pt" style:font-weight-asian="normal" style:font-size-complex="14pt" style:font-weight-complex="normal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fo:font-weight="bold" officeooo:rsid="00fd11d4" officeooo:paragraph-rsid="00fd11d4" fo:background-color="#fff5ce" style:font-size-asian="14pt" style:font-weight-asian="bold" style:font-size-complex="14pt" style:font-weight-complex="bold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fo:background-color="#fff5ce" style:font-size-asian="9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normal" officeooo:rsid="005ff81b" officeooo:paragraph-rsid="005ff81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normal" officeooo:rsid="010e16ea" officeooo:paragraph-rsid="010e16ea" fo:background-color="#fff5ce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normal" officeooo:rsid="005c8798" officeooo:paragraph-rsid="005c8798" fo:background-color="#fff5ce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italic" style:text-underline-style="solid" style:text-underline-width="auto" style:text-underline-color="font-color" fo:font-weight="normal" officeooo:rsid="010e16ea" officeooo:paragraph-rsid="010e16ea" fo:background-color="#ffffff" style:font-size-asian="12pt" style:font-style-asian="italic" style:font-weight-asian="normal" style:font-size-complex="12pt" style:font-style-complex="italic" style:font-weight-complex="normal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italic" style:text-underline-style="none" fo:font-weight="normal" officeooo:rsid="010f4888" officeooo:paragraph-rsid="010f4888" fo:background-color="#ffffff" style:font-size-asian="12pt" style:font-style-asian="italic" style:font-weight-asian="normal" style:font-size-complex="12pt" style:font-style-complex="italic" style:font-weight-complex="normal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9pt" fo:font-weight="bold" officeooo:rsid="00fd11d4" officeooo:paragraph-rsid="00fd11d4" fo:background-color="#fff5ce" style:font-size-asian="9pt" style:font-weight-asian="bold" style:font-size-complex="14pt" style:font-weight-complex="bold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2pt" fo:font-style="normal" fo:background-color="#fff5ce" style:font-size-asian="12pt" style:font-style-asian="normal" style:font-size-complex="12pt" style:font-style-complex="normal"/>
    </style:style>
    <style:style style:name="P324" style:family="paragraph" style:parent-style-name="Standard">
      <style:paragraph-properties fo:margin-top="0cm" fo:margin-bottom="0.265cm" loext:contextual-spacing="false" fo:orphans="2" fo:widows="2"/>
      <style:text-properties fo:color="#000000" style:font-name="Monospace" fo:font-size="13pt" fo:font-weight="normal" fo:background-color="#ffdbb6" style:font-size-asian="13pt" style:font-weight-asian="normal" style:font-size-complex="13pt" style:font-weight-complex="normal"/>
    </style:style>
    <style:style style:name="P325" style:family="paragraph" style:parent-style-name="Text_20_body">
      <style:text-properties fo:font-size="13pt" fo:font-weight="normal" officeooo:rsid="011b6507" officeooo:paragraph-rsid="011b6507" fo:background-color="transparent" style:font-size-asian="13pt" style:font-weight-asian="normal" style:font-size-complex="13pt" style:font-weight-complex="normal"/>
    </style:style>
    <style:style style:name="P326" style:family="paragraph" style:parent-style-name="Text_20_body">
      <style:text-properties fo:font-size="13pt" fo:font-weight="normal" officeooo:rsid="01211c41" officeooo:paragraph-rsid="01211c41" fo:background-color="transparent" style:font-size-asian="13pt" style:font-weight-asian="normal" style:font-size-complex="13pt" style:font-weight-complex="normal"/>
    </style:style>
    <style:style style:name="P327" style:family="paragraph" style:parent-style-name="Text_20_body">
      <style:text-properties fo:font-size="13pt" fo:font-weight="bold" officeooo:rsid="013006b0" officeooo:paragraph-rsid="013006b0" fo:background-color="transparent" style:font-size-asian="13pt" style:font-weight-asian="bold" style:font-size-complex="13pt" style:font-weight-complex="bold"/>
    </style:style>
    <style:style style:name="P328" style:family="paragraph" style:parent-style-name="Text_20_body">
      <style:text-properties fo:font-variant="normal" fo:text-transform="none" fo:color="#333333" style:font-name="Lato" fo:font-size="21pt" fo:letter-spacing="0.026cm" fo:font-style="normal" fo:font-weight="normal" officeooo:rsid="01211c41" officeooo:paragraph-rsid="01211c41" fo:background-color="#ffff00" style:font-size-asian="13pt" style:font-weight-asian="normal" style:font-size-complex="13pt" style:font-weight-complex="normal"/>
    </style:style>
    <style:style style:name="P329" style:family="paragraph" style:parent-style-name="Text_20_body">
      <style:text-properties fo:font-variant="normal" fo:text-transform="none" fo:color="#333333" style:font-name="Lato" fo:font-size="21pt" fo:letter-spacing="0.026cm" fo:font-style="normal" fo:font-weight="normal" officeooo:rsid="012c8ff9" officeooo:paragraph-rsid="012c8ff9" fo:background-color="#ffff00" style:font-size-asian="13pt" style:font-weight-asian="normal" style:font-size-complex="13pt" style:font-weight-complex="normal"/>
    </style:style>
    <style:style style:name="P330" style:family="paragraph" style:parent-style-name="Text_20_body">
      <style:text-properties fo:font-variant="normal" fo:text-transform="none" fo:color="#333333" style:font-name="Lato" fo:font-size="12pt" fo:letter-spacing="normal" fo:font-style="normal" fo:font-weight="normal" officeooo:rsid="013006b0" officeooo:paragraph-rsid="013006b0" fo:background-color="transparent" style:font-size-asian="13pt" style:font-weight-asian="normal" style:font-size-complex="13pt" style:font-weight-complex="normal"/>
    </style:style>
    <style:style style:name="P331" style:family="paragraph" style:parent-style-name="Text_20_body">
      <style:text-properties fo:font-variant="normal" fo:text-transform="none" fo:color="#333333" style:font-name="Lato" fo:font-size="12pt" fo:letter-spacing="0.026cm" fo:font-style="italic" style:text-underline-style="solid" style:text-underline-width="auto" style:text-underline-color="font-color" fo:font-weight="bold" officeooo:rsid="01345aa6" officeooo:paragraph-rsid="01345aa6" fo:background-color="transparent" style:font-size-asian="12pt" style:font-style-asian="italic" style:font-weight-asian="bold" style:font-size-complex="12pt" style:font-style-complex="italic" style:font-weight-complex="bold"/>
    </style:style>
    <style:style style:name="P332" style:family="paragraph" style:parent-style-name="Text_20_body">
      <style:text-properties fo:font-size="14pt" fo:font-weight="bold" officeooo:rsid="013006b0" officeooo:paragraph-rsid="013006b0" fo:background-color="#fff5ce" style:font-size-asian="14pt" style:font-weight-asian="bold" style:font-size-complex="14pt" style:font-weight-complex="bold"/>
    </style:style>
    <style:style style:name="P333" style:family="paragraph" style:parent-style-name="Text_20_body">
      <style:text-properties fo:font-size="12pt" fo:font-weight="normal" officeooo:rsid="013006b0" officeooo:paragraph-rsid="013006b0" fo:background-color="#fff5ce" style:font-size-asian="14pt" style:font-weight-asian="bold" style:font-size-complex="14pt" style:font-weight-complex="bold" loext:padding="0cm" loext:border="none"/>
    </style:style>
    <style:style style:name="P334" style:family="paragraph" style:parent-style-name="Text_20_body">
      <style:paragraph-properties fo:margin-top="0cm" fo:margin-bottom="0.265cm" loext:contextual-spacing="false" fo:orphans="2" fo:widows="2"/>
    </style:style>
    <style:style style:name="P335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336" style:family="paragraph" style:parent-style-name="Text_20_body" style:list-style-name="L1">
      <style:paragraph-properties fo:margin-top="0cm" fo:margin-bottom="0.265cm" loext:contextual-spacing="false" fo:orphans="2" fo:widows="2"/>
      <style:text-properties officeooo:paragraph-rsid="00508ee5"/>
    </style:style>
    <style:style style:name="P337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338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339" style:family="paragraph" style:parent-style-name="Text_20_body" style:list-style-name="L3">
      <style:paragraph-properties fo:margin-top="0cm" fo:margin-bottom="0.265cm" loext:contextual-spacing="false" fo:orphans="2" fo:widows="2"/>
      <style:text-properties officeooo:paragraph-rsid="00a4d308"/>
    </style:style>
    <style:style style:name="P340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341" style:family="paragraph" style:parent-style-name="Text_20_body" style:list-style-name="L4">
      <style:paragraph-properties fo:margin-top="0cm" fo:margin-bottom="0.265cm" loext:contextual-spacing="false" fo:orphans="2" fo:widows="2"/>
      <style:text-properties officeooo:paragraph-rsid="00b29dbc"/>
    </style:style>
    <style:style style:name="P342" style:family="paragraph" style:parent-style-name="Text_20_body" style:list-style-name="L6">
      <style:paragraph-properties fo:margin-top="0cm" fo:margin-bottom="0.265cm" loext:contextual-spacing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 officeooo:paragraph-rsid="012807c3"/>
    </style:style>
    <style:style style:name="P343" style:family="paragraph" style:parent-style-name="Text_20_body">
      <style:paragraph-properties fo:margin-left="0cm" fo:margin-right="0cm" fo:margin-top="0cm" fo:margin-bottom="0.265cm" loext:contextual-spacing="false" fo:text-indent="0cm" style:auto-text-indent="false" fo:padding="0cm" fo:border="none"/>
    </style:style>
    <style:style style:name="P34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345" style:family="paragraph" style:parent-style-name="Text_20_body" style:list-style-name="L8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34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34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bold" style:font-weight-asian="bold" style:font-weight-complex="bold"/>
    </style:style>
    <style:style style:name="P34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bold"/>
    </style:style>
    <style:style style:name="P34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21pt" fo:letter-spacing="0.026cm" fo:font-style="normal" fo:font-weight="normal" fo:background-color="#ffff00"/>
    </style:style>
    <style:style style:name="P350" style:family="paragraph" style:parent-style-name="Text_20_body">
      <style:paragraph-properties fo:margin-left="0cm" fo:margin-right="0cm" fo:margin-top="0cm" fo:margin-bottom="0.265cm" loext:contextual-spacing="false" fo:text-indent="0cm" style:auto-text-indent="false" fo:padding="0cm" fo:border="none"/>
      <style:text-properties fo:font-size="12pt" fo:font-weight="normal" loext:padding="0cm" loext:border="none"/>
    </style:style>
    <style:style style:name="P351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c06" style:font-weight-asian="bold" style:font-weight-complex="bold"/>
    </style:style>
    <style:style style:name="T4" style:family="text">
      <style:text-properties fo:font-weight="bold" officeooo:rsid="0028dd3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cd1a12" fo:background-color="#ffff00" loext:char-shading-value="0" style:font-weight-asian="bold" style:font-weight-complex="bold"/>
    </style:style>
    <style:style style:name="T7" style:family="text">
      <style:text-properties officeooo:rsid="00081b74"/>
    </style:style>
    <style:style style:name="T8" style:family="text">
      <style:text-properties officeooo:rsid="000a8c0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18d4" style:font-weight-asian="normal" style:font-weight-complex="normal"/>
    </style:style>
    <style:style style:name="T11" style:family="text">
      <style:text-properties fo:font-weight="normal" officeooo:rsid="00634467" style:font-weight-asian="normal" style:font-weight-complex="normal"/>
    </style:style>
    <style:style style:name="T12" style:family="text">
      <style:text-properties officeooo:rsid="0013db0d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e8ad6"/>
    </style:style>
    <style:style style:name="T15" style:family="text">
      <style:text-properties officeooo:rsid="002aaa2a"/>
    </style:style>
    <style:style style:name="T16" style:family="text">
      <style:text-properties officeooo:rsid="002cb992"/>
    </style:style>
    <style:style style:name="T17" style:family="text">
      <style:text-properties fo:font-variant="normal" fo:text-transform="none" fo:color="#494747" style:text-line-through-style="none" style:text-line-through-type="none" style:font-name="Verdana" fo:font-size="13pt" fo:letter-spacing="normal" fo:font-style="normal" style:text-underline-style="none" fo:font-weight="normal" style:text-blinking="false" style:font-size-asian="13pt" style:font-size-complex="13pt"/>
    </style:style>
    <style:style style:name="T18" style:family="text">
      <style:text-properties fo:font-variant="normal" fo:text-transform="none" fo:color="#494747" style:font-name="Verdana" fo:font-size="13pt" fo:letter-spacing="normal" fo:font-style="normal" fo:font-weight="normal" style:font-size-asian="13pt" style:font-size-complex="13pt"/>
    </style:style>
    <style:style style:name="T19" style:family="text">
      <style:text-properties fo:font-variant="normal" fo:text-transform="none" fo:color="#494747" style:font-name="Verdana" fo:font-size="13pt" fo:letter-spacing="normal" fo:font-style="normal" fo:font-weight="normal" officeooo:rsid="0066ddf6" style:font-size-asian="13pt" style:font-size-complex="13pt"/>
    </style:style>
    <style:style style:name="T20" style:family="text">
      <style:text-properties fo:font-variant="normal" fo:text-transform="none" fo:color="#494747" style:font-name="Verdana" fo:font-size="13pt" fo:letter-spacing="normal" fo:font-style="normal" fo:font-weight="normal" officeooo:rsid="00cb34f2" fo:background-color="#fff5ce" loext:char-shading-value="0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494747" style:font-name="Verdana" fo:font-size="13pt" fo:letter-spacing="normal" fo:font-style="normal" fo:font-weight="bold" officeooo:rsid="00cb34f2" fo:background-color="#fff5ce" loext:char-shading-value="0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style:text-blinking="false" style:font-size-asian="13pt" style:font-size-complex="13pt"/>
    </style:style>
    <style:style style:name="T23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508ee5" style:text-blinking="false" style:font-size-asian="13pt" style:font-size-complex="13pt"/>
    </style:style>
    <style:style style:name="T24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52798b" style:text-blinking="false" style:font-size-asian="13pt" style:font-size-complex="13pt"/>
    </style:style>
    <style:style style:name="T25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6821b6" style:text-blinking="false" style:font-size-asian="13pt" style:font-size-complex="13pt"/>
    </style:style>
    <style:style style:name="T26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a4d308" style:text-blinking="false" style:font-size-asian="13pt" style:font-size-complex="13pt"/>
    </style:style>
    <style:style style:name="T27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b29dbc" style:text-blinking="false" style:font-size-asian="13pt" style:font-size-complex="13pt"/>
    </style:style>
    <style:style style:name="T28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52798b" style:text-blinking="false" fo:background-color="#fffae3" loext:char-shading-value="0" style:font-size-asian="13pt" style:font-weight-asian="bold" style:font-size-complex="13pt"/>
    </style:style>
    <style:style style:name="T29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style:text-blinking="false" fo:background-color="#ffdbb6" loext:char-shading-value="0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bold" officeooo:rsid="0078b4bc" style:text-blinking="false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bold" officeooo:rsid="0078b4bc" style:text-blinking="false" fo:background-color="#ffdbb6" loext:char-shading-value="0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2afd7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3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4eb92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4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c844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5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6e6ca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6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d9459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7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e889a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52798b" style:text-blinking="false" fo:background-color="#fffae3" loext:char-shading-value="0" style:font-size-asian="13pt" style:font-size-complex="13pt"/>
    </style:style>
    <style:style style:name="T39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52f016" style:text-blinking="false" fo:background-color="#fffae3" loext:char-shading-value="0" style:font-size-asian="13pt" style:font-weight-asian="bold" style:font-size-complex="13pt"/>
    </style:style>
    <style:style style:name="T40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78b4bc" style:text-blinking="false" fo:background-color="transparent" loext:char-shading-value="0" style:font-size-asian="13pt" style:font-weight-asian="normal" style:font-size-complex="13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7d793e" style:text-blinking="false" fo:background-color="transparent" loext:char-shading-value="0" style:font-size-asian="13pt" style:font-weight-asian="normal" style:font-size-complex="13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style:text-blinking="false" fo:background-color="#f2f2f2" loext:char-shading-value="0" style:font-size-asian="13pt" style:font-size-complex="13pt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bold" officeooo:rsid="007cff19" style:text-blinking="false" fo:background-color="transparent" loext:char-shading-value="0" style:font-size-asian="13pt" style:font-weight-asian="bold" style:font-size-complex="13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bold" officeooo:rsid="007d793e" style:text-blinking="false" fo:background-color="transparent" loext:char-shading-value="0" style:font-size-asian="13pt" style:font-weight-asian="bold" style:font-size-complex="13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bold" officeooo:rsid="007cff19" style:text-blinking="false" fo:background-color="transparent" loext:char-shading-value="0" style:font-name-asian="Noto Sans Mono CJK SC" style:font-size-asian="13pt" style:font-weight-asian="bold" style:font-name-complex="Liberation Mono" style:font-size-complex="13pt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Monospace1" fo:font-size="13pt" fo:letter-spacing="normal" fo:font-style="normal" style:text-underline-style="none" fo:font-weight="normal" style:text-blinking="false" fo:background-color="#ffdbb6" loext:char-shading-value="0" style:font-size-asian="13pt" style:font-weight-asian="normal" style:font-size-complex="13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Monospace1" fo:font-size="13pt" fo:letter-spacing="normal" fo:font-style="normal" style:text-underline-style="none" fo:font-weight="normal" officeooo:rsid="0078b4bc" style:text-blinking="false" fo:background-color="#ffdbb6" loext:char-shading-value="0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Monospace1" fo:font-size="13pt" fo:letter-spacing="normal" fo:font-style="normal" style:text-underline-style="none" fo:font-weight="normal" officeooo:rsid="007d793e" style:text-blinking="false" fo:background-color="transparent" loext:char-shading-value="0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Menlo" fo:font-size="10.5pt" fo:letter-spacing="normal" fo:font-style="normal" style:text-underline-style="none" fo:font-weight="normal" style:text-blinking="false" fo:background-color="#f2f2f2" loext:char-shading-value="0" style:font-size-asian="13pt" style:font-size-complex="13pt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normal" style:text-blinking="false" style:font-size-asian="13pt" style:font-size-complex="13pt"/>
    </style:style>
    <style:style style:name="T51" style:family="text">
      <style:text-properties fo:font-variant="normal" fo:text-transform="none" fo:color="#000000" style:font-name="Monospace1" fo:font-size="14pt" fo:letter-spacing="normal" fo:font-style="normal" fo:font-weight="normal" officeooo:rsid="00b6b363" fo:background-color="#fff5ce" loext:char-shading-value="0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Monospace1" fo:font-size="13pt" fo:letter-spacing="normal" fo:font-style="normal" fo:font-weight="bold" officeooo:rsid="00cb34f2" fo:background-color="#fff5ce" loext:char-shading-value="0" style:font-size-asian="13pt" style:font-weight-asian="bold" style:font-size-complex="13pt" style:font-weight-complex="bold"/>
    </style:style>
    <style:style style:name="T53" style:family="text">
      <style:text-properties fo:font-variant="normal" fo:text-transform="none" fo:color="#000000" style:font-name="Monospace" fo:letter-spacing="normal"/>
    </style:style>
    <style:style style:name="T54" style:family="text">
      <style:text-properties fo:font-variant="normal" fo:text-transform="none" fo:color="#000000" style:font-name="Monospace" fo:letter-spacing="normal" fo:font-style="normal" style:text-underline-style="none" style:font-style-asian="normal" style:font-style-complex="normal"/>
    </style:style>
    <style:style style:name="T55" style:family="text">
      <style:text-properties fo:font-variant="normal" fo:text-transform="none" fo:color="#000000" style:font-name="Monospace" fo:letter-spacing="normal" fo:font-style="normal" style:text-underline-style="none" officeooo:rsid="008fd8ce" style:font-style-asian="normal" style:font-style-complex="normal"/>
    </style:style>
    <style:style style:name="T56" style:family="text">
      <style:text-properties fo:font-variant="normal" fo:text-transform="none" fo:color="#000000" style:font-name="Monospace" fo:letter-spacing="normal" fo:font-style="normal" style:font-style-asian="normal" style:font-style-complex="normal"/>
    </style:style>
    <style:style style:name="T57" style:family="text">
      <style:text-properties fo:font-variant="normal" fo:text-transform="none" fo:color="#000000" style:font-name="Monospace" fo:font-size="13pt" fo:letter-spacing="normal" fo:font-style="italic" fo:font-weight="bold" officeooo:rsid="00bbfe66" fo:background-color="#b4c7dc" loext:char-shading-value="0" style:font-size-asian="13pt" style:font-style-asian="italic" style:font-weight-asian="bold" style:font-size-complex="13pt" style:font-style-complex="italic" style:font-weight-complex="bold"/>
    </style:style>
    <style:style style:name="T58" style:family="text">
      <style:text-properties fo:font-variant="normal" fo:text-transform="none" fo:color="#000000" style:font-name="Monospace" fo:font-size="13pt" fo:letter-spacing="normal" fo:font-style="italic" fo:font-weight="bold" officeooo:rsid="00bc5e7c" fo:background-color="#b4c7dc" loext:char-shading-value="0" style:font-size-asian="13pt" style:font-style-asian="italic" style:font-weight-asian="bold" style:font-size-complex="13pt" style:font-style-complex="italic" style:font-weight-complex="bold"/>
    </style:style>
    <style:style style:name="T59" style:family="text">
      <style:text-properties fo:font-variant="normal" fo:text-transform="none" fo:color="#000000" style:font-name="Monospace" fo:font-size="13pt" fo:letter-spacing="normal" fo:font-style="italic" style:font-size-asian="13pt" style:font-style-asian="italic" style:font-size-complex="13pt" style:font-style-complex="italic"/>
    </style:style>
    <style:style style:name="T60" style:family="text">
      <style:text-properties fo:font-variant="normal" fo:text-transform="none" fo:color="#000000" style:font-name="Monospace" fo:font-size="13pt" fo:letter-spacing="normal" fo:font-style="italic" officeooo:rsid="00bbfe66" style:font-size-asian="13pt" style:font-style-asian="italic" style:font-size-complex="13pt" style:font-style-complex="italic"/>
    </style:style>
    <style:style style:name="T61" style:family="text">
      <style:text-properties fo:font-variant="normal" fo:text-transform="none" fo:color="#000000" style:font-name="Monospace" fo:font-size="13pt" fo:letter-spacing="normal" fo:font-style="normal" style:text-underline-style="none" fo:font-weight="normal" officeooo:rsid="01133134" fo:background-color="#fff5ce" loext:char-shading-value="0" style:font-size-asian="13pt" style:font-style-asian="normal" style:font-weight-asian="normal" style:font-size-complex="13pt" style:font-style-complex="normal" style:font-weight-complex="normal"/>
    </style:style>
    <style:style style:name="T62" style:family="text">
      <style:text-properties fo:font-variant="normal" fo:text-transform="none" fo:color="#000000" style:font-name="Monospace" fo:font-size="13pt" fo:letter-spacing="normal" fo:font-style="normal" style:text-underline-style="none" fo:font-weight="normal" officeooo:rsid="0116d4e3" fo:background-color="#fff5ce" loext:char-shading-value="0" style:font-size-asian="13pt" style:font-style-asian="normal" style:font-weight-asian="normal" style:font-size-complex="13pt" style:font-style-complex="normal" style:font-weight-complex="normal"/>
    </style:style>
    <style:style style:name="T63" style:family="text">
      <style:text-properties fo:font-variant="normal" fo:text-transform="none" fo:color="#000000" style:font-name="Monospac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4" style:family="text">
      <style:text-properties fo:font-variant="normal" fo:text-transform="none" fo:color="#000000" style:font-name="Monospace" fo:font-size="13pt" fo:letter-spacing="normal" fo:font-style="normal" style:text-underline-style="none" fo:font-weight="normal" officeooo:rsid="01133134" style:font-size-asian="13pt" style:font-style-asian="normal" style:font-weight-asian="normal" style:font-size-complex="13pt" style:font-style-complex="normal" style:font-weight-complex="normal"/>
    </style:style>
    <style:style style:name="T65" style:family="text">
      <style:text-properties fo:font-variant="normal" fo:text-transform="none" fo:color="#000000" style:font-name="Monospace" fo:font-size="12pt" fo:letter-spacing="normal" fo:font-style="normal" style:text-underline-style="none" fo:font-weight="bold" fo:background-color="#ffffd7" loext:char-shading-value="0" style:font-style-asian="normal" style:font-style-complex="normal" loext:padding="0cm" loext:border="none"/>
    </style:style>
    <style:style style:name="T66" style:family="text">
      <style:text-properties fo:font-variant="normal" fo:text-transform="none" fo:color="#000000" style:font-name="Monospace" fo:font-size="14pt" fo:letter-spacing="normal" fo:font-style="normal" style:text-underline-style="none" fo:font-weight="bold" officeooo:rsid="013006b0" fo:background-color="#fff5ce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7" style:family="text">
      <style:text-properties fo:font-variant="normal" fo:text-transform="none" style:font-name="Monospace1" fo:letter-spacing="normal" fo:font-style="normal"/>
    </style:style>
    <style:style style:name="T68" style:family="text">
      <style:text-properties fo:font-variant="normal" fo:text-transform="none" style:font-name="Monospace1" fo:letter-spacing="normal" fo:font-style="normal" fo:font-weight="normal"/>
    </style:style>
    <style:style style:name="T69" style:family="text">
      <style:text-properties fo:font-variant="normal" fo:text-transform="none" fo:color="#800000" style:font-name="Monospace" fo:letter-spacing="normal" fo:font-style="normal" style:text-underline-style="none" officeooo:rsid="008fd8ce" style:font-style-asian="normal" style:font-style-complex="normal"/>
    </style:style>
    <style:style style:name="T70" style:family="text">
      <style:text-properties fo:font-variant="normal" fo:text-transform="none" fo:color="#800000" style:font-name="Monospace" fo:letter-spacing="normal" fo:font-style="italic" style:text-underline-style="solid" style:text-underline-width="auto" style:text-underline-color="font-color" officeooo:rsid="008fd8ce" style:font-style-asian="italic" style:font-style-complex="italic"/>
    </style:style>
    <style:style style:name="T71" style:family="text">
      <style:text-properties fo:font-variant="normal" fo:text-transform="none" fo:color="#000080" style:font-name="Monospace" fo:letter-spacing="normal" fo:font-style="normal" style:text-underline-style="none" officeooo:rsid="0090cd7f" style:font-style-asian="normal" style:font-style-complex="normal"/>
    </style:style>
    <style:style style:name="T72" style:family="text">
      <style:text-properties fo:font-variant="normal" fo:text-transform="none" style:font-name="Monospace" fo:letter-spacing="normal" fo:font-style="normal"/>
    </style:style>
    <style:style style:name="T73" style:family="text">
      <style:text-properties fo:font-variant="normal" fo:text-transform="none" style:font-name="Monospace" fo:letter-spacing="normal" fo:font-style="italic" fo:font-weight="bold" officeooo:rsid="00bbfe66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style:font-name="Monospace" fo:letter-spacing="normal" fo:font-style="italic" officeooo:rsid="00bbfe66" style:font-style-asian="italic" style:font-style-complex="italic"/>
    </style:style>
    <style:style style:name="T7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76" style:family="text">
      <style:text-properties fo:font-variant="normal" fo:text-transform="none" fo:color="#333333" style:font-name="Lato" fo:font-size="12pt" fo:letter-spacing="normal" fo:font-style="normal" style:text-underline-style="none" fo:font-weight="bold" style:font-style-asian="normal" style:font-style-complex="normal" loext:padding="0cm" loext:border="none"/>
    </style:style>
    <style:style style:name="T77" style:family="text">
      <style:text-properties fo:font-variant="normal" fo:text-transform="none" fo:color="#333333" style:font-name="Lato" fo:font-size="12pt" fo:letter-spacing="normal" fo:font-style="normal" style:text-underline-style="none" fo:font-weight="bold" fo:background-color="#ffffd7" loext:char-shading-value="0" style:font-style-asian="normal" style:font-style-complex="normal" loext:padding="0cm" loext:border="none"/>
    </style:style>
    <style:style style:name="T78" style:family="text">
      <style:text-properties fo:font-variant="normal" fo:text-transform="none" fo:color="#333333" style:font-name="Lato" fo:font-size="12pt" fo:letter-spacing="normal" fo:font-style="normal" fo:font-weight="bold" loext:padding="0cm" loext:border="none"/>
    </style:style>
    <style:style style:name="T79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80" style:family="text">
      <style:text-properties fo:font-variant="normal" fo:text-transform="none" fo:color="#333333" style:font-name="Lato" fo:font-size="12pt" fo:letter-spacing="normal" fo:font-style="normal" fo:font-weight="normal" officeooo:rsid="012428e5"/>
    </style:style>
    <style:style style:name="T81" style:family="text">
      <style:text-properties fo:font-variant="normal" fo:text-transform="none" fo:color="#333333" style:font-name="Lato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T82" style:family="text">
      <style:text-properties fo:font-variant="normal" fo:text-transform="none" fo:color="#333333" style:font-name="Lato" fo:letter-spacing="normal" fo:font-style="normal" style:text-underline-style="none" fo:font-weight="bold" fo:background-color="#ffffd7" loext:char-shading-value="0" style:font-style-asian="normal" style:font-weight-asian="bold" style:font-style-complex="normal" style:font-weight-complex="bold" loext:padding="0cm" loext:border="none"/>
    </style:style>
    <style:style style:name="T83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84" style:family="text">
      <style:text-properties fo:font-variant="normal" fo:text-transform="none" fo:color="#f32b88" style:font-name="Menlo" fo:font-size="10.5pt" fo:letter-spacing="normal" fo:font-style="normal" fo:font-weight="normal" fo:background-color="#f2f2f2" loext:char-shading-value="0" loext:padding="0cm" loext:border="none"/>
    </style:style>
    <style:style style:name="T85" style:family="text">
      <style:text-properties fo:font-variant="normal" fo:text-transform="none" fo:color="#4a4a4a" style:font-name="Lato" fo:font-size="12pt" fo:letter-spacing="normal" fo:font-style="normal" style:text-underline-style="none" fo:font-weight="bold" loext:padding="0cm" loext:border="none"/>
    </style:style>
    <style:style style:name="T86" style:family="text">
      <style:text-properties fo:font-variant="normal" fo:text-transform="none" fo:color="#4a4a4a" style:font-name="Lato" fo:font-size="12pt" fo:letter-spacing="normal" fo:font-style="normal" fo:font-weight="bold" loext:padding="0cm" loext:border="none"/>
    </style:style>
    <style:style style:name="T87" style:family="text">
      <style:text-properties fo:color="#595959"/>
    </style:style>
    <style:style style:name="T88" style:family="text">
      <style:text-properties officeooo:rsid="004694b6"/>
    </style:style>
    <style:style style:name="T89" style:family="text">
      <style:text-properties officeooo:rsid="004d6ac1"/>
    </style:style>
    <style:style style:name="T90" style:family="text">
      <style:text-properties officeooo:rsid="004f1a8b"/>
    </style:style>
    <style:style style:name="T91" style:family="text">
      <style:text-properties fo:color="#000000"/>
    </style:style>
    <style:style style:name="T92" style:family="text">
      <style:text-properties fo:color="#000000" style:font-name="Monospace"/>
    </style:style>
    <style:style style:name="T93" style:family="text">
      <style:text-properties fo:color="#000000" style:font-name="Monospace" fo:font-size="9pt" style:font-size-asian="9pt"/>
    </style:style>
    <style:style style:name="T94" style:family="text">
      <style:text-properties fo:color="#000000" style:font-name="Monospace" fo:font-size="13pt" fo:font-weight="normal" fo:background-color="#ffdbb6" loext:char-shading-value="0" style:font-size-asian="13pt" style:font-weight-asian="normal" style:font-size-complex="13pt" style:font-weight-complex="normal"/>
    </style:style>
    <style:style style:name="T95" style:family="text">
      <style:text-properties fo:color="#000000" style:font-name="Monospace" fo:font-size="13pt" fo:font-weight="normal" officeooo:rsid="00c573cc" fo:background-color="transparent" loext:char-shading-value="0" style:font-size-asian="13pt" style:font-weight-asian="normal" style:font-size-complex="13pt" style:font-weight-complex="normal"/>
    </style:style>
    <style:style style:name="T96" style:family="text">
      <style:text-properties fo:color="#000000" style:font-name="Monospace" fo:font-size="13pt" fo:font-weight="normal" fo:background-color="#fff5ce" loext:char-shading-value="0" style:font-size-asian="13pt" style:font-weight-asian="normal" style:font-size-complex="13pt" style:font-weight-complex="normal"/>
    </style:style>
    <style:style style:name="T97" style:family="text">
      <style:text-properties fo:color="#000000" style:font-name="Monospace" fo:font-size="13pt" fo:font-weight="normal" officeooo:rsid="00c573cc" fo:background-color="#fff5ce" loext:char-shading-value="0" style:font-size-asian="13pt" style:font-weight-asian="normal" style:font-size-complex="13pt" style:font-weight-complex="normal"/>
    </style:style>
    <style:style style:name="T98" style:family="text">
      <style:text-properties fo:color="#000000" style:font-name="Monospace" fo:font-size="13pt" fo:font-weight="normal" officeooo:rsid="00c4692c" fo:background-color="#fff5ce" loext:char-shading-value="0" style:font-size-asian="13pt" style:font-weight-asian="normal" style:font-size-complex="13pt" style:font-weight-complex="normal"/>
    </style:style>
    <style:style style:name="T99" style:family="text">
      <style:text-properties fo:color="#000000" style:font-name="Monospace" fo:font-size="13pt" fo:font-weight="normal" officeooo:rsid="00cb34f2" fo:background-color="#fff5ce" loext:char-shading-value="0" style:font-size-asian="13pt" style:font-weight-asian="normal" style:font-size-complex="13pt" style:font-weight-complex="normal"/>
    </style:style>
    <style:style style:name="T100" style:family="text">
      <style:text-properties fo:color="#000000" style:font-name="Monospace" fo:font-size="13pt" fo:font-weight="bold" fo:background-color="transparent" loext:char-shading-value="0" style:font-size-asian="13pt" style:font-weight-asian="bold" style:font-size-complex="13pt"/>
    </style:style>
    <style:style style:name="T101" style:family="text">
      <style:text-properties fo:color="#000000" style:font-name="Monospace" fo:font-size="13pt" fo:font-weight="bold" officeooo:rsid="00c4692c" fo:background-color="transparent" loext:char-shading-value="0" style:font-size-asian="13pt" style:font-weight-asian="bold" style:font-size-complex="13pt" style:font-weight-complex="normal"/>
    </style:style>
    <style:style style:name="T102" style:family="text">
      <style:text-properties fo:color="#000000" style:font-name="Monospace" fo:font-size="13pt" fo:font-weight="bold" officeooo:rsid="00c573cc" fo:background-color="transparent" loext:char-shading-value="0" style:font-size-asian="13pt" style:font-weight-asian="bold" style:font-size-complex="13pt" style:font-weight-complex="bold"/>
    </style:style>
    <style:style style:name="T103" style:family="text">
      <style:text-properties fo:color="#000000" style:font-name="Monospace" fo:font-size="13pt" fo:font-weight="bold" fo:background-color="#fff5ce" loext:char-shading-value="0" style:font-size-asian="13pt" style:font-weight-asian="bold" style:font-size-complex="13pt"/>
    </style:style>
    <style:style style:name="T104" style:family="text">
      <style:text-properties fo:color="#000000" style:font-name="Monospace" fo:font-size="13pt" fo:font-weight="bold" officeooo:rsid="00c6f2eb" fo:background-color="#fff5ce" loext:char-shading-value="0" style:font-size-asian="13pt" style:font-weight-asian="bold" style:font-size-complex="13pt" style:font-weight-complex="bold"/>
    </style:style>
    <style:style style:name="T105" style:family="text">
      <style:text-properties fo:color="#000000" style:font-name="Monospace" fo:font-size="13pt" fo:font-weight="bold" officeooo:rsid="00cb34f2" fo:background-color="#fff5ce" loext:char-shading-value="0" style:font-size-asian="13pt" style:font-weight-asian="bold" style:font-size-complex="13pt" style:font-weight-complex="bold"/>
    </style:style>
    <style:style style:name="T106" style:family="text">
      <style:text-properties fo:color="#000000" style:font-name="Monospace" fo:font-size="13pt" fo:font-weight="bold" officeooo:rsid="00c6f2eb" fo:background-color="#b7b3ca" loext:char-shading-value="0" style:font-size-asian="13pt" style:font-weight-asian="bold" style:font-size-complex="13pt" style:font-weight-complex="bold"/>
    </style:style>
    <style:style style:name="T107" style:family="text">
      <style:text-properties fo:color="#000000" style:font-name="Monospace" fo:font-size="13pt" fo:background-color="#fff5ce" loext:char-shading-value="0" style:font-size-asian="13pt" style:font-size-complex="13pt"/>
    </style:style>
    <style:style style:name="T108" style:family="text">
      <style:text-properties fo:color="#000000" style:font-name="Monospace" fo:font-size="13pt" fo:font-style="italic" fo:font-weight="normal" officeooo:rsid="00c6f2eb" fo:background-color="#fff5ce" loext:char-shading-value="0" style:font-size-asian="13pt" style:font-style-asian="italic" style:font-weight-asian="normal" style:font-size-complex="13pt" style:font-style-complex="italic" style:font-weight-complex="normal"/>
    </style:style>
    <style:style style:name="T109" style:family="text">
      <style:text-properties fo:color="#000000" style:font-name="Monospace" fo:font-size="13pt" fo:font-style="italic" fo:font-weight="normal" officeooo:rsid="00c8ebca" fo:background-color="#fff5ce" loext:char-shading-value="0" style:font-size-asian="13pt" style:font-style-asian="italic" style:font-weight-asian="normal" style:font-size-complex="13pt" style:font-style-complex="italic" style:font-weight-complex="normal"/>
    </style:style>
    <style:style style:name="T110" style:family="text">
      <style:text-properties fo:color="#000000" style:font-name="Monospace" fo:font-size="14pt" fo:font-weight="bold" fo:background-color="#fff5ce" loext:char-shading-value="0" style:font-size-asian="14pt" style:font-weight-asian="bold" style:font-size-complex="14pt"/>
    </style:style>
    <style:style style:name="T111" style:family="text">
      <style:text-properties fo:color="#000000" style:font-name="Monospace" fo:font-size="14pt" fo:background-color="#fff5ce" loext:char-shading-value="0" style:font-size-asian="14pt" style:font-size-complex="14pt"/>
    </style:style>
    <style:style style:name="T112" style:family="text">
      <style:text-properties fo:color="#000000" style:font-name="Monospace" fo:letter-spacing="normal"/>
    </style:style>
    <style:style style:name="T113" style:family="text">
      <style:text-properties fo:color="#000000" style:font-name="Monospace" fo:letter-spacing="normal" style:text-underline-style="none" style:font-style-asian="normal" style:font-style-complex="normal"/>
    </style:style>
    <style:style style:name="T114" style:family="text">
      <style:text-properties fo:color="#000000" style:font-name="Monospace" fo:letter-spacing="normal" style:font-style-asian="normal" style:font-style-complex="normal"/>
    </style:style>
    <style:style style:name="T115" style:family="text">
      <style:text-properties fo:color="#000000" style:font-name="Monospace" style:text-underline-style="none" style:font-style-asian="normal" style:font-style-complex="normal"/>
    </style:style>
    <style:style style:name="T116" style:family="text">
      <style:text-properties fo:color="#000000" style:font-name="Verdana" fo:font-size="13pt" fo:background-color="#fffae3" loext:char-shading-value="0" style:font-size-asian="13pt" style:font-size-complex="13pt"/>
    </style:style>
    <style:style style:name="T117" style:family="text">
      <style:text-properties fo:color="#000000" fo:font-weight="bold" style:font-weight-asian="bold"/>
    </style:style>
    <style:style style:name="T118" style:family="text">
      <style:text-properties fo:color="#000000" fo:background-color="#fffae3" loext:char-shading-value="0"/>
    </style:style>
    <style:style style:name="T119" style:family="text">
      <style:text-properties fo:color="#800000" style:font-name="Monospace"/>
    </style:style>
    <style:style style:name="T120" style:family="text">
      <style:text-properties fo:color="#800000" style:font-name="Monospace" fo:font-size="9pt" fo:font-weight="bold" style:font-size-asian="9pt" style:font-weight-asian="bold"/>
    </style:style>
    <style:style style:name="T121" style:family="text">
      <style:text-properties fo:color="#800000" style:font-name="Monospace" fo:font-size="9pt" style:font-size-asian="9pt"/>
    </style:style>
    <style:style style:name="T122" style:family="text">
      <style:text-properties fo:color="#800000" style:font-name="Verdana" fo:font-size="13pt" fo:font-weight="bold" fo:background-color="#fffae3" loext:char-shading-value="0" style:font-size-asian="13pt" style:font-weight-asian="bold" style:font-size-complex="13pt"/>
    </style:style>
    <style:style style:name="T123" style:family="text">
      <style:text-properties fo:color="#800000" fo:font-weight="bold" fo:background-color="#fffae3" loext:char-shading-value="0" style:font-weight-asian="bold"/>
    </style:style>
    <style:style style:name="T124" style:family="text">
      <style:text-properties fo:color="#800000" fo:font-weight="bold" style:font-weight-asian="bold"/>
    </style:style>
    <style:style style:name="T125" style:family="text">
      <style:text-properties fo:color="#800000" fo:background-color="#fffae3" loext:char-shading-value="0"/>
    </style:style>
    <style:style style:name="T126" style:family="text">
      <style:text-properties fo:color="#800000" fo:background-color="#99ccff" loext:char-shading-value="0"/>
    </style:style>
    <style:style style:name="T127" style:family="text">
      <style:text-properties fo:color="#808000" style:font-name="Monospace"/>
    </style:style>
    <style:style style:name="T128" style:family="text">
      <style:text-properties fo:color="#808000" style:font-name="Monospace" officeooo:rsid="00975b5a"/>
    </style:style>
    <style:style style:name="T129" style:family="text">
      <style:text-properties fo:color="#808000" style:font-name="Verdana" fo:font-size="13pt" fo:background-color="#fffae3" loext:char-shading-value="0" style:font-size-asian="13pt" style:font-size-complex="13pt"/>
    </style:style>
    <style:style style:name="T130" style:family="text">
      <style:text-properties style:font-name="Verdana"/>
    </style:style>
    <style:style style:name="T131" style:family="text">
      <style:text-properties style:font-name="Monospace"/>
    </style:style>
    <style:style style:name="T132" style:family="text">
      <style:text-properties style:font-name="Monospace" fo:font-size="9pt" style:font-size-asian="9pt"/>
    </style:style>
    <style:style style:name="T133" style:family="text">
      <style:text-properties style:font-name="Monospace" fo:font-weight="bold" style:font-weight-asian="bold"/>
    </style:style>
    <style:style style:name="T134" style:family="text">
      <style:text-properties style:font-name="Monospace" fo:font-weight="bold" style:font-weight-asian="bold" style:font-weight-complex="bold"/>
    </style:style>
    <style:style style:name="T135" style:family="text">
      <style:text-properties style:font-name="Monospace" officeooo:rsid="006cbd21"/>
    </style:style>
    <style:style style:name="T136" style:family="text">
      <style:text-properties style:font-name="Monospace" officeooo:rsid="00876cb8"/>
    </style:style>
    <style:style style:name="T137" style:family="text">
      <style:text-properties style:font-name="Monospace" officeooo:rsid="0082b506"/>
    </style:style>
    <style:style style:name="T138" style:family="text">
      <style:text-properties style:font-name="Monospace" officeooo:rsid="008d36f4"/>
    </style:style>
    <style:style style:name="T139" style:family="text">
      <style:text-properties style:font-name="Monospace" officeooo:rsid="008dfc4e"/>
    </style:style>
    <style:style style:name="T140" style:family="text">
      <style:text-properties style:font-name="Monospace" officeooo:rsid="00999785"/>
    </style:style>
    <style:style style:name="T141" style:family="text">
      <style:text-properties style:font-name="Monospace" fo:font-style="italic" officeooo:rsid="00a86264" fo:background-color="transparent" loext:char-shading-value="0" style:font-style-asian="italic" style:font-style-complex="italic"/>
    </style:style>
    <style:style style:name="T142" style:family="text">
      <style:text-properties style:font-name="Monospace" style:text-underline-style="none" officeooo:rsid="00ac0faa"/>
    </style:style>
    <style:style style:name="T143" style:family="text">
      <style:text-properties style:font-name="Monospace" style:text-underline-style="none" officeooo:rsid="00ac0faa" fo:background-color="#fff5ce" loext:char-shading-value="0"/>
    </style:style>
    <style:style style:name="T144" style:family="text">
      <style:text-properties style:font-name="Monospace" style:text-underline-style="none" officeooo:rsid="00ad1e4d"/>
    </style:style>
    <style:style style:name="T145" style:family="text">
      <style:text-properties style:font-name="Monospace" style:text-underline-style="none" officeooo:rsid="00dbb5d7" fo:background-color="transparent" loext:char-shading-value="0" style:font-size-asian="13pt" style:font-weight-asian="normal" style:font-size-complex="13pt" style:font-weight-complex="normal"/>
    </style:style>
    <style:style style:name="T146" style:family="text">
      <style:text-properties style:font-name="Monospace" style:text-underline-style="none" officeooo:rsid="00dae4eb" fo:background-color="transparent" loext:char-shading-value="0" style:font-size-asian="13pt" style:font-weight-asian="normal" style:font-size-complex="13pt" style:font-weight-complex="normal"/>
    </style:style>
    <style:style style:name="T147" style:family="text">
      <style:text-properties style:font-name="Monospace" style:text-underline-style="none" officeooo:rsid="00dda762" fo:background-color="transparent" loext:char-shading-value="0" style:font-size-asian="13pt" style:font-weight-asian="normal" style:font-size-complex="13pt" style:font-weight-complex="normal"/>
    </style:style>
    <style:style style:name="T148" style:family="text">
      <style:text-properties style:font-name="Monospace" style:text-underline-style="none" officeooo:rsid="00dddbe4" fo:background-color="transparent" loext:char-shading-value="0" style:font-size-asian="13pt" style:font-weight-asian="normal" style:font-size-complex="13pt" style:font-weight-complex="normal"/>
    </style:style>
    <style:style style:name="T149" style:family="text">
      <style:text-properties style:font-name="Monospace" fo:background-color="#fff5ce" loext:char-shading-value="0"/>
    </style:style>
    <style:style style:name="T150" style:family="text">
      <style:text-properties style:font-name="Monospace" officeooo:rsid="00a93775" fo:background-color="#fff5ce" loext:char-shading-value="0"/>
    </style:style>
    <style:style style:name="T151" style:family="text">
      <style:text-properties style:font-name="Monospace" style:text-underline-style="solid" style:text-underline-width="auto" style:text-underline-color="font-color" fo:font-weight="bold" officeooo:rsid="00a93775" style:font-weight-asian="bold"/>
    </style:style>
    <style:style style:name="T152" style:family="text">
      <style:text-properties style:font-name="Monospace" officeooo:rsid="00a93775"/>
    </style:style>
    <style:style style:name="T153" style:family="text">
      <style:text-properties style:font-name="Monospace" officeooo:rsid="00cb34f2"/>
    </style:style>
    <style:style style:name="T154" style:family="text">
      <style:text-properties style:font-name="Monospace" officeooo:rsid="00d7fbd2"/>
    </style:style>
    <style:style style:name="T155" style:family="text">
      <style:text-properties style:font-name="Monospace" officeooo:rsid="00dda762"/>
    </style:style>
    <style:style style:name="T156" style:family="text">
      <style:text-properties style:font-name="Monospace" officeooo:rsid="00ebdcce"/>
    </style:style>
    <style:style style:name="T157" style:family="text">
      <style:text-properties style:font-name="Monospace" officeooo:rsid="00ec9bbd"/>
    </style:style>
    <style:style style:name="T158" style:family="text">
      <style:text-properties style:font-name="Monospace" officeooo:rsid="00f016b5"/>
    </style:style>
    <style:style style:name="T159" style:family="text">
      <style:text-properties style:font-name="Monospace" officeooo:rsid="00fc83b5"/>
    </style:style>
    <style:style style:name="T160" style:family="text">
      <style:text-properties style:font-name="Monospace" officeooo:rsid="00fe1007"/>
    </style:style>
    <style:style style:name="T161" style:family="text">
      <style:text-properties style:font-name="Monospace" fo:font-weight="normal" style:font-weight-asian="normal" style:font-weight-complex="normal"/>
    </style:style>
    <style:style style:name="T162" style:family="text">
      <style:text-properties style:font-name="Monospace" fo:font-weight="normal" officeooo:rsid="0106a0a4" style:font-weight-asian="normal" style:font-weight-complex="normal"/>
    </style:style>
    <style:style style:name="T163" style:family="text">
      <style:text-properties style:font-name="Monospace" officeooo:rsid="0106a0a4"/>
    </style:style>
    <style:style style:name="T164" style:family="text">
      <style:text-properties style:font-name="Monospace" officeooo:rsid="010ac388"/>
    </style:style>
    <style:style style:name="T165" style:family="text">
      <style:text-properties officeooo:rsid="00634467"/>
    </style:style>
    <style:style style:name="T166" style:family="text">
      <style:text-properties officeooo:rsid="0082b506"/>
    </style:style>
    <style:style style:name="T167" style:family="text">
      <style:text-properties officeooo:rsid="00876cb8"/>
    </style:style>
    <style:style style:name="T168" style:family="text">
      <style:text-properties fo:color="#000080" style:font-name="Monospace"/>
    </style:style>
    <style:style style:name="T169" style:family="text">
      <style:text-properties fo:color="#21313c" style:font-name="Monospace" fo:font-style="italic" style:text-underline-style="solid" style:text-underline-width="auto" style:text-underline-color="font-color" fo:font-weight="bold" fo:background-color="transparent" loext:char-shading-value="0" style:font-style-asian="italic" style:font-weight-asian="bold" style:font-style-complex="italic" style:font-weight-complex="bold"/>
    </style:style>
    <style:style style:name="T170" style:family="text">
      <style:text-properties fo:color="#21313c" style:font-name="Monospace" fo:font-style="italic" style:text-underline-style="solid" style:text-underline-width="auto" style:text-underline-color="font-color" fo:font-weight="bold" officeooo:rsid="0096e6ca" fo:background-color="transparent" loext:char-shading-value="0" style:font-style-asian="italic" style:font-weight-asian="bold" style:font-style-complex="italic" style:font-weight-complex="bold"/>
    </style:style>
    <style:style style:name="T171" style:family="text">
      <style:text-properties fo:color="#21313c" style:font-name="Monospace" fo:font-style="italic" style:text-underline-style="solid" style:text-underline-width="auto" style:text-underline-color="font-color" fo:font-weight="bold" officeooo:rsid="00975b5a" fo:background-color="transparent" loext:char-shading-value="0" style:font-style-asian="italic" style:font-weight-asian="bold" style:font-style-complex="italic" style:font-weight-complex="bold"/>
    </style:style>
    <style:style style:name="T172" style:family="text">
      <style:text-properties fo:color="#21313c" style:font-name="Monospace" fo:font-style="italic" style:text-underline-style="solid" style:text-underline-width="auto" style:text-underline-color="font-color" fo:font-weight="bold" officeooo:rsid="009cef77" fo:background-color="transparent" loext:char-shading-value="0" style:font-style-asian="italic" style:font-weight-asian="bold" style:font-style-complex="italic" style:font-weight-complex="bold"/>
    </style:style>
    <style:style style:name="T173" style:family="text">
      <style:text-properties officeooo:rsid="00bf3f2c"/>
    </style:style>
    <style:style style:name="T174" style:family="text">
      <style:text-properties officeooo:rsid="00c41fb3" fo:background-color="#fff5ce" loext:char-shading-value="0" style:font-size-asian="13pt" style:font-weight-asian="normal" style:font-size-complex="13pt" style:font-weight-complex="normal"/>
    </style:style>
    <style:style style:name="T175" style:family="text">
      <style:text-properties officeooo:rsid="00c45eb8" fo:background-color="#fff5ce" loext:char-shading-value="0" style:font-size-asian="13pt" style:font-weight-asian="normal" style:font-size-complex="13pt" style:font-weight-complex="normal"/>
    </style:style>
    <style:style style:name="T176" style:family="text">
      <style:text-properties style:font-name="Akzidenz" fo:font-size="12pt" style:text-underline-style="none" fo:background-color="transparent" loext:char-shading-value="0" style:font-size-asian="13pt" style:font-weight-asian="normal" style:font-size-complex="13pt" style:font-weight-complex="normal"/>
    </style:style>
    <style:style style:name="T177" style:family="text">
      <style:text-properties fo:color="#008000" style:font-name="Monospace" fo:font-size="9pt" style:font-size-asian="9pt"/>
    </style:style>
    <style:style style:name="T178" style:family="text">
      <style:text-properties fo:background-color="transparent" loext:char-shading-value="0"/>
    </style:style>
    <style:style style:name="T179" style:family="text">
      <style:text-properties fo:color="#333333" style:font-name="Menlo" fo:background-color="transparent" loext:char-shading-value="0" loext:padding="0cm" loext:border="none"/>
    </style:style>
    <style:style style:name="T180" style:family="text">
      <style:text-properties officeooo:rsid="011640dd"/>
    </style:style>
    <style:style style:name="T181" style:family="text">
      <style:text-properties officeooo:rsid="0116d4e3"/>
    </style:style>
    <style:style style:name="T182" style:family="text">
      <style:text-properties fo:font-size="12pt" fo:letter-spacing="normal" style:text-underline-style="none" fo:font-weight="bold" style:font-style-asian="normal" style:font-style-complex="normal" loext:padding="0cm" loext:border="none"/>
    </style:style>
    <style:style style:name="T183" style:family="text">
      <style:text-properties fo:font-size="12pt" fo:font-weight="bold" loext:padding="0cm" loext:border="none"/>
    </style:style>
    <style:style style:name="T184" style:family="text">
      <style:text-properties fo:font-size="12pt" fo:font-weight="normal" loext:padding="0cm" loext:border="none"/>
    </style:style>
    <style:style style:name="T185" style:family="text">
      <style:text-properties officeooo:rsid="0119059b"/>
    </style:style>
    <style:style style:name="T186" style:family="text">
      <style:text-properties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><text:span text:style-name="T5">MongoDb</text:span><text:span text:style-name="T13"> </text:span>is Document oriented NoSQL Database</text:p>
      <text:p text:style-name="P189"/>
      <text:p text:style-name="P190">It’s not a relational database. <text:span text:style-name="T7">It’s a NON-RELATIONAL database.</text:span></text:p>
      <text:p text:style-name="P190"/>
      <text:p text:style-name="P191">MongoDB is schema Free database. <text:span text:style-name="T8">And based on Binary JSON format ; </text:span><text:span text:style-name="T3">BSON</text:span></text:p>
      <text:p text:style-name="P197"/>
      <text:p text:style-name="P47">When JSON data get stored in Database, we called it as BSON (as it stored in form of BSON)</text:p>
      <text:p text:style-name="P76"/>
      <text:p text:style-name="P192"><text:span text:style-name="T9">It organized in group of documents which </text:span><text:span text:style-name="T10">are </text:span><text:span text:style-name="T9">called collections.</text:span></text:p>
      <text:p text:style-name="P301"/>
      <text:p text:style-name="P193">It’s a open source database.</text:p>
      <text:p text:style-name="P193"/>
      <text:p text:style-name="P193"><text:span text:style-name="T4">P</text:span><text:span text:style-name="T2">yMongo Driver</text:span> - is the recommended way to work with MongoDB from Python.</text:p>
      <text:p text:style-name="P193"/>
      <text:p text:style-name="P195">MongoDB vs RDBMS</text:p>
      <text:p text:style-name="P196"/>
      <text:p text:style-name="P194">Collection vs Table</text:p>
      <text:p text:style-name="P194">Document vs Row</text:p>
      <text:p text:style-name="P194">Field vs Column</text:p>
      <text:p text:style-name="P194"/>
      <text:p text:style-name="P50"/>
      <text:p text:style-name="P70">Install MongoDB</text:p>
      <text:p text:style-name="P74"/>
      <text:p text:style-name="P225"><text:span text:style-name="Source_20_Text"><text:span text:style-name="T179">sudo apt-get install -y mongodb-org</text:span></text:span></text:p>
      <text:p text:style-name="P225"><text:span text:style-name="Source_20_Text"><text:span text:style-name="T179">sudo service mongod start</text:span></text:span></text:p>
      <text:p text:style-name="P225"><text:span text:style-name="Source_20_Text"><text:span text:style-name="T179">mongo</text:span></text:span></text:p>
      <text:p text:style-name="P225"><text:span text:style-name="Source_20_Text"><text:span text:style-name="T179"/></text:span></text:p>
      <text:p text:style-name="P50"/>
      <text:p text:style-name="P49">There are mainly two things: <text:s/><text:span text:style-name="T2">mongod <text:s/></text:span>(which is a demon process <text:span text:style-name="T12">which runs in background and accepts the connection</text:span>) <text:s text:c="2"/>and <text:span text:style-name="T2">mongo </text:span><text:span text:style-name="T12">(its a command line shell)</text:span></text:p>
      <text:p text:style-name="P49"/>
      <text:p text:style-name="P51">mongod (should be in running state at backend) – we can check using <text:span text:style-name="T2">top </text:span><text:s/>command.</text:p>
      <text:p text:style-name="P51"/>
      <text:p text:style-name="P52">Top | grep mongod</text:p>
      <text:p text:style-name="P52"/>
      <text:p text:style-name="P48">On terminal <text:s/>just type <text:span text:style-name="T2">‘mongo’ <text:s/></text:span><text:s/>to start mongo shell to execute commands</text:p>
      <text:p text:style-name="P48"/>
      <text:p text:style-name="P53">By default it run on p<text:span text:style-name="T15">o</text:span>rt 27017</text:p>
      <text:p text:style-name="P48"/>
      <text:p text:style-name="P75">CRUD Operation Documents:</text:p>
      <text:p text:style-name="P75"><text:soft-page-break/></text:p>
      <text:p text:style-name="P46"><text:a xlink:type="simple" xlink:href="https://docs.mongodb.com/manual/crud/" text:style-name="Internet_20_link" text:visited-style-name="Visited_20_Internet_20_Link"><text:span text:style-name="T130">https://docs.mongodb.com/manual/crud/</text:span></text:a></text:p>
      <text:p text:style-name="P54"/>
      <text:p text:style-name="P54"/>
      <text:p text:style-name="P71">MongoDB GUI</text:p>
      <text:p text:style-name="P48"/>
      <text:p text:style-name="P55">We can install the <text:span text:style-name="T2">Studio 3T </text:span><text:s/>which is a MongoDB visualizer</text:p>
      <text:p text:style-name="P55"/>
      <text:p text:style-name="P204"><text:a xlink:type="simple" xlink:href="https://studio3t.com/" text:style-name="Internet_20_link" text:visited-style-name="Visited_20_Internet_20_Link"><text:span text:style-name="T130">https://studio3t.com/</text:span></text:a></text:p>
      <text:p text:style-name="P55"/>
      <text:p text:style-name="P56">Studio 3T earlier called MongoChef.</text:p>
      <text:p text:style-name="P56"/>
      <text:p text:style-name="P57">Download Studio 3T and run below command.</text:p>
      <text:p text:style-name="P57"/>
      <text:p text:style-name="P57"><text:span text:style-name="T87">$ tar -xvzf studio-3t-linux-x86.tar.gz</text:span><text:line-break/><text:span text:style-name="T87">$ ./studio-3t-linux-x86.sh</text:span></text:p>
      <text:p text:style-name="P181"/>
      <text:p text:style-name="P182">Once Installation completed, Open Studio 3T <text:s/>==&gt; New connection ==&gt; Give any Name ==&gt; host:localhost port:27017 ==&gt; Connect ==&gt; It will show all databases.</text:p>
      <text:p text:style-name="P77"/>
      <text:p text:style-name="P72">Commands</text:p>
      <text:p text:style-name="P72"/>
      <text:p text:style-name="P58">DATABASE – <text:s/>Show, Use (create/switch), drop</text:p>
      <text:p text:style-name="P73"/>
      <text:p text:style-name="P83">Show all Databases</text:p>
      <text:p text:style-name="P78"/>
      <text:p text:style-name="P59">show dbs; <text:span text:style-name="T90">=&gt; It will not show those db;s which does not have any collections.</text:span></text:p>
      <text:p text:style-name="P59"/>
      <text:p text:style-name="P85">Create a Database / Switch to a database</text:p>
      <text:p text:style-name="P85"/>
      <text:p text:style-name="P60">Use the particular Database <text:s/><text:span text:style-name="T14">(if DB not exists it will automaically create that)</text:span></text:p>
      <text:p text:style-name="P79"/>
      <text:p text:style-name="P60">use &lt;db_name&gt;;</text:p>
      <text:p text:style-name="P60"/>
      <text:p text:style-name="P80">To know current Database Name in which we are working <text:span text:style-name="T89">type below command;</text:span></text:p>
      <text:p text:style-name="P80"/>
      <text:p text:style-name="P63">db;</text:p>
      <text:p text:style-name="P81"/>
      <text:p text:style-name="P84">Drop the Database</text:p>
      <text:p text:style-name="P82"/>
      <text:p text:style-name="P64">use &lt;database_name&gt;; <text:s/>==&gt; First Switch to DB</text:p>
      <text:p text:style-name="P64">db.dropDatabase(); <text:span text:style-name="T16">==&gt; Drop DB</text:span></text:p>
      <text:p text:style-name="P64"/>
      <text:p text:style-name="P64">-----------------------------------------------</text:p>
      <text:p text:style-name="P64"/>
      <text:h text:style-name="P1" text:outline-level="2">COLLECTION <text:s/>-<text:span text:style-name="T165">&gt; </text:span><text:span text:style-name="T11">create, show</text:span></text:h>
      <text:p text:style-name="P215"/>
      <text:p text:style-name="P216">Create Collection</text:p>
      <text:p text:style-name="P143"><text:soft-page-break/></text:p>
      <text:p text:style-name="P145">First Method<text:line-break/></text:p>
      <text:p text:style-name="P299"><text:span text:style-name="T91">use testdb</text:span><text:span text:style-name="T124">;</text:span></text:p>
      <text:p text:style-name="P323"><text:span text:style-name="T91">db.createCollection</text:span><text:span text:style-name="T124">(</text:span><text:span text:style-name="T91">"mycollection"</text:span><text:span text:style-name="T117">)</text:span></text:p>
      <text:p text:style-name="P24"/>
      <text:p text:style-name="P27">Second Method</text:p>
      <text:p text:style-name="P27"/>
      <text:p text:style-name="P319">db.mycollection2.insert<text:span text:style-name="T1">({</text:span>"name"<text:span text:style-name="T1">:</text:span>"sumanshu"<text:span text:style-name="T1">})</text:span></text:p>
      <text:p text:style-name="P23"/>
      <text:p text:style-name="P22">The above command; will create the collection – mycollection2 (if it not exists and insert one document into that)</text:p>
      <text:p text:style-name="P22">if it already exists – it just insert one document into this.</text:p>
      <text:p text:style-name="P22"/>
      <text:p text:style-name="P320">We can also create the Capped Collection</text:p>
      <text:p text:style-name="P320"/>
      <text:p text:style-name="P321">So in below example, we put restriction that maximum number of documents which collectio can store are 4</text:p>
      <text:p text:style-name="P320"/>
      <text:p text:style-name="P318">db.createCollection("LogUsers",</text:p>
      <text:p text:style-name="P318"><text:s/>{capped : true,size : 100, max :4})</text:p>
      <text:p text:style-name="P24"/>
      <text:p text:style-name="P25">Show Collections</text:p>
      <text:p text:style-name="P26"/>
      <text:p text:style-name="P96"><text:span text:style-name="T118">show collections</text:span><text:span text:style-name="T123">;</text:span></text:p>
      <text:p text:style-name="P183"/>
      <text:p text:style-name="P144">Drop Collection</text:p>
      <text:p text:style-name="P184"/>
      <text:p text:style-name="P97"><text:span text:style-name="T118">db.mycollection.drop</text:span><text:span text:style-name="T126">()</text:span><text:span text:style-name="T125">;</text:span></text:p>
      <text:p text:style-name="P185"/>
      <text:h text:style-name="P2" text:outline-level="2">Insert Document</text:h>
      <text:p text:style-name="P19"><text:span text:style-name="T19">I</text:span><text:span text:style-name="T18">nsert operations add new </text:span><text:a xlink:type="simple" xlink:href="https://docs.mongodb.com/manual/core/document/#std-label-bson-document-format" text:style-name="Internet_20_link" text:visited-style-name="Visited_20_Internet_20_Link">documents</text:a><text:span text:style-name="T22"> </text:span><text:span text:style-name="T18">to a </text:span><text:a xlink:type="simple" xlink:href="https://docs.mongodb.com/manual/core/databases-and-collections/#std-label-collections" text:style-name="Internet_20_link" text:visited-style-name="Visited_20_Internet_20_Link"><text:span text:style-name="T22">collection</text:span></text:a><text:span text:style-name="T18">. If the collection does not currently exist, insert operations will create the collection.</text:span></text:p>
      <text:p text:style-name="P18">MongoDB provides the following methods to insert documents into a collection:</text:p>
      <text:list xml:id="list476715661" text:style-name="L1">
        <text:list-item>
          <text:p text:style-name="P335"><text:a xlink:type="simple" xlink:href="https://docs.mongodb.com/manual/reference/method/db.collection.insertOne/#mongodb-method-db.collection.insertOne" text:style-name="Internet_20_link" text:visited-style-name="Visited_20_Internet_20_Link"><text:span text:style-name="Source_20_Text"><text:span text:style-name="T22">db.collection.insertOne()</text:span></text:span></text:a></text:p>
        </text:list-item>
        <text:list-item>
          <text:p text:style-name="P335"><text:a xlink:type="simple" xlink:href="https://docs.mongodb.com/manual/reference/method/db.collection.insertMany/#mongodb-method-db.collection.insertMany" text:style-name="Internet_20_link" text:visited-style-name="Visited_20_Internet_20_Link"><text:span text:style-name="Source_20_Text"><text:span text:style-name="T22">db.collection.insertMany()</text:span></text:span></text:a></text:p>
        </text:list-item>
        <text:list-item>
          <text:p text:style-name="P336"><text:span text:style-name="Source_20_Text"><text:span text:style-name="T23">db.collection.insert() <text:s text:c="3"/></text:span></text:span><text:span text:style-name="Source_20_Text"><text:span text:style-name="T25">(Generally No one use this method)</text:span></text:span></text:p>
        </text:list-item>
      </text:list>
      <text:p text:style-name="P212"><text:span text:style-name="Source_20_Text"><text:span text:style-name="T23"/></text:span></text:p>
      <text:p text:style-name="P213"><text:soft-page-break/><text:span text:style-name="Source_20_Text"><text:span text:style-name="T24">example:</text:span></text:span></text:p>
      <text:p text:style-name="P206"><text:span text:style-name="Source_20_Text"><text:span text:style-name="T38">db.myCollection.insert</text:span></text:span><text:span text:style-name="T122">({</text:span><text:span text:style-name="T129">"name"</text:span><text:span text:style-name="T122">:</text:span><text:span text:style-name="T116"> </text:span><text:span text:style-name="T129">"Sumanshu"</text:span><text:span text:style-name="T122">})</text:span></text:p>
      <text:p text:style-name="P206"><text:span text:style-name="Source_20_Text"><text:span text:style-name="T28"/></text:span></text:p>
      <text:p text:style-name="P207"><text:span text:style-name="Source_20_Text"><text:span text:style-name="T39">db ==&gt; is not the database which we created; it’ just the object</text:span></text:span></text:p>
      <text:p text:style-name="P207"><text:span text:style-name="Source_20_Text"><text:span text:style-name="T39">myCollection =&gt; will be the name of table which we want to created</text:span></text:span></text:p>
      <text:p text:style-name="P148"/>
      <text:p text:style-name="P149">use student;</text:p>
      <text:p text:style-name="P149"/>
      <text:p text:style-name="P165"># Method-1</text:p>
      <text:p text:style-name="P165"/>
      <text:p text:style-name="P228">db.student.insert(</text:p>
      <text:p text:style-name="P34">{</text:p>
      <text:p text:style-name="P34"><text:s text:c="4"/>"studentNo": "1",</text:p>
      <text:p text:style-name="P34"><text:s text:c="4"/>"firstName": "Sumanshu",</text:p>
      <text:p text:style-name="P34"><text:s text:c="4"/>"lastName": "Nankana",</text:p>
      <text:p text:style-name="P34"><text:s text:c="4"/>"Age": "31"</text:p>
      <text:p text:style-name="P34">}</text:p>
      <text:p text:style-name="P150">)</text:p>
      <text:p text:style-name="P98"/>
      <text:p text:style-name="P114"># Method-2</text:p>
      <text:p text:style-name="P114"/>
      <text:p text:style-name="P151">db.student.insertOne(</text:p>
      <text:p text:style-name="P34">{</text:p>
      <text:p text:style-name="P34"><text:s text:c="4"/>"studentNo": "2",</text:p>
      <text:p text:style-name="P34"><text:s text:c="4"/>"firstName": "Bhupinder",</text:p>
      <text:p text:style-name="P34"><text:s text:c="4"/>"lastName": "Kwatra",</text:p>
      <text:p text:style-name="P34"><text:s text:c="4"/>"Age": "32"</text:p>
      <text:p text:style-name="P34">}</text:p>
      <text:p text:style-name="P151">)</text:p>
      <text:p text:style-name="P151"/>
      <text:p text:style-name="P112"><text:span text:style-name="T131"># Method-3 =&gt; Inserting Multiple Data </text:span><text:span text:style-name="T135">using insert</text:span></text:p>
      <text:p text:style-name="P113"><text:span text:style-name="T135"># </text:span><text:span text:style-name="T131">All data should be passed in an array</text:span></text:p>
      <text:p text:style-name="P166"/>
      <text:p text:style-name="P152">db.student.insert(</text:p>
      <text:p text:style-name="P34"><text:s text:c="4"/>[{</text:p>
      <text:p text:style-name="P34"><text:s text:c="8"/>"studentNo": "3",</text:p>
      <text:p text:style-name="P34"><text:s text:c="8"/>"firstName": "Prince",</text:p>
      <text:p text:style-name="P34"><text:s text:c="8"/>"lastName": "Bathla",</text:p>
      <text:p text:style-name="P34"><text:s text:c="8"/>"Age": "33"</text:p>
      <text:p text:style-name="P34"><text:s text:c="4"/>},</text:p>
      <text:p text:style-name="P34"><text:s text:c="4"/>{</text:p>
      <text:p text:style-name="P34"><text:s text:c="8"/>"studentNo": "4",</text:p>
      <text:p text:style-name="P34"><text:s text:c="8"/>"firstName": "Shubham",</text:p>
      <text:p text:style-name="P34"><text:s text:c="8"/>"lastName": "Wadhwa",</text:p>
      <text:p text:style-name="P34"><text:s text:c="8"/>"Age": "26"</text:p>
      <text:p text:style-name="P34"><text:soft-page-break/><text:s text:c="4"/>},</text:p>
      <text:p text:style-name="P34"><text:s text:c="4"/>{</text:p>
      <text:p text:style-name="P34"><text:s text:c="8"/>"studentNo": "5",</text:p>
      <text:p text:style-name="P34"><text:s text:c="8"/>"firstName": "Yatin",</text:p>
      <text:p text:style-name="P34"><text:s text:c="8"/>"lastName": "Wadhwa",</text:p>
      <text:p text:style-name="P34"><text:s text:c="8"/>"Age": "24"</text:p>
      <text:p text:style-name="P34"><text:s text:c="4"/>}]</text:p>
      <text:p text:style-name="P152">)</text:p>
      <text:p text:style-name="P167"># Method-4 – Inserting Multiple data , using insertMany</text:p>
      <text:p text:style-name="P167"/>
      <text:p text:style-name="P103"><text:span text:style-name="T131">db.student.insertMany</text:span><text:span text:style-name="T119">(</text:span></text:p>
      <text:p text:style-name="P40"><text:span text:style-name="T92"><text:s text:c="4"/></text:span><text:span text:style-name="T119">[{</text:span></text:p>
      <text:p text:style-name="P40"><text:span text:style-name="T92"><text:s text:c="8"/></text:span><text:span text:style-name="T127">"studentNo"</text:span><text:span text:style-name="T119">:</text:span><text:span text:style-name="T92"> </text:span><text:span text:style-name="T127">"6"</text:span><text:span text:style-name="T119">,</text:span></text:p>
      <text:p text:style-name="P40"><text:span text:style-name="T92"><text:s text:c="8"/></text:span><text:span text:style-name="T127">"firstName"</text:span><text:span text:style-name="T119">:</text:span><text:span text:style-name="T92"> </text:span><text:span text:style-name="T127">"Rajesh"</text:span><text:span text:style-name="T119">,</text:span></text:p>
      <text:p text:style-name="P40"><text:span text:style-name="T92"><text:s text:c="8"/></text:span><text:span text:style-name="T127">"lastName"</text:span><text:span text:style-name="T119">:</text:span><text:span text:style-name="T92"> </text:span><text:span text:style-name="T127">"Arya"</text:span><text:span text:style-name="T119">,</text:span></text:p>
      <text:p text:style-name="P40"><text:span text:style-name="T92"><text:s text:c="8"/></text:span><text:span text:style-name="T127">"Age"</text:span><text:span text:style-name="T119">:</text:span><text:span text:style-name="T92"> </text:span><text:span text:style-name="T127">"28"</text:span></text:p>
      <text:p text:style-name="P40"><text:span text:style-name="T92"><text:s text:c="4"/></text:span><text:span text:style-name="T119">},</text:span></text:p>
      <text:p text:style-name="P40"><text:span text:style-name="T92"><text:s text:c="4"/></text:span><text:span text:style-name="T119">{</text:span></text:p>
      <text:p text:style-name="P40"><text:span text:style-name="T92"><text:s text:c="8"/></text:span><text:span text:style-name="T127">"studentNo"</text:span><text:span text:style-name="T119">:</text:span><text:span text:style-name="T92"> </text:span><text:span text:style-name="T127">"7"</text:span><text:span text:style-name="T119">,</text:span></text:p>
      <text:p text:style-name="P40"><text:span text:style-name="T92"><text:s text:c="8"/></text:span><text:span text:style-name="T127">"firstName"</text:span><text:span text:style-name="T119">:</text:span><text:span text:style-name="T92"> </text:span><text:span text:style-name="T127">"Shubham"</text:span><text:span text:style-name="T119">,</text:span></text:p>
      <text:p text:style-name="P40"><text:span text:style-name="T92"><text:s text:c="8"/></text:span><text:span text:style-name="T127">"lastName"</text:span><text:span text:style-name="T119">:</text:span><text:span text:style-name="T92"> </text:span><text:span text:style-name="T127">"Arora"</text:span><text:span text:style-name="T119">,</text:span></text:p>
      <text:p text:style-name="P40"><text:span text:style-name="T92"><text:s text:c="8"/></text:span><text:span text:style-name="T127">"Age"</text:span><text:span text:style-name="T119">:</text:span><text:span text:style-name="T92"> </text:span><text:span text:style-name="T127">"28"</text:span></text:p>
      <text:p text:style-name="P40"><text:span text:style-name="T92"><text:s text:c="4"/></text:span><text:span text:style-name="T119">},</text:span></text:p>
      <text:p text:style-name="P40"><text:span text:style-name="T92"><text:s text:c="4"/></text:span><text:span text:style-name="T119">{</text:span></text:p>
      <text:p text:style-name="P40"><text:span text:style-name="T92"><text:s text:c="8"/></text:span><text:span text:style-name="T127">"studentNo"</text:span><text:span text:style-name="T119">:</text:span><text:span text:style-name="T92"> </text:span><text:span text:style-name="T127">"8"</text:span><text:span text:style-name="T119">,</text:span></text:p>
      <text:p text:style-name="P40"><text:span text:style-name="T92"><text:s text:c="8"/></text:span><text:span text:style-name="T127">"firstName"</text:span><text:span text:style-name="T119">:</text:span><text:span text:style-name="T92"> </text:span><text:span text:style-name="T127">"Ravi"</text:span><text:span text:style-name="T119">,</text:span></text:p>
      <text:p text:style-name="P40"><text:span text:style-name="T92"><text:s text:c="8"/></text:span><text:span text:style-name="T127">"lastName"</text:span><text:span text:style-name="T119">:</text:span><text:span text:style-name="T92"> </text:span><text:span text:style-name="T127">"Rai"</text:span><text:span text:style-name="T119">,</text:span></text:p>
      <text:p text:style-name="P40"><text:span text:style-name="T92"><text:s text:c="8"/></text:span><text:span text:style-name="T127">"Age"</text:span><text:span text:style-name="T119">:</text:span><text:span text:style-name="T92"> </text:span><text:span text:style-name="T127">"29"</text:span></text:p>
      <text:p text:style-name="P40"><text:span text:style-name="T92"><text:s text:c="4"/></text:span><text:span text:style-name="T119">}]</text:span></text:p>
      <text:p text:style-name="P186">)</text:p>
      <text:p text:style-name="P102"/>
      <text:p text:style-name="P136">It insert the unique ID for every document as well automatically.</text:p>
      <text:p text:style-name="P137">If we want to insert our own ID we need to pass the key as “_id” and then need to give value</text:p>
      <text:p text:style-name="P137"/>
      <text:p text:style-name="P138"><text:span text:style-name="T131">db.student.insertOne</text:span><text:span text:style-name="T133">(</text:span></text:p>
      <text:p text:style-name="P30"><text:span text:style-name="T131"><text:s text:c="4"/></text:span><text:span text:style-name="T133">{</text:span></text:p>
      <text:p text:style-name="P30"><text:span text:style-name="T131"><text:s text:c="8"/>"_id"</text:span><text:span text:style-name="T133">:</text:span><text:span text:style-name="T131"> "001"</text:span><text:span text:style-name="T133">,</text:span></text:p>
      <text:p text:style-name="P30"><text:span text:style-name="T131"><text:s text:c="8"/>"studentNo" </text:span><text:span text:style-name="T133">:</text:span><text:span text:style-name="T131"> "9"</text:span><text:span text:style-name="T133">,</text:span></text:p>
      <text:p text:style-name="P30"><text:span text:style-name="T131"><text:s text:c="8"/>"firstName"</text:span><text:span text:style-name="T133">:</text:span><text:span text:style-name="T131">"Mishu"</text:span><text:span text:style-name="T133">,</text:span></text:p>
      <text:p text:style-name="P30"><text:span text:style-name="T131"><text:s text:c="8"/>"lastName"</text:span><text:span text:style-name="T133">:</text:span><text:span text:style-name="T131">"Nankana"</text:span><text:span text:style-name="T133">,</text:span></text:p>
      <text:p text:style-name="P30"><text:span text:style-name="T131"><text:s text:c="8"/>"Age"</text:span><text:span text:style-name="T133">:</text:span><text:span text:style-name="T131">"30"</text:span></text:p>
      <text:p text:style-name="P31"><text:s text:c="8"/></text:p>
      <text:p text:style-name="P30"><text:span text:style-name="T131"><text:s text:c="4"/></text:span><text:span text:style-name="T133">}</text:span></text:p>
      <text:p text:style-name="P174">)</text:p>
      <text:p text:style-name="P174"/>
      <text:p text:style-name="P176">To Insert only one document, we can use insertOne as well</text:p>
      <text:p text:style-name="P176"><text:soft-page-break/></text:p>
      <text:p text:style-name="P285">db.student.insertOne(</text:p>
      <text:p text:style-name="P37">{</text:p>
      <text:p text:style-name="P30"><text:span text:style-name="T131"><text:s text:c="4"/>"studentNo"</text:span><text:span text:style-name="T133">:</text:span><text:span text:style-name="T131">"9"</text:span><text:span text:style-name="T133">,</text:span></text:p>
      <text:p text:style-name="P30"><text:span text:style-name="T131"><text:s text:c="4"/>"firstName"</text:span><text:span text:style-name="T133">:</text:span><text:span text:style-name="T131">"A"</text:span><text:span text:style-name="T133">,</text:span></text:p>
      <text:p text:style-name="P30"><text:span text:style-name="T131"><text:s text:c="4"/>"lastName"</text:span><text:span text:style-name="T133">:</text:span><text:span text:style-name="T131">"a"</text:span><text:span text:style-name="T133">,</text:span></text:p>
      <text:p text:style-name="P30"><text:span text:style-name="T131"><text:s text:c="4"/>"Age"</text:span><text:span text:style-name="T133">:</text:span><text:span text:style-name="T131">"31"</text:span></text:p>
      <text:p text:style-name="P30"><text:span text:style-name="T133">}</text:span><text:span text:style-name="T73">)</text:span></text:p>
      <text:p text:style-name="P61"/>
      <text:p text:style-name="P203"><text:span text:style-name="T57">To Insert </text:span><text:span text:style-name="T58">multiple</text:span><text:span text:style-name="T57"> document</text:span><text:span text:style-name="T58">s</text:span><text:span text:style-name="T57">, we can use insert</text:span><text:span text:style-name="T58">Many</text:span><text:span text:style-name="T57"> as well</text:span></text:p>
      <text:p text:style-name="P177"/>
      <text:p text:style-name="P45"><text:span text:style-name="T60">M</text:span><text:span text:style-name="T59">ultiple documents, should be passed in a List</text:span></text:p>
      <text:p text:style-name="P177"/>
      <text:p text:style-name="P198"><text:span text:style-name="T74">db.student.insertMany</text:span><text:span text:style-name="T131">(</text:span></text:p>
      <text:p text:style-name="P35">[</text:p>
      <text:p text:style-name="P35">{</text:p>
      <text:p text:style-name="P35"><text:s text:c="4"/>"studentNo":"10",</text:p>
      <text:p text:style-name="P35"><text:s text:c="4"/>"firstName":"Name10",</text:p>
      <text:p text:style-name="P35"><text:s text:c="4"/>"lastName":"name10",</text:p>
      <text:p text:style-name="P35"><text:s text:c="4"/>"Age":"10"</text:p>
      <text:p text:style-name="P35">},</text:p>
      <text:p text:style-name="P35">{</text:p>
      <text:p text:style-name="P35"><text:s text:c="4"/>"studentNo":"11",</text:p>
      <text:p text:style-name="P35"><text:s text:c="4"/>"firstName":"Name11",</text:p>
      <text:p text:style-name="P35"><text:s text:c="4"/>"lastName":"name11",</text:p>
      <text:p text:style-name="P35"><text:s text:c="4"/>"Age":"11"</text:p>
      <text:p text:style-name="P35">},</text:p>
      <text:p text:style-name="P35">{</text:p>
      <text:p text:style-name="P35"><text:s text:c="4"/>"studentNo":"12",</text:p>
      <text:p text:style-name="P35"><text:s text:c="4"/>"firstName":"Name12",</text:p>
      <text:p text:style-name="P35"><text:s text:c="4"/>"lastName":"name12",</text:p>
      <text:p text:style-name="P35"><text:s text:c="4"/>"Age":"12"</text:p>
      <text:p text:style-name="P35">}]</text:p>
      <text:p text:style-name="P35">)</text:p>
      <text:p text:style-name="P42"/>
      <text:p text:style-name="P175"/>
      <text:p text:style-name="P62"/>
      <text:h text:style-name="P3" text:outline-level="2"><text:bookmark text:name="read-operations"/>QUERY DOCUMENT</text:h>
      <text:p text:style-name="P19"><text:span text:style-name="T18">Read operations retrieve </text:span><text:a xlink:type="simple" xlink:href="https://docs.mongodb.com/manual/core/document/#std-label-bson-document-format" text:style-name="Internet_20_link" text:visited-style-name="Visited_20_Internet_20_Link">documents</text:a><text:span text:style-name="T22"> </text:span><text:span text:style-name="T18">from a </text:span><text:a xlink:type="simple" xlink:href="https://docs.mongodb.com/manual/core/databases-and-collections/#std-label-collections" text:style-name="Internet_20_link" text:visited-style-name="Visited_20_Internet_20_Link"><text:span text:style-name="T22">collection</text:span></text:a><text:span text:style-name="T18">; i.e. query a collection for documents. MongoDB provides the following methods to read documents from a collection:</text:span></text:p>
      <text:list xml:id="list1305086657" text:style-name="L2">
        <text:list-item>
          <text:p text:style-name="P337"><text:a xlink:type="simple" xlink:href="https://docs.mongodb.com/manual/reference/method/db.collection.find/#mongodb-method-db.collection.find" text:style-name="Internet_20_link" text:visited-style-name="Visited_20_Internet_20_Link"><text:span text:style-name="Source_20_Text"><text:span text:style-name="T22">db.collection.find()</text:span></text:span></text:a></text:p>
        </text:list-item>
      </text:list>
      <text:p text:style-name="P211"><text:span text:style-name="Source_20_Text"><text:span text:style-name="T49">find()</text:span></text:span><text:span text:style-name="Source_20_Text"><text:span text:style-name="T42"> </text:span></text:span><text:span text:style-name="Source_20_Text"><text:span text:style-name="T50">returns output as cursor.</text:span></text:span></text:p>
      <text:p text:style-name="P211"><text:soft-page-break/><text:span text:style-name="Source_20_Text"><text:span text:style-name="T22"/></text:span></text:p>
      <text:p text:style-name="P214"><text:span text:style-name="Source_20_Text"><text:span text:style-name="T30"># Method-1</text:span></text:span></text:p>
      <text:p text:style-name="P205"><text:span text:style-name="Source_20_Text"><text:span text:style-name="T46">use school</text:span></text:span><text:span text:style-name="T94">;</text:span></text:p>
      <text:p text:style-name="P324">db.student.find();</text:p>
      <text:p text:style-name="P205"><text:span text:style-name="Source_20_Text"><text:span text:style-name="T29"/></text:span></text:p>
      <text:p text:style-name="P208"><text:span text:style-name="Source_20_Text"><text:span text:style-name="T31"># Method-2</text:span></text:span></text:p>
      <text:p text:style-name="P208"><text:span text:style-name="Source_20_Text"><text:span text:style-name="T31"/></text:span></text:p>
      <text:p text:style-name="P208"><text:span text:style-name="Source_20_Text"><text:span text:style-name="T47">db</text:span></text:span><text:span text:style-name="T94">.student.find().pretty();</text:span></text:p>
      <text:p text:style-name="P208"><text:span text:style-name="Source_20_Text"><text:span text:style-name="T40">It shows the output in pretty format i.e. JSON format</text:span></text:span></text:p>
      <text:p text:style-name="P208"><text:span text:style-name="Source_20_Text"><text:span text:style-name="T40"/></text:span></text:p>
      <text:p text:style-name="P210"><text:span text:style-name="Source_20_Text"><text:span text:style-name="T44"># To fetch only first document</text:span></text:span></text:p>
      <text:p text:style-name="P210"><text:span text:style-name="Source_20_Text"><text:span text:style-name="T48">db.student.findOne</text:span></text:span><text:span text:style-name="T100">()</text:span></text:p>
      <text:p text:style-name="P210"><text:span text:style-name="Source_20_Text"><text:span text:style-name="T41"/></text:span></text:p>
      <text:p text:style-name="P209"><text:span text:style-name="Source_20_Text"><text:span text:style-name="T43"># </text:span></text:span><text:span text:style-name="Source_20_Text"><text:span text:style-name="T45">Query</text:span></text:span><text:span text:style-name="Source_20_Text"><text:span text:style-name="T43"> </text:span></text:span><text:span text:style-name="Source_20_Text"><text:span text:style-name="T45">documents</text:span></text:span><text:span text:style-name="Source_20_Text"><text:span text:style-name="T43"> based on some condition</text:span></text:span></text:p>
      <text:p text:style-name="Text_20_body"><text:span text:style-name="T18">You can specify </text:span><text:a xlink:type="simple" xlink:href="https://docs.mongodb.com/manual/tutorial/query-documents/#std-label-read-operations-query-argument" text:style-name="Internet_20_link" text:visited-style-name="Visited_20_Internet_20_Link"><text:span text:style-name="T22">query filters or criteria</text:span></text:a><text:span text:style-name="T17"> </text:span><text:span text:style-name="T18">that identify the documents to return.</text:span></text:p>
      <text:p text:style-name="P217">Find that document, whose studentNo is 2</text:p>
      <text:p text:style-name="P28"><text:span text:style-name="T67">db</text:span><text:span text:style-name="T131">.student.find(</text:span></text:p>
      <text:p text:style-name="P313"><text:s text:c="4"/>{</text:p>
      <text:p text:style-name="P313"><text:s text:c="8"/>"studentNo" : "2"</text:p>
      <text:p text:style-name="P313"><text:s text:c="4"/>}</text:p>
      <text:p text:style-name="P300">).pretty()</text:p>
      <text:p text:style-name="P104"/>
      <text:p text:style-name="P87">Find that documents, whose student age is &gt; <text:span text:style-name="T166">3</text:span><text:span text:style-name="T167">1</text:span></text:p>
      <text:p text:style-name="P87"/>
      <text:p text:style-name="P90">‘gt’ is greater than</text:p>
      <text:p text:style-name="P87"/>
      <text:p text:style-name="P153">db.student.find(</text:p>
      <text:p text:style-name="P313"><text:s text:c="4"/>{</text:p>
      <text:p text:style-name="P28"><text:span text:style-name="T131"><text:s text:c="8"/>"Age" : {$gt : "3</text:span><text:span text:style-name="T136">1</text:span><text:span text:style-name="T131">"}</text:span></text:p>
      <text:p text:style-name="P313"><text:s text:c="4"/>}</text:p>
      <text:p text:style-name="P153">).pretty()</text:p>
      <text:p text:style-name="P153"/>
      <text:p text:style-name="P88"><text:span text:style-name="T131">Find that documents, whose student age is &gt;</text:span><text:span text:style-name="T136">=</text:span><text:span text:style-name="T131"> </text:span><text:span text:style-name="T137">3</text:span><text:span text:style-name="T136">1</text:span></text:p>
      <text:p text:style-name="P92"/>
      <text:p text:style-name="P89"><text:span text:style-name="T136">‘g</text:span><text:span text:style-name="T131">te’ is greater than equal to</text:span></text:p>
      <text:p text:style-name="P153"/>
      <text:p text:style-name="P153">db.student.find(</text:p>
      <text:p text:style-name="P313"><text:soft-page-break/><text:s text:c="4"/>{</text:p>
      <text:p text:style-name="P313"><text:s text:c="8"/>"Age" : {$gte : "31"}</text:p>
      <text:p text:style-name="P313"><text:s text:c="4"/>}</text:p>
      <text:p text:style-name="P153">).pretty()</text:p>
      <text:p text:style-name="P153"/>
      <text:p text:style-name="P178">Similarly we can use</text:p>
      <text:p text:style-name="P154"/>
      <text:p text:style-name="P154">‘lt’ =&gt; for less than</text:p>
      <text:p text:style-name="P99"><text:span text:style-name="T131">‘</text:span><text:span text:style-name="T138">lte’ =&gt; for less than equal to</text:span></text:p>
      <text:p text:style-name="P99"><text:span text:style-name="T138">‘</text:span><text:span text:style-name="T139">ne’ =&gt; not equal to</text:span></text:p>
      <text:p text:style-name="P155"/>
      <text:p text:style-name="P139"><text:span text:style-name="T139">F</text:span><text:span text:style-name="T131">ind only first 5 records</text:span></text:p>
      <text:p text:style-name="P179"/>
      <text:p text:style-name="P188"><text:span text:style-name="T55">db.student.find</text:span><text:span text:style-name="T70">(</text:span><text:span text:style-name="T69">)</text:span><text:span text:style-name="T55">.pretty</text:span><text:span text:style-name="T69">()</text:span><text:span text:style-name="T55">.limit</text:span><text:span text:style-name="T69">(</text:span><text:span text:style-name="T71">5</text:span><text:span text:style-name="T69">)</text:span></text:p>
      <text:p text:style-name="P67"/>
      <text:p text:style-name="P91">Find those students whose first name is “Sumanshu” and Age is 31</text:p>
      <text:p text:style-name="P68"/>
      <text:p text:style-name="P69">We use comma (,) for AND</text:p>
      <text:p text:style-name="P68"/>
      <text:p text:style-name="P157">db.student.find(</text:p>
      <text:p text:style-name="P35">{</text:p>
      <text:p text:style-name="P35"><text:s text:c="3"/>"firstName":"Sumanshu", "Age":"31"</text:p>
      <text:p text:style-name="P35">}</text:p>
      <text:p text:style-name="P157">)</text:p>
      <text:p text:style-name="P157"/>
      <text:p text:style-name="P199"><text:span text:style-name="T32">Find those students whose first name is “Sumanshu” </text:span><text:span text:style-name="T33">OR</text:span><text:span text:style-name="T32"> Age is 31</text:span></text:p>
      <text:p text:style-name="P93"/>
      <text:p text:style-name="P86"><text:span text:style-name="T131">We use $or for OR </text:span><text:span text:style-name="T140">and pass condition in array</text:span></text:p>
      <text:p text:style-name="P93"/>
      <text:p text:style-name="P157">db.student.find(</text:p>
      <text:p text:style-name="P35">{</text:p>
      <text:p text:style-name="P35"><text:s text:c="3"/>$or : [{"firstName":"Sumanshu"},{"Age":"33"}]</text:p>
      <text:p text:style-name="P35">}</text:p>
      <text:p text:style-name="P157">)</text:p>
      <text:p text:style-name="P157"/>
      <text:p text:style-name="P108"><text:span text:style-name="T169">Find those students whose first name is “Sumanshu” </text:span><text:span text:style-name="T170">AND</text:span><text:span text:style-name="T169"> Age is </text:span><text:span text:style-name="T170">either <text:s/>33 or 3</text:span><text:span text:style-name="T171">2</text:span></text:p>
      <text:p text:style-name="P157"/>
      <text:p text:style-name="P107"><text:span text:style-name="T131">db.student.find</text:span><text:span text:style-name="T119">(</text:span></text:p>
      <text:p text:style-name="P43">{</text:p>
      <text:p text:style-name="P41"><text:span text:style-name="T92"><text:s text:c="4"/></text:span><text:span text:style-name="T127">"firstName"</text:span><text:span text:style-name="T119">:</text:span><text:span text:style-name="T127">"Sumanshu"</text:span><text:span text:style-name="T119">,</text:span><text:span text:style-name="T92"> $or </text:span><text:span text:style-name="T119">:</text:span><text:span text:style-name="T92"> </text:span><text:span text:style-name="T119">[{</text:span><text:span text:style-name="T127">"Age"</text:span><text:span text:style-name="T119">:</text:span><text:span text:style-name="T168">33</text:span><text:span text:style-name="T119">},{</text:span><text:span text:style-name="T127">"Age"</text:span><text:span text:style-name="T119">:</text:span><text:span text:style-name="T127">"3</text:span><text:span text:style-name="T128">2</text:span><text:span text:style-name="T127">"</text:span><text:span text:style-name="T119">}]</text:span></text:p>
      <text:p text:style-name="P43">}</text:p>
      <text:p text:style-name="P187">)</text:p>
      <text:p text:style-name="P157"/>
      <text:p text:style-name="P200"><text:soft-page-break/><text:span text:style-name="T32">Find those students whose first name is “</text:span><text:span text:style-name="T34">Prince</text:span><text:span text:style-name="T32">” </text:span><text:span text:style-name="T35">AND</text:span><text:span text:style-name="T32"> Age is </text:span><text:span text:style-name="T34">equal to 33</text:span></text:p>
      <text:p text:style-name="P94"/>
      <text:p text:style-name="P157">db.student.find(</text:p>
      <text:p text:style-name="P35">{</text:p>
      <text:p text:style-name="P35"><text:s text:c="4"/>"firstName":"Prince", "Age": {$eq:"33"}</text:p>
      <text:p text:style-name="P35">}</text:p>
      <text:p text:style-name="P157">)</text:p>
      <text:p text:style-name="P157"/>
      <text:p text:style-name="P109"><text:span text:style-name="T169">Find those students whose </text:span><text:span text:style-name="T172">Age is either 25, 26 or 27</text:span></text:p>
      <text:p text:style-name="P95"/>
      <text:p text:style-name="P157">db.student.find(</text:p>
      <text:p text:style-name="P35"><text:s text:c="4"/>{</text:p>
      <text:p text:style-name="P35"><text:s text:c="8"/>"Age": { $in: ["25", "26", "28"] }</text:p>
      <text:p text:style-name="P35"><text:s text:c="4"/>}</text:p>
      <text:p text:style-name="P157">)</text:p>
      <text:p text:style-name="P157"/>
      <text:p text:style-name="P201"><text:span text:style-name="T32">Find those students whose </text:span><text:span text:style-name="T36">FirstName Starts with letter ‘S’</text:span></text:p>
      <text:p text:style-name="P157"/>
      <text:p text:style-name="P157">db.student.find(</text:p>
      <text:p text:style-name="P35"><text:s text:c="4"/>{</text:p>
      <text:p text:style-name="P35"><text:s text:c="8"/>"firstName":/^S/</text:p>
      <text:p text:style-name="P35"><text:s text:c="4"/>}</text:p>
      <text:p text:style-name="P157">)</text:p>
      <text:p text:style-name="P157"/>
      <text:p text:style-name="P202"><text:span text:style-name="T32">Find those students whose </text:span><text:span text:style-name="T37">Age not 28, neither 31</text:span></text:p>
      <text:p text:style-name="P157"/>
      <text:p text:style-name="P157">db.student.find(</text:p>
      <text:p text:style-name="P35"><text:s text:c="4"/>{</text:p>
      <text:p text:style-name="P35"><text:s text:c="8"/>"Age" : {$nin : ["28","31"]}</text:p>
      <text:p text:style-name="P35"><text:s text:c="4"/>}</text:p>
      <text:p text:style-name="P157">)</text:p>
      <text:p text:style-name="P157"/>
      <text:p text:style-name="P158">$nin =&gt; not in</text:p>
      <text:p text:style-name="P158"/>
      <text:p text:style-name="P168">QUERY on NESTED DOCUMENTS</text:p>
      <text:p text:style-name="P168"/>
      <text:p text:style-name="P173">Lets suppose you have inserted nested documents</text:p>
      <text:p text:style-name="P156"/>
      <text:p text:style-name="P160">db.student.insertMany<text:span text:style-name="T1">(</text:span></text:p>
      <text:p text:style-name="P30"><text:span text:style-name="T131"><text:s text:c="4"/></text:span><text:span text:style-name="T133">[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13</text:span><text:span text:style-name="T133">,</text:span><text:span text:style-name="T131"> "firstName"</text:span><text:span text:style-name="T133">:</text:span><text:span text:style-name="T131">"first13"</text:span><text:span text:style-name="T133">,</text:span><text:span text:style-name="T131"> "lastName"</text:span><text:span text:style-name="T133">:</text:span><text:span text:style-name="T131">"last13"</text:span><text:span text:style-name="T133">,</text:span><text:span text:style-name="T131"> "size"</text:span><text:span text:style-name="T133">:{</text:span><text:span text:style-name="T131">"height"</text:span><text:span text:style-name="T133">:</text:span><text:span text:style-name="T131"> "5.6"</text:span><text:span text:style-name="T133">,</text:span><text:span text:style-name="T131"> "weight"</text:span><text:span text:style-name="T133">:</text:span><text:span text:style-name="T131">"67"</text:span><text:span text:style-name="T133">},</text:span><text:span text:style-name="T131"> "Age"</text:span><text:span text:style-name="T133">:</text:span><text:span text:style-name="T131">"28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14</text:span><text:span text:style-name="T133">,</text:span><text:span text:style-name="T131"> "firstName"</text:span><text:span text:style-name="T133">:</text:span><text:span text:style-name="T131">"first14"</text:span><text:span text:style-name="T133">,</text:span><text:span text:style-name="T131"> "lastName"</text:span><text:span text:style-name="T133">:</text:span><text:span text:style-name="T131">"last14"</text:span><text:span text:style-name="T133">,</text:span><text:span text:style-name="T131"> "size"</text:span><text:span text:style-name="T133">:{</text:span><text:span text:style-name="T131">"height"</text:span><text:span text:style-name="T133">:</text:span><text:span text:style-name="T131"> "5.6"</text:span><text:span text:style-name="T133">,</text:span><text:span text:style-name="T131"> "weight"</text:span><text:span text:style-name="T133">:</text:span><text:span text:style-name="T131">"61"</text:span><text:span text:style-name="T133">},</text:span><text:span text:style-name="T131"> "Age"</text:span><text:span text:style-name="T133">:</text:span><text:span text:style-name="T131">"29"</text:span><text:span text:style-name="T133">},</text:span></text:p>
      <text:p text:style-name="P30"><text:soft-page-break/><text:span text:style-name="T131"><text:s text:c="8"/></text:span><text:span text:style-name="T133">{</text:span><text:span text:style-name="T131">"studentNo"</text:span><text:span text:style-name="T133">:</text:span><text:span text:style-name="T131">15</text:span><text:span text:style-name="T133">,</text:span><text:span text:style-name="T131"> "firstName"</text:span><text:span text:style-name="T133">:</text:span><text:span text:style-name="T131">"first15"</text:span><text:span text:style-name="T133">,</text:span><text:span text:style-name="T131"> "lastName"</text:span><text:span text:style-name="T133">:</text:span><text:span text:style-name="T131">"last15"</text:span><text:span text:style-name="T133">,</text:span><text:span text:style-name="T131"> "size"</text:span><text:span text:style-name="T133">:{</text:span><text:span text:style-name="T131">"height"</text:span><text:span text:style-name="T133">:</text:span><text:span text:style-name="T131"> "6.6"</text:span><text:span text:style-name="T133">,</text:span><text:span text:style-name="T131"> "weight"</text:span><text:span text:style-name="T133">:</text:span><text:span text:style-name="T131">"77"</text:span><text:span text:style-name="T133">},</text:span><text:span text:style-name="T131"> "Age"</text:span><text:span text:style-name="T133">:</text:span><text:span text:style-name="T131">"24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16</text:span><text:span text:style-name="T133">,</text:span><text:span text:style-name="T131"> "firstName"</text:span><text:span text:style-name="T133">:</text:span><text:span text:style-name="T131">"first16"</text:span><text:span text:style-name="T133">,</text:span><text:span text:style-name="T131"> "lastName"</text:span><text:span text:style-name="T133">:</text:span><text:span text:style-name="T131">"last16"</text:span><text:span text:style-name="T133">,</text:span><text:span text:style-name="T131"> "size"</text:span><text:span text:style-name="T133">:{</text:span><text:span text:style-name="T131">"height"</text:span><text:span text:style-name="T133">:</text:span><text:span text:style-name="T131"> "6.6"</text:span><text:span text:style-name="T133">,</text:span><text:span text:style-name="T131"> "weight"</text:span><text:span text:style-name="T133">:</text:span><text:span text:style-name="T131">"67"</text:span><text:span text:style-name="T133">},</text:span><text:span text:style-name="T131"> "Age"</text:span><text:span text:style-name="T133">:</text:span><text:span text:style-name="T131">"38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17</text:span><text:span text:style-name="T133">,</text:span><text:span text:style-name="T131"> "firstName"</text:span><text:span text:style-name="T133">:</text:span><text:span text:style-name="T131">"first17"</text:span><text:span text:style-name="T133">,</text:span><text:span text:style-name="T131"> "lastName"</text:span><text:span text:style-name="T133">:</text:span><text:span text:style-name="T131">"last17"</text:span><text:span text:style-name="T133">,</text:span><text:span text:style-name="T131"> "size"</text:span><text:span text:style-name="T133">:{</text:span><text:span text:style-name="T131">"height"</text:span><text:span text:style-name="T133">:</text:span><text:span text:style-name="T131"> "7.6"</text:span><text:span text:style-name="T133">,</text:span><text:span text:style-name="T131"> "weight"</text:span><text:span text:style-name="T133">:</text:span><text:span text:style-name="T131">"97"</text:span><text:span text:style-name="T133">},</text:span><text:span text:style-name="T131"> "Age"</text:span><text:span text:style-name="T133">:</text:span><text:span text:style-name="T131">"18"</text:span><text:span text:style-name="T133">}</text:span></text:p>
      <text:p text:style-name="P30"><text:span text:style-name="T131"><text:s text:c="4"/></text:span><text:span text:style-name="T133">]</text:span></text:p>
      <text:p text:style-name="P235">)</text:p>
      <text:p text:style-name="P168"/>
      <text:p text:style-name="P159"><text:span text:style-name="T173">H</text:span>ere “size” is nested document</text:p>
      <text:p text:style-name="P159"/>
      <text:p text:style-name="P161">So if we want to find those student whose weight is 67</text:p>
      <text:p text:style-name="P161"/>
      <text:p text:style-name="P180">We have to use the doted notation; for the nested document</text:p>
      <text:p text:style-name="P161"/>
      <text:p text:style-name="P161">db.student.find(</text:p>
      <text:p text:style-name="P29"><text:span text:style-name="T131">{"size.weight": "67"}</text:span></text:p>
      <text:p text:style-name="P161">)</text:p>
      <text:p text:style-name="P161"/>
      <text:p text:style-name="P171">Query an Array</text:p>
      <text:p text:style-name="P171"/>
      <text:p text:style-name="P170">Let first insert an Array Document</text:p>
      <text:p text:style-name="P172"/>
      <text:p text:style-name="P162">db.student.insertMany(</text:p>
      <text:p text:style-name="P29"><text:span text:style-name="T131"><text:s text:c="4"/>[</text:span></text:p>
      <text:p text:style-name="P29"><text:span text:style-name="T131"><text:s text:c="8"/>{"studentNo":"100", "firstName":"first100", "subjects":["A","B","C"], "Age":"32"},</text:span></text:p>
      <text:p text:style-name="P29"><text:span text:style-name="T131"><text:s text:c="8"/>{"studentNo":"100", "firstName":"first101", "subjects":["A","D","C"], "Age":"31"},</text:span></text:p>
      <text:p text:style-name="P29"><text:span text:style-name="T131"><text:s text:c="8"/>{"studentNo":"100", "firstName":"first102", "subjects":["A","F","H"], "Age":"34"},</text:span></text:p>
      <text:p text:style-name="P29"><text:span text:style-name="T131"><text:s text:c="8"/>{"studentNo":"100", "firstName":"first103", "subjects":["A","X","G"], "Age":"36"}</text:span></text:p>
      <text:p text:style-name="P29"><text:span text:style-name="T131"><text:s text:c="4"/>]</text:span></text:p>
      <text:p text:style-name="P162">)</text:p>
      <text:p text:style-name="P162"/>
      <text:p text:style-name="P169">Find those students who have subjects A,B,C</text:p>
      <text:p text:style-name="P169"/>
      <text:p text:style-name="P162"><text:span text:style-name="T1">db</text:span>.<text:span text:style-name="T1">student</text:span>.<text:span text:style-name="T1">find(</text:span></text:p>
      <text:p text:style-name="P30"><text:span text:style-name="T133">{</text:span><text:span text:style-name="T131">"subjects" </text:span><text:span text:style-name="T133">:[</text:span><text:span text:style-name="T131">"A"</text:span><text:span text:style-name="T133">,</text:span><text:span text:style-name="T131"> "B"</text:span><text:span text:style-name="T133">,</text:span><text:span text:style-name="T131"> "C"</text:span><text:span text:style-name="T133">]}</text:span></text:p>
      <text:p text:style-name="P236">)</text:p>
      <text:p text:style-name="P236"/>
      <text:p text:style-name="P237">But, if we change the order as – it will not find any record</text:p>
      <text:p text:style-name="P237">So with this command, it only search in specific order</text:p>
      <text:p text:style-name="P237"/>
      <text:p text:style-name="P163"><text:soft-page-break/>db.student.find(</text:p>
      <text:p text:style-name="P29"><text:span text:style-name="T131">{"subjects" :["A", "C", "B"]}</text:span></text:p>
      <text:p text:style-name="P163">)</text:p>
      <text:p text:style-name="P163"/>
      <text:p text:style-name="P164"><text:span text:style-name="T174">If we want it find students, whose subjects were mentioned without any order. Then we need to use below command. </text:span><text:span text:style-name="T175">i.e. just find A,B,C with regard to order.</text:span></text:p>
      <text:p text:style-name="P163"/>
      <text:p text:style-name="P163"><text:span text:style-name="T1">db</text:span>.<text:span text:style-name="T1">student</text:span>.<text:span text:style-name="T1">find(</text:span></text:p>
      <text:p text:style-name="P30"><text:span text:style-name="T133">{</text:span><text:span text:style-name="T131">"subjects" </text:span><text:span text:style-name="T133">:{</text:span><text:span text:style-name="T131">$all</text:span><text:span text:style-name="T133">:</text:span><text:span text:style-name="T131"> </text:span><text:span text:style-name="T133">[</text:span><text:span text:style-name="T131">"A"</text:span><text:span text:style-name="T133">,</text:span><text:span text:style-name="T131"> "C"</text:span><text:span text:style-name="T133">,</text:span><text:span text:style-name="T131"> "B"</text:span><text:span text:style-name="T133">]}}</text:span></text:p>
      <text:p text:style-name="P237">)</text:p>
      <text:p text:style-name="P163"/>
      <text:p text:style-name="P237">Find those students who take subjects as “C”</text:p>
      <text:p text:style-name="P237"/>
      <text:p text:style-name="P237"/>
      <text:h text:style-name="P4" text:outline-level="2">UPDATE DOCUMENT</text:h>
      <text:p text:style-name="P20"><text:span text:style-name="T18">Update operations modify existing </text:span><text:a xlink:type="simple" xlink:href="https://docs.mongodb.com/manual/core/document/#std-label-bson-document-format" text:style-name="Internet_20_link" text:visited-style-name="Visited_20_Internet_20_Link">documents</text:a><text:span text:style-name="T22"> </text:span><text:span text:style-name="T18">in a </text:span><text:a xlink:type="simple" xlink:href="https://docs.mongodb.com/manual/core/databases-and-collections/#std-label-collections" text:style-name="Internet_20_link" text:visited-style-name="Visited_20_Internet_20_Link"><text:span text:style-name="T22">collection</text:span></text:a><text:span text:style-name="T18">. MongoDB provides the following methods to update documents of a collection:</text:span></text:p>
      <text:list xml:id="list2426666370" text:style-name="L3">
        <text:list-item>
          <text:p text:style-name="P338"><text:a xlink:type="simple" xlink:href="https://docs.mongodb.com/manual/reference/method/db.collection.updateOne/#mongodb-method-db.collection.updateOne" text:style-name="Internet_20_link" text:visited-style-name="Visited_20_Internet_20_Link"><text:span text:style-name="Source_20_Text"><text:span text:style-name="T22">db.collection.updateOne()</text:span></text:span></text:a></text:p>
        </text:list-item>
        <text:list-item>
          <text:p text:style-name="P338"><text:a xlink:type="simple" xlink:href="https://docs.mongodb.com/manual/reference/method/db.collection.updateMany/#mongodb-method-db.collection.updateMany" text:style-name="Internet_20_link" text:visited-style-name="Visited_20_Internet_20_Link"><text:span text:style-name="Source_20_Text"><text:span text:style-name="T22">db.collection.updateMany()</text:span></text:span></text:a></text:p>
        </text:list-item>
        <text:list-item>
          <text:p text:style-name="P338"><text:a xlink:type="simple" xlink:href="https://docs.mongodb.com/manual/reference/method/db.collection.replaceOne/#mongodb-method-db.collection.replaceOne" text:style-name="Internet_20_link" text:visited-style-name="Visited_20_Internet_20_Link"><text:span text:style-name="Source_20_Text"><text:span text:style-name="T22">db.collection.replaceOne()</text:span></text:span></text:a></text:p>
        </text:list-item>
        <text:list-item>
          <text:p text:style-name="P339"><text:span text:style-name="Source_20_Text"><text:span text:style-name="T26">db.collection.update()</text:span></text:span></text:p>
        </text:list-item>
      </text:list>
      <text:p text:style-name="P17"><text:span text:style-name="T18">In MongoDB, update operations target a single collection. All write operations in MongoDB are </text:span><text:a xlink:type="simple" xlink:href="https://docs.mongodb.com/manual/core/write-operations-atomicity/" text:style-name="Internet_20_link" text:visited-style-name="Visited_20_Internet_20_Link">atomic</text:a><text:span text:style-name="T22"> </text:span><text:span text:style-name="T18">on the level of a single document.</text:span></text:p>
      <text:p text:style-name="P7"><text:span text:style-name="T67">db.student.update</text:span><text:span text:style-name="T131">(</text:span></text:p>
      <text:p text:style-name="P35"><text:s text:c="4"/>{</text:p>
      <text:p text:style-name="P35"><text:s text:c="8"/>"_id": ObjectId("607609f52b5991af18304dcb")</text:p>
      <text:p text:style-name="P35"><text:s text:c="4"/>},</text:p>
      <text:p text:style-name="P35"><text:s text:c="4"/>{</text:p>
      <text:p text:style-name="P35"><text:s text:c="8"/>$set: { "Age": "32" }</text:p>
      <text:p text:style-name="P35"><text:s text:c="4"/>}</text:p>
      <text:p text:style-name="P35">)</text:p>
      <text:p text:style-name="P35"/>
      <text:p text:style-name="P36">We need to set the value using $set ( So that mongodb interpret that this is not condition, this is value which needs to be set.</text:p>
      <text:p text:style-name="P31"><text:soft-page-break/></text:p>
      <text:p text:style-name="P32">Update all those lastName whose age is 28</text:p>
      <text:p text:style-name="P32"/>
      <text:p text:style-name="P33">If we run below command, and matching documents/rows are more than 1, then it will update only first document</text:p>
      <text:p text:style-name="P7"><text:span text:style-name="T72">db.student.update</text:span><text:span text:style-name="T131">(<text:line-break/> <text:s text:c="3"/>{"age" : "28"},<text:line-break/> <text:s text:c="3"/>{$set: {"lastName" :"GOFE"}}<text:line-break/>)<text:line-break/><text:line-break/></text:span><text:span text:style-name="T141">To update all matching documents, we need to add muti:true<text:line-break/><text:line-break/></text:span><text:span text:style-name="T131">db.student.update</text:span><text:span text:style-name="T133">(</text:span></text:p>
      <text:p text:style-name="P30"><text:span text:style-name="T131"><text:s text:c="4"/></text:span><text:span text:style-name="T133">{</text:span><text:span text:style-name="T131">"Age" </text:span><text:span text:style-name="T133">:</text:span><text:span text:style-name="T131"> "28"</text:span><text:span text:style-name="T133">},</text:span></text:p>
      <text:p text:style-name="P30"><text:span text:style-name="T131"><text:s text:c="4"/></text:span><text:span text:style-name="T133">{</text:span><text:span text:style-name="T131">$set</text:span><text:span text:style-name="T133">:</text:span><text:span text:style-name="T131"> </text:span><text:span text:style-name="T133">{</text:span><text:span text:style-name="T131">"lastName" </text:span><text:span text:style-name="T133">:</text:span><text:span text:style-name="T131">"GOFE"</text:span><text:span text:style-name="T133">}},</text:span></text:p>
      <text:p text:style-name="P30"><text:span text:style-name="T131"><text:s text:c="4"/></text:span><text:span text:style-name="T133">{</text:span><text:span text:style-name="T131">multi</text:span><text:span text:style-name="T133">:</text:span><text:span text:style-name="T131">true</text:span><text:span text:style-name="T133">}</text:span></text:p>
      <text:p text:style-name="P11">)</text:p>
      <text:p text:style-name="P15"><text:span text:style-name="T101">UPDATE ONE<text:line-break/><text:line-break/></text:span><text:span text:style-name="T95">Will update the </text:span><text:span text:style-name="T102">first matched </text:span><text:span text:style-name="T95">document<text:line-break/><text:line-break/></text:span><text:span text:style-name="T97">db.student.updateOne</text:span><text:span text:style-name="T96">(<text:line-break/>{"Age" : "32"},<text:line-break/>{$set: {"lastName":"noName"}}<text:line-break/></text:span><text:span text:style-name="T98">)<text:line-break/><text:line-break/></text:span><text:span text:style-name="T104">If we want to update all matching documents, we need to use Update Many<text:line-break/></text:span><text:span text:style-name="T98"><text:line-break/>db.student.updateMany</text:span><text:span text:style-name="T96">(<text:line-break/>{"Age" : "32"},<text:line-break/>{$set: {"lastName":"dummy"}}<text:line-break/>)</text:span></text:p>
      <text:p text:style-name="P15"><text:span text:style-name="T106">SET CURRENT DATE</text:span><text:span text:style-name="T104"><text:line-break/><text:line-break/></text:span><text:span text:style-name="T108">If we want to set the current date as well to any field<text:line-break/>we need to use $currentDate, instead of $set.<text:line-break/></text:span><text:span text:style-name="T109">If “Date” column not exists, it will create it and set the date to current Date</text:span><text:span text:style-name="T108"><text:line-break/></text:span><text:soft-page-break/><text:span text:style-name="T104"><text:line-break/></text:span><text:span text:style-name="T107">db.student.updateMany</text:span><text:span text:style-name="T103">(<text:line-break/>{</text:span><text:span text:style-name="T107">"Age"</text:span><text:span text:style-name="T103">:</text:span><text:span text:style-name="T107">"32"</text:span><text:span text:style-name="T103">},<text:line-break/>{<text:line-break/></text:span><text:span text:style-name="T107"> <text:s text:c="3"/>$set </text:span><text:span text:style-name="T103">:</text:span><text:span text:style-name="T107"> </text:span><text:span text:style-name="T103">{</text:span><text:span text:style-name="T107">"lastName"</text:span><text:span text:style-name="T103">:</text:span><text:span text:style-name="T107">"garbage"</text:span><text:span text:style-name="T103">},<text:line-break/></text:span><text:span text:style-name="T107"> <text:s text:c="3"/>$currentDate </text:span><text:span text:style-name="T103">:</text:span><text:span text:style-name="T107"> </text:span><text:span text:style-name="T103">{</text:span><text:span text:style-name="T107">"Date"</text:span><text:span text:style-name="T103">:</text:span><text:span text:style-name="T107">true</text:span><text:span text:style-name="T103">}<text:line-break/>}<text:line-break/></text:span><text:span text:style-name="T104">)</text:span></text:p>
      <text:p text:style-name="P9"><text:span text:style-name="T151">The other Method to update the document is :<text:line-break/><text:line-break/></text:span><text:span text:style-name="T142">In this method, </text:span><text:span text:style-name="T144">we pass whole JSON and update the values whatever we want, query will automatically find the document based on _id and update the fields.</text:span><text:span text:style-name="T143"><text:line-break/><text:line-break/></text:span><text:span text:style-name="T150">db.student.save(<text:line-break/></text:span><text:span text:style-name="T149">{ "_id" : ObjectId("60760ca32b5991af18304dd2"), "studentNo" : "8", "firstName" : "Ravi", "lastName" : "Batch", "Age" : "29" }<text:line-break/></text:span><text:span text:style-name="T150">)</text:span></text:p>
      <text:p text:style-name="P10"><text:span text:style-name="T152">I</text:span><text:span text:style-name="T131">f we change the ID, then new data will be added to the collection.</text:span></text:p>
      <text:h text:style-name="P5" text:outline-level="2"><text:span text:style-name="T88">D</text:span>ELETE DOCUMENT</text:h>
      <text:p text:style-name="P21">Delete operations remove documents from a collection. MongoDB provides the following methods to delete documents of a collection:</text:p>
      <text:list xml:id="list1822029312" text:style-name="L4">
        <text:list-item>
          <text:p text:style-name="P340"><text:a xlink:type="simple" xlink:href="https://docs.mongodb.com/manual/reference/method/db.collection.deleteOne/#mongodb-method-db.collection.deleteOne" text:style-name="Internet_20_link" text:visited-style-name="Visited_20_Internet_20_Link"><text:span text:style-name="Source_20_Text"><text:span text:style-name="T22">db.collection.deleteOne()</text:span></text:span></text:a></text:p>
        </text:list-item>
        <text:list-item>
          <text:p text:style-name="P340"><text:a xlink:type="simple" xlink:href="https://docs.mongodb.com/manual/reference/method/db.collection.deleteMany/#mongodb-method-db.collection.deleteMany" text:style-name="Internet_20_link" text:visited-style-name="Visited_20_Internet_20_Link"><text:span text:style-name="Source_20_Text"><text:span text:style-name="T22">db.collection.deleteMany()</text:span></text:span></text:a></text:p>
        </text:list-item>
        <text:list-item>
          <text:p text:style-name="P341"><text:span text:style-name="Source_20_Text"><text:span text:style-name="T27">db.collection.remove() ==&gt; if we not pass any argument, it will delete all rows i.e. all documents from collection.</text:span></text:span></text:p>
        </text:list-item>
      </text:list>
      <text:p text:style-name="P17"><text:span text:style-name="T18">In MongoDB, delete operations target a single</text:span><text:a xlink:type="simple" xlink:href="https://docs.mongodb.com/manual/reference/glossary/#std-term-collection" text:style-name="Internet_20_link" text:visited-style-name="Visited_20_Internet_20_Link"><text:span text:style-name="T22">collection</text:span></text:a><text:span text:style-name="T18">. All write operations in MongoDB are </text:span><text:a xlink:type="simple" xlink:href="https://docs.mongodb.com/manual/core/write-operations-atomicity/" text:style-name="Internet_20_link" text:visited-style-name="Visited_20_Internet_20_Link">atomic</text:a><text:span text:style-name="T22"> </text:span><text:span text:style-name="T18">on the level of a single document.</text:span></text:p>
      <text:p text:style-name="P13"><text:soft-page-break/>Remove / Delete the document having id = 001</text:p>
      <text:p text:style-name="P6"><text:span text:style-name="T68">db.student.remove</text:span><text:span text:style-name="T133">(</text:span></text:p>
      <text:p text:style-name="P30"><text:span text:style-name="T133">{</text:span><text:span text:style-name="T131">"_id" </text:span><text:span text:style-name="T133">:</text:span><text:span text:style-name="T131"> "001"</text:span><text:span text:style-name="T133">}</text:span></text:p>
      <text:p text:style-name="P12">)<text:line-break/><text:line-break/></text:p>
      <text:p text:style-name="P14">If condition matches even more than 1 document, it will remove those documents as well</text:p>
      <text:p text:style-name="P16"><text:span text:style-name="T51">db.student.remove</text:span><text:span text:style-name="T110">(<text:line-break/>{</text:span><text:span text:style-name="T111">"Age"</text:span><text:span text:style-name="T110">:</text:span><text:span text:style-name="T111">"28"</text:span><text:span text:style-name="T110">}<text:line-break/>)<text:line-break/><text:line-break/><text:line-break/></text:span><text:span text:style-name="T21">Delete One<text:line-break/><text:line-break/></text:span><text:span text:style-name="T20">Delete those records , where age is 32</text:span><text:span text:style-name="T21"><text:line-break/><text:line-break/></text:span><text:span text:style-name="T52">db.student.deleteOne</text:span><text:span text:style-name="T103">(<text:line-break/>{</text:span><text:span text:style-name="T107">"Age" </text:span><text:span text:style-name="T103">:</text:span><text:span text:style-name="T107"> "32"</text:span><text:span text:style-name="T103">}<text:line-break/>)<text:line-break/><text:line-break/></text:span><text:span text:style-name="T99">this method only delete first matched element<text:line-break/><text:line-break/><text:line-break/></text:span><text:span text:style-name="T105">Delete Many<text:line-break/></text:span><text:span text:style-name="T99"><text:line-break/></text:span><text:span text:style-name="T105">To delete all matched elements, we can use Delete many</text:span></text:p>
      <text:p text:style-name="P8"><text:span text:style-name="T153">db.student.deleteMany</text:span><text:span text:style-name="T131">(<text:line-break/>{"Age" : "32"}<text:line-break/>)</text:span></text:p>
      <text:p text:style-name="P218"><text:line-break/><text:span text:style-name="T6">MONGO DB PROJECTTION</text:span></text:p>
      <text:p text:style-name="P100"><text:soft-page-break/>Projection means selecting only necessary data rather than selecting whole of the data of a document.</text:p>
      <text:p text:style-name="P100"/>
      <text:p text:style-name="P101">Syntax:</text:p>
      <text:p text:style-name="P101"/>
      <text:p text:style-name="P101">db.collectionName.find(</text:p>
      <text:p text:style-name="P101">{},{key: true/false}</text:p>
      <text:p text:style-name="P101">)</text:p>
      <text:p text:style-name="P101"/>
      <text:p text:style-name="P101">i.e. first we need to give empty curly bracket, and then need to mention</text:p>
      <text:p text:style-name="P101">which field we want to display – Set them as true/false <text:span text:style-name="T185">or 1/0</text:span></text:p>
      <text:p text:style-name="P101"/>
      <text:p text:style-name="P115">Below command will display all records but with column “FirstName”</text:p>
      <text:p text:style-name="P101"/>
      <text:p text:style-name="P105"><text:span text:style-name="T131">db.student.find(</text:span></text:p>
      <text:p text:style-name="P28"><text:span text:style-name="T131">{},{"firstName":true}</text:span></text:p>
      <text:p text:style-name="P232">)</text:p>
      <text:p text:style-name="P65"/>
      <text:p text:style-name="P115">Below command will display all records, and all columns, except firstName column</text:p>
      <text:p text:style-name="P66"/>
      <text:p text:style-name="P106"><text:span text:style-name="T131">db.student.find(</text:span></text:p>
      <text:p text:style-name="P28"><text:span text:style-name="T131">{},{"firstName":false}</text:span></text:p>
      <text:p text:style-name="P233">)</text:p>
      <text:p text:style-name="P233"/>
      <text:p text:style-name="P238">USING SORT, SKIP and LIMIT method</text:p>
      <text:p text:style-name="P238"/>
      <text:p text:style-name="P239">To display only 3 records</text:p>
      <text:p text:style-name="P239"/>
      <text:p text:style-name="P120"><text:span text:style-name="T131">db.student.find().limit(3)</text:span></text:p>
      <text:p text:style-name="P246"/>
      <text:p text:style-name="P241">To display all records, except first 3 records</text:p>
      <text:p text:style-name="P241"/>
      <text:p text:style-name="P121"><text:span text:style-name="T131">db.student.find().skip(3)</text:span></text:p>
      <text:p text:style-name="P247"/>
      <text:p text:style-name="P242">We can use skip and limit in combination</text:p>
      <text:p text:style-name="P242"/>
      <text:p text:style-name="P122"><text:span text:style-name="T131">db.student.find().skip(3).limit(2)</text:span></text:p>
      <text:p text:style-name="P248"/>
      <text:p text:style-name="P248">So this will sip first 3 records and from rest of the records, it will show only first 2 records</text:p>
      <text:p text:style-name="P248"/>
      <text:p text:style-name="P243">To Sort the records</text:p>
      <text:p text:style-name="P243"/>
      <text:p text:style-name="P123"><text:span text:style-name="T131">db.student.find().sort({"Age":1})</text:span></text:p>
      <text:p text:style-name="P249"/>
      <text:p text:style-name="P123"><text:soft-page-break/><text:span text:style-name="T131">This command, will sort the records based on Age column.<text:line-break/></text:span><text:span text:style-name="T154">1 =&gt; means ascending order.</text:span></text:p>
      <text:p text:style-name="P250">-1 =&gt; means descending order.</text:p>
      <text:p text:style-name="P250"/>
      <text:p text:style-name="P250"/>
      <text:p text:style-name="P131"><text:span text:style-name="T154">A</text:span><text:span text:style-name="T131">GGREGATE FUNCTIONS IN MONGODB</text:span></text:p>
      <text:p text:style-name="P250"/>
      <text:p text:style-name="P131"><text:span text:style-name="T154">C</text:span><text:span text:style-name="T131">OUNT – in MONGO DB</text:span></text:p>
      <text:p text:style-name="P270"/>
      <text:p text:style-name="P240">Count Total number of records<text:line-break/></text:p>
      <text:p text:style-name="P124"><text:span text:style-name="T131">db.student.aggregate([{$count:"Total Number of Records"}])</text:span></text:p>
      <text:p text:style-name="P251"/>
      <text:p text:style-name="P252">So it count the total number of records and assigned it to column “Total Number of records”</text:p>
      <text:p text:style-name="P291"/>
      <text:p text:style-name="P292">OR</text:p>
      <text:p text:style-name="P292"/>
      <text:p text:style-name="P244">Below command also return the total count of documents</text:p>
      <text:p text:style-name="P244"/>
      <text:p text:style-name="P125"><text:span text:style-name="T131">db.student.find</text:span><text:span text:style-name="T133">()</text:span><text:span text:style-name="T131">.count</text:span><text:span text:style-name="T133">()</text:span></text:p>
      <text:p text:style-name="P275"/>
      <text:p text:style-name="P293">OR</text:p>
      <text:p text:style-name="P293"/>
      <text:p text:style-name="P126"><text:span text:style-name="T131">db.student.count()</text:span></text:p>
      <text:p text:style-name="P276"/>
      <text:p text:style-name="P286">But count() has some disadvantages over aggregate function</text:p>
      <text:p text:style-name="P142"><text:span text:style-name="T131">So, we need to use aggregate</text:span><text:span text:style-name="T157">()</text:span><text:span text:style-name="T131">, over count</text:span><text:span text:style-name="T156">()</text:span></text:p>
      <text:p text:style-name="P287"/>
      <text:p text:style-name="P116"><text:span text:style-name="T156">L</text:span><text:span text:style-name="T131">et’s insert below documents</text:span></text:p>
      <text:p text:style-name="P245"/>
      <text:p text:style-name="P129"><text:span text:style-name="T131">db.student.insertMany</text:span><text:span text:style-name="T133">(</text:span></text:p>
      <text:p text:style-name="P30"><text:span text:style-name="T131"><text:s text:c="4"/></text:span><text:span text:style-name="T133">[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"200"</text:span><text:span text:style-name="T133">,</text:span><text:span text:style-name="T131"> "FirstName"</text:span><text:span text:style-name="T133">:</text:span><text:span text:style-name="T131">"Samantha"</text:span><text:span text:style-name="T133">,</text:span><text:span text:style-name="T131"> "LastName"</text:span><text:span text:style-name="T133">:</text:span><text:span text:style-name="T131">"Stockin"</text:span><text:span text:style-name="T133">,</text:span><text:span text:style-name="T131"> "Gender"</text:span><text:span text:style-name="T133">:</text:span><text:span text:style-name="T131">"Female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"201"</text:span><text:span text:style-name="T133">,</text:span><text:span text:style-name="T131"> "FirstName"</text:span><text:span text:style-name="T133">:</text:span><text:span text:style-name="T131">"Marie"</text:span><text:span text:style-name="T133">,</text:span><text:span text:style-name="T131"> "LastName"</text:span><text:span text:style-name="T133">:</text:span><text:span text:style-name="T131">"Samplon"</text:span><text:span text:style-name="T133">,</text:span><text:span text:style-name="T131"> "Gender"</text:span><text:span text:style-name="T133">:</text:span><text:span text:style-name="T131">"Female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"202"</text:span><text:span text:style-name="T133">,</text:span><text:span text:style-name="T131"> "FirstName"</text:span><text:span text:style-name="T133">:</text:span><text:span text:style-name="T131">"Paul"</text:span><text:span text:style-name="T133">,</text:span><text:span text:style-name="T131"> "LastName"</text:span><text:span text:style-name="T133">:</text:span><text:span text:style-name="T131">"Chantler"</text:span><text:span text:style-name="T133">,</text:span><text:span text:style-name="T131"> "Gender"</text:span><text:span text:style-name="T133">:</text:span><text:span text:style-name="T131">"Male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"203"</text:span><text:span text:style-name="T133">,</text:span><text:span text:style-name="T131"> "FirstName"</text:span><text:span text:style-name="T133">:</text:span><text:span text:style-name="T131">"Andrew"</text:span><text:span text:style-name="T133">,</text:span><text:span text:style-name="T131"> "LastName"</text:span><text:span text:style-name="T133">:</text:span><text:span text:style-name="T131">"Sampson"</text:span><text:span text:style-name="T133">,</text:span><text:span text:style-name="T131"> "Gender"</text:span><text:span text:style-name="T133">:</text:span><text:span text:style-name="T131">"Male"</text:span><text:span text:style-name="T133">},</text:span></text:p>
      <text:p text:style-name="P30"><text:span text:style-name="T131"><text:s text:c="8"/></text:span><text:span text:style-name="T133">{</text:span><text:span text:style-name="T131">"StudentNo"</text:span><text:span text:style-name="T133">:</text:span><text:span text:style-name="T131">"204"</text:span><text:span text:style-name="T133">,</text:span><text:span text:style-name="T131"> "FirstName"</text:span><text:span text:style-name="T133">:</text:span><text:span text:style-name="T131">"Nicola"</text:span><text:span text:style-name="T133">,</text:span><text:span text:style-name="T131"> "LastName"</text:span><text:span text:style-name="T133">:</text:span><text:span text:style-name="T131">"Hunter"</text:span><text:span text:style-name="T133">,</text:span><text:span text:style-name="T131"> "Gender"</text:span><text:span text:style-name="T133">:</text:span><text:span text:style-name="T131">"Female"</text:span><text:span text:style-name="T133">}</text:span></text:p>
      <text:p text:style-name="P30"><text:span text:style-name="T131"><text:s text:c="4"/></text:span><text:span text:style-name="T133">]</text:span></text:p>
      <text:p text:style-name="P279">)</text:p>
      <text:p text:style-name="P279"/>
      <text:p text:style-name="P281">GROUP BY</text:p>
      <text:p text:style-name="P279"/>
      <text:p text:style-name="P280"><text:soft-page-break/>Now, if we want to find how many Female and How many male.</text:p>
      <text:p text:style-name="P280"/>
      <text:p text:style-name="P147"><text:span text:style-name="T131">db.student.aggregate(</text:span></text:p>
      <text:p text:style-name="P39"><text:span text:style-name="T131"><text:s text:c="4"/>[</text:span></text:p>
      <text:p text:style-name="P39"><text:span text:style-name="T131"><text:s text:c="8"/>{</text:span></text:p>
      <text:p text:style-name="P39"><text:span text:style-name="T131"><text:s text:c="12"/>$group: { "_id": "$Gender", "Count": { $sum: 1 } }</text:span></text:p>
      <text:p text:style-name="P39"><text:span text:style-name="T131"><text:s text:c="8"/>}</text:span></text:p>
      <text:p text:style-name="P39"><text:span text:style-name="T131"><text:s text:c="4"/>]</text:span></text:p>
      <text:p text:style-name="P314">)</text:p>
      <text:p text:style-name="P295"/>
      <text:p text:style-name="P140"><text:span text:style-name="T154">O</text:span><text:span text:style-name="T131">utput will Be:</text:span></text:p>
      <text:p text:style-name="P253">{ "_id" : "Male", "Count" : 2 }</text:p>
      <text:p text:style-name="P253">{ "_id" : "Female", "Count" : 3 }</text:p>
      <text:p text:style-name="P253">{ "_id" : null, "Count" : 20 }</text:p>
      <text:p text:style-name="P253"/>
      <text:p text:style-name="P117"><text:span text:style-name="T131">Similarly we can find Max, Min value, </text:span><text:span text:style-name="T159">based on Gender</text:span></text:p>
      <text:p text:style-name="P294"/>
      <text:p text:style-name="P146"><text:span text:style-name="T131">db.student.aggregate(</text:span></text:p>
      <text:p text:style-name="P39"><text:span text:style-name="T131"><text:s text:c="4"/>[</text:span></text:p>
      <text:p text:style-name="P39"><text:span text:style-name="T131"><text:s text:c="8"/>{</text:span></text:p>
      <text:p text:style-name="P39"><text:span text:style-name="T131"><text:s text:c="12"/>$group: { "_id": "$Gender", "MaxAge": { $max: "$Age" } }</text:span></text:p>
      <text:p text:style-name="P39"><text:span text:style-name="T131"><text:s text:c="8"/>}</text:span></text:p>
      <text:p text:style-name="P39"><text:span text:style-name="T131"><text:s text:c="4"/>]</text:span></text:p>
      <text:p text:style-name="P314">)</text:p>
      <text:p text:style-name="P314"/>
      <text:p text:style-name="P315">Basic Syntax</text:p>
      <text:p text:style-name="P315"/>
      <text:p text:style-name="P322">{</text:p>
      <text:p text:style-name="P44"><text:span text:style-name="T93"><text:s text:c="2"/>$group</text:span><text:span text:style-name="T120">:</text:span></text:p>
      <text:p text:style-name="P44"><text:span text:style-name="T93"><text:s text:c="4"/></text:span><text:span text:style-name="T120">{</text:span></text:p>
      <text:p text:style-name="P44"><text:span text:style-name="T93"><text:s text:c="6"/>_id</text:span><text:span text:style-name="T120">:</text:span><text:span text:style-name="T93"> &lt;expression&gt;</text:span><text:span text:style-name="T120">,</text:span><text:span text:style-name="T93"> </text:span><text:span text:style-name="T177">// Group By Expression</text:span></text:p>
      <text:p text:style-name="P44"><text:span text:style-name="T93"><text:s text:c="6"/>&lt;field1&gt;</text:span><text:span text:style-name="T120">:</text:span><text:span text:style-name="T93"> </text:span><text:span text:style-name="T120">{</text:span><text:span text:style-name="T93"> &lt;accumulator1&gt; </text:span><text:span text:style-name="T120">:</text:span><text:span text:style-name="T93"> &lt;expression1&gt; </text:span><text:span text:style-name="T120">},</text:span></text:p>
      <text:p text:style-name="P316"><text:s text:c="6"/>...</text:p>
      <text:p text:style-name="P44"><text:span text:style-name="T93"><text:s text:c="4"/></text:span><text:span text:style-name="T120">}</text:span></text:p>
      <text:p text:style-name="P38"><text:span text:style-name="T132"><text:s/></text:span><text:span text:style-name="T121">}</text:span></text:p>
      <text:p text:style-name="P296"/>
      <text:p text:style-name="P253"/>
      <text:p text:style-name="P253"/>
      <text:p text:style-name="P130"><text:span text:style-name="T154">M</text:span><text:span text:style-name="T131">ONGODB INDEXING</text:span></text:p>
      <text:p text:style-name="P271"/>
      <text:p text:style-name="P110"><text:span text:style-name="T145">I</text:span><text:span text:style-name="T146">ndexes are the special data structure that store the smaller portion of data </text:span><text:span text:style-name="T147">set in the easy to </text:span><text:span text:style-name="T148">traverse</text:span><text:span text:style-name="T147"> </text:span><text:span text:style-name="T148">form.</text:span></text:p>
      <text:p text:style-name="P256"/>
      <text:p text:style-name="P257">Indexes support the efficient execution of queries in MongoDB.</text:p>
      <text:p text:style-name="P257"/>
      <text:p text:style-name="P111"><text:soft-page-break/><text:span text:style-name="T176">Without indexes, MongoDB must perform a </text:span><text:span text:style-name="Emphasis"><text:span text:style-name="T176">collection scan</text:span></text:span><text:span text:style-name="T176">, i.e. scan every document in a collection, to select those documents that match the query statement. If an appropriate index exists for a query, MongoDB can use the index to limit the number of documents it must inspect.</text:span></text:p>
      <text:p text:style-name="P258"/>
      <text:p text:style-name="P118"><text:span text:style-name="T155">B</text:span><text:span text:style-name="T131">ecause if collection has 10M documents, and we want to search only 1 matched document, without index, it’s perform very bad. With Index it will search efficiently.</text:span></text:p>
      <text:p text:style-name="P259"/>
      <text:p text:style-name="P260">Lets suppose we insert 1M documents in testdb.users collections. </text:p>
      <text:p text:style-name="P260"/>
      <text:p text:style-name="P282">Create Index</text:p>
      <text:p text:style-name="P282"/>
      <text:p text:style-name="P141"><text:span text:style-name="T131">In this we created Index on RollNo column </text:span><text:span text:style-name="T158">in ascending order</text:span></text:p>
      <text:p text:style-name="P260"/>
      <text:p text:style-name="P127"><text:span text:style-name="T131">db.users.createIndex</text:span><text:span text:style-name="T133">({</text:span><text:span text:style-name="T131">"RollNo"</text:span><text:span text:style-name="T133">:</text:span><text:span text:style-name="T131">1</text:span><text:span text:style-name="T133">})</text:span></text:p>
      <text:p text:style-name="P277"/>
      <text:p text:style-name="P278">GET Indexes</text:p>
      <text:p text:style-name="P278"/>
      <text:p text:style-name="P128"><text:span text:style-name="T131">db.users.getIndexes</text:span><text:span text:style-name="T119">()</text:span></text:p>
      <text:p text:style-name="P297"/>
      <text:p text:style-name="P283">DROP Indexes</text:p>
      <text:p text:style-name="P298"/>
      <text:p text:style-name="P128"><text:span text:style-name="T131">db.users.dropIndex</text:span><text:span text:style-name="T119">({</text:span><text:span text:style-name="T127">"RollNo"</text:span><text:span text:style-name="T119">:</text:span><text:span text:style-name="T168">1</text:span><text:span text:style-name="T119">})</text:span></text:p>
      <text:p text:style-name="P259"/>
      <text:p text:style-name="P272"/>
      <text:p text:style-name="P272">MONGODB BACKUP and RESTORE</text:p>
      <text:p text:style-name="P272"/>
      <text:p text:style-name="P289">These commands needs to be run on normal command prompt, NOT on MONGO SHELL</text:p>
      <text:p text:style-name="P272"/>
      <text:p text:style-name="P273">BACKUP</text:p>
      <text:p text:style-name="P273"/>
      <text:p text:style-name="P119"><text:span text:style-name="T134">mongodump</text:span><text:span text:style-name="T131"> ==&gt; is the command to take backup of all available databases</text:span></text:p>
      <text:p text:style-name="P261"/>
      <text:p text:style-name="P132"><text:span text:style-name="T131">monogodump --db &lt;database_name&gt; ==&gt; </text:span><text:span text:style-name="T161">To take dump for particular database</text:span></text:p>
      <text:p text:style-name="P262"/>
      <text:p text:style-name="P134"><text:span text:style-name="T131">mongodump –db &lt;database_name&gt; --collection &lt;collection_name&gt; </text:span><text:span text:style-name="T163">==&gt; </text:span><text:span text:style-name="T162">To take dump of one collection</text:span></text:p>
      <text:p text:style-name="P261"/>
      <text:p text:style-name="P273">RESTORE</text:p>
      <text:p text:style-name="P273"/>
      <text:p text:style-name="P119"><text:span text:style-name="T134">mongorestore</text:span><text:span text:style-name="T131"> ==&gt; to restore databases </text:span><text:span text:style-name="T160">from dump.</text:span></text:p>
      <text:p text:style-name="P263"/>
      <text:p text:style-name="P133"><text:soft-page-break/><text:span text:style-name="T163">m</text:span><text:span text:style-name="T131">ongorestore --db &lt;database_name&gt; </text:span><text:span text:style-name="T161"><text:s/>==&gt; To restore particular database</text:span></text:p>
      <text:p text:style-name="P264"/>
      <text:p text:style-name="P135"><text:span text:style-name="T131">mongorestore --db &lt;database_name&gt; --collection &lt;collection_name&gt; </text:span><text:span text:style-name="T164">&lt;dump bson file path&gt; <text:s/></text:span><text:span text:style-name="T161">==&gt; To restore particular collection</text:span></text:p>
      <text:p text:style-name="P284"/>
      <text:p text:style-name="P274">AUTHENTICATION</text:p>
      <text:p text:style-name="P274"/>
      <text:p text:style-name="P265">By default mongo runs on 27017 port, So you need to change the authentication, by creating user and set permission</text:p>
      <text:p text:style-name="P265"/>
      <text:p text:style-name="P265">we have ‘<text:span text:style-name="T2">admin</text:span>’ database bydefault – if we display using “show dbs”;</text:p>
      <text:p text:style-name="P265"/>
      <text:p text:style-name="P266">we can create a new user using <text:span text:style-name="T2">db.createUser()</text:span></text:p>
      <text:p text:style-name="P266"/>
      <text:p text:style-name="P266">use admin;</text:p>
      <text:p text:style-name="P254">db.createUser({user: ‘administration’, pwd:’12344321’, roles:[‘root’]})</text:p>
      <text:p text:style-name="P254"/>
      <text:p text:style-name="P255">So if we now try to logon, we can connect- but we will not authorized and give error</text:p>
      <text:p text:style-name="P267"/>
      <text:p text:style-name="P267">So we need to enter into mongo shell using below command</text:p>
      <text:p text:style-name="P255"/>
      <text:p text:style-name="P255">mongo -u &lt;user_name&gt; -p –authenticationDatabase admin</text:p>
      <text:p text:style-name="P255"/>
      <text:p text:style-name="P268">It will ask for password</text:p>
      <text:p text:style-name="P268"/>
      <text:p text:style-name="P290">Built in MongoDB Roles</text:p>
      <text:p text:style-name="P290"/>
      <text:p text:style-name="P269">read, readWrite, dbAdmin, dbOwner, userAdmin, root, <text:span text:style-name="T180">readAnyDatabase, writeAnyDatabase, </text:span><text:span text:style-name="T181">backup, restore, </text:span>and so many....</text:p>
      <text:p text:style-name="P269"/>
      <text:p text:style-name="P288">We can give access to one database or even one collections as well</text:p>
      <text:p text:style-name="P288"/>
      <text:p text:style-name="P302"><text:span text:style-name="T61">db.createUser({user: ‘</text:span><text:span text:style-name="T62">intern</text:span><text:span text:style-name="T61">’, pwd:’123’, roles:[</text:span><text:span text:style-name="T62">{role:</text:span><text:span text:style-name="T61">‘r</text:span><text:span text:style-name="T62">ead, db:’&lt;database_name&gt;</text:span><text:span text:style-name="T61">’</text:span><text:span text:style-name="T62">}</text:span><text:span text:style-name="T61">]})</text:span></text:p>
      <text:p text:style-name="P302"><text:span text:style-name="T61"/></text:p>
      <text:p text:style-name="P303"><text:span text:style-name="T64">S</text:span><text:span text:style-name="T63">o above give read access to database_name to user ‘intern’</text:span></text:p>
      <text:p text:style-name="P303"><text:span text:style-name="T63"/></text:p>
      <text:p text:style-name="P304"><text:span text:style-name="T54">DATA IMPORT AND EXPORT</text:span></text:p>
      <text:p text:style-name="P304"><text:span text:style-name="T54"/></text:p>
      <text:p text:style-name="P325"><text:span text:style-name="Strong_20_Emphasis"><text:span text:style-name="T77">mongoexport:</text:span></text:span></text:p>
      <text:p text:style-name="P346"><text:soft-page-break/>The utility that exports MongoDB data to JSON, TSV or CSV files.</text:p>
      <text:p text:style-name="P344"><text:span text:style-name="Emphasis"><text:span text:style-name="Strong_20_Emphasis"><text:span text:style-name="T78">Syntax:</text:span></text:span></text:span></text:p>
      <text:p text:style-name="P226"><text:span text:style-name="Source_20_Text"><text:span text:style-name="T75">mongoexport-d &lt;database&gt; </text:span></text:span></text:p>
      <text:p text:style-name="P227"><text:span text:style-name="Source_20_Text"><text:span text:style-name="T83"><text:s text:c="10"/></text:span></text:span><text:span text:style-name="Source_20_Text"><text:span text:style-name="T75">-c &lt;Collection name &gt; </text:span></text:span></text:p>
      <text:p text:style-name="P227"><text:span text:style-name="Source_20_Text"><text:span text:style-name="T83"><text:s text:c="10"/></text:span></text:span><text:span text:style-name="Source_20_Text"><text:span text:style-name="T75">-o &lt;Output file name &gt;.json</text:span></text:span></text:p>
      <text:p text:style-name="P344"><text:span text:style-name="Emphasis"><text:span text:style-name="Strong_20_Emphasis"><text:span text:style-name="T78">Example:</text:span></text:span></text:span></text:p>
      <text:p text:style-name="P226"><text:span text:style-name="Source_20_Text"><text:span text:style-name="T75">mongoexport -d <text:s/>customer -c order -o student.json</text:span></text:span></text:p>
      <text:p text:style-name="P325"><text:span text:style-name="Strong_20_Emphasis"><text:span text:style-name="T65">mongoexport -d school -c student -o student.json</text:span></text:span></text:p>
      <text:p text:style-name="P325"><text:span text:style-name="Strong_20_Emphasis"><text:span text:style-name="T65"/></text:span></text:p>
      <text:p text:style-name="P325"><text:span text:style-name="Strong_20_Emphasis"><text:span text:style-name="T82">mongoimport:</text:span></text:span></text:p>
      <text:p text:style-name="P346">mongoimport is a utility that imports JSON, TSV or CSV data into MongoDB database.</text:p>
      <text:p text:style-name="P344"><text:span text:style-name="Emphasis"><text:span text:style-name="Strong_20_Emphasis"><text:span text:style-name="T78">Syntax:</text:span></text:span></text:span></text:p>
      <text:p text:style-name="P226"><text:span text:style-name="Source_20_Text"><text:span text:style-name="T83"><text:s/></text:span></text:span><text:span text:style-name="Source_20_Text"><text:span text:style-name="T75">mongoimport -d&lt;datatbasename&gt;</text:span></text:span></text:p>
      <text:p text:style-name="P227"><text:span text:style-name="Source_20_Text"><text:span text:style-name="T83"><text:s text:c="13"/></text:span></text:span><text:span text:style-name="Source_20_Text"><text:span text:style-name="T75">-c &lt;collectionname&gt;</text:span></text:span></text:p>
      <text:p text:style-name="P227"><text:span text:style-name="Source_20_Text"><text:span text:style-name="T83"><text:s text:c="12"/></text:span></text:span><text:span text:style-name="Source_20_Text"><text:span text:style-name="T75">--file&lt;filename&gt;</text:span></text:span></text:p>
      <text:p text:style-name="P344"><text:span text:style-name="Emphasis"><text:span text:style-name="Strong_20_Emphasis"><text:span text:style-name="T78">Example:</text:span></text:span></text:span></text:p>
      <text:p text:style-name="P226"><text:span text:style-name="Source_20_Text"><text:span text:style-name="T75">mongoimport -d customers -c orders </text:span></text:span></text:p>
      <text:p text:style-name="P227"><text:span text:style-name="Source_20_Text"><text:span text:style-name="T83"><text:s text:c="9"/></text:span></text:span><text:span text:style-name="Source_20_Text"><text:span text:style-name="T75">--file student.json</text:span></text:span></text:p>
      <text:p text:style-name="P308"><text:span text:style-name="T54">Create a dummy.json file</text:span></text:p>
      <text:p text:style-name="P308"><text:span text:style-name="T54"/></text:p>
      <text:p text:style-name="P305"><text:span text:style-name="T54">mongoimport -d jsondb -c jsoncoll --file dummy.json</text:span></text:p>
      <text:p text:style-name="P305"><text:span text:style-name="T54"/></text:p>
      <text:p text:style-name="P310"><text:span text:style-name="T54">BINARY IMPORT AND EXPORT</text:span></text:p>
      <text:p text:style-name="P306"><text:span text:style-name="T54"/></text:p>
      <text:p text:style-name="P326"><text:span text:style-name="Strong_20_Emphasis"><text:span text:style-name="T76">mongodump:</text:span></text:span></text:p>
      <text:p text:style-name="P346">It is a utility that helps to create a binary export of the contents of a database. It is a part of a backup strategy.</text:p>
      <text:p text:style-name="P344"><text:span text:style-name="Emphasis"><text:span text:style-name="Strong_20_Emphasis"><text:span text:style-name="T78">Example:</text:span></text:span></text:span></text:p>
      <text:p text:style-name="P344"><text:span text:style-name="T79">The following example will create a dump file that contains only the </text:span><text:span text:style-name="Strong_20_Emphasis"><text:span text:style-name="T78">student</text:span></text:span><text:span text:style-name="T79"> named collection in the database named </text:span><text:span text:style-name="Strong_20_Emphasis"><text:span text:style-name="T78">School</text:span></text:span><text:span text:style-name="T79">.</text:span></text:p>
      <text:p text:style-name="P226"><text:soft-page-break/><text:span text:style-name="Source_20_Text"><text:span text:style-name="T75">mongodump <text:s/>--db School </text:span></text:span></text:p>
      <text:p text:style-name="P227"><text:span text:style-name="Source_20_Text"><text:span text:style-name="T83"><text:s text:c="9"/></text:span></text:span><text:span text:style-name="Source_20_Text"><text:span text:style-name="T75">--collection student</text:span></text:span></text:p>
      <text:p text:style-name="P344"><text:span text:style-name="Strong_20_Emphasis"><text:span text:style-name="T78">mongorestore:</text:span></text:span></text:p>
      <text:p text:style-name="P344"><text:span text:style-name="T79">It can load data from binary database dump generated by </text:span><text:span text:style-name="Source_20_Text"><text:span text:style-name="T84">mongodump</text:span></text:span><text:span text:style-name="T79"> utility.</text:span></text:p>
      <text:p text:style-name="P344"><text:span text:style-name="Emphasis"><text:span text:style-name="Strong_20_Emphasis"><text:span text:style-name="T78">Example:</text:span></text:span></text:span></text:p>
      <text:p text:style-name="P344"><text:span text:style-name="T79">The following example will read the database dump in the dumps directory that contains only the </text:span><text:span text:style-name="Strong_20_Emphasis"><text:span text:style-name="T78">student</text:span></text:span><text:span text:style-name="T79"> named collection in the database named </text:span><text:span text:style-name="Strong_20_Emphasis"><text:span text:style-name="T78">School</text:span></text:span><text:span text:style-name="T79">.</text:span></text:p>
      <text:p text:style-name="P226"><text:span text:style-name="Source_20_Text"><text:span text:style-name="T75">mongorestore --collection student --db School dumps/</text:span></text:span></text:p>
      <text:h text:style-name="P219" text:outline-level="5"><text:span text:style-name="T113">Binary Import and Export Tools</text:span></text:h>
      <text:p text:style-name="P328"><text:span text:style-name="T113"/></text:p>
      <text:p text:style-name="P328"><text:span text:style-name="Strong_20_Emphasis"><text:span text:style-name="T182">bsondump:</text:span></text:span></text:p>
      <text:p text:style-name="P344"><text:span text:style-name="T79">It is a utility that converts </text:span><text:span text:style-name="T80">B</text:span><text:span text:style-name="Source_20_Text"><text:span text:style-name="T84">SON </text:span></text:span><text:span text:style-name="T79">files into human-readable formats. It works in system command line not </text:span><text:span text:style-name="Source_20_Text"><text:span text:style-name="T84">mongo shell</text:span></text:span><text:span text:style-name="T79">.</text:span></text:p>
      <text:p text:style-name="P344"><text:span text:style-name="Strong_20_Emphasis"><text:span text:style-name="T78">Syntax :</text:span></text:span></text:p>
      <text:p text:style-name="P226"><text:span text:style-name="Source_20_Text"><text:span text:style-name="T75">bsondump --outFile </text:span></text:span></text:p>
      <text:p text:style-name="P227"><text:span text:style-name="Source_20_Text"><text:span text:style-name="T83"><text:s text:c="10"/></text:span></text:span><text:span text:style-name="Source_20_Text"><text:span text:style-name="T75">collectionname.json </text:span></text:span></text:p>
      <text:p text:style-name="P227"><text:span text:style-name="Source_20_Text"><text:span text:style-name="T83"><text:s text:c="9"/></text:span></text:span><text:span text:style-name="Source_20_Text"><text:span text:style-name="T75">collectionname.bson</text:span></text:span></text:p>
      <text:p text:style-name="P344"><text:span text:style-name="Strong_20_Emphasis"><text:span text:style-name="T78">--outFile: </text:span></text:span><text:span text:style-name="T79">Specifies the path of the file to which bsondump should write its output JSON data.</text:span></text:p>
      <text:p text:style-name="P344"><text:span text:style-name="Strong_20_Emphasis"><text:span text:style-name="T78">mongooplog:</text:span></text:span></text:p>
      <text:p text:style-name="P346">mongooplog is a tool that polls operations from the replication oplog.</text:p>
      <text:p text:style-name="P346"/>
      <text:h text:style-name="P224" text:outline-level="5">Diagnostic Tools</text:h>
      <text:p text:style-name="P349"/>
      <text:list xml:id="list2750666668" text:style-name="L6">
        <text:list-item>
          <text:p text:style-name="P342"><text:span text:style-name="T178">Mongotop<text:line-break/></text:span>mongostat<text:line-break/>mongosniff<text:line-break/>mongoperf</text:p>
          <text:p text:style-name="P342"/>
        </text:list-item>
      </text:list>
      <text:p text:style-name="P344"><text:soft-page-break/><text:span text:style-name="Strong_20_Emphasis"><text:span text:style-name="T81">mongostat:</text:span></text:span></text:p>
      <text:p text:style-name="P346">Utility provides a quick summary of a currently running instance and returns the counters of database operation. Counters consist of inserts, updates, deletes, cursors, and queries. It helps to troubleshoot performance issues. Example:</text:p>
      <text:p text:style-name="P226"><text:span text:style-name="Source_20_Text"><text:span text:style-name="T83"><text:s text:c="2"/></text:span></text:span><text:span text:style-name="Source_20_Text"><text:span text:style-name="T75">mongostat</text:span></text:span></text:p>
      <text:p text:style-name="P344"><text:span text:style-name="Strong_20_Emphasis"><text:span text:style-name="T81">mongotop:</text:span></text:span></text:p>
      <text:p text:style-name="P346">It helps to track the amount of time a MongoDB instance spends on writing and reading data.</text:p>
      <text:p text:style-name="P344"><text:span text:style-name="Strong_20_Emphasis"><text:span text:style-name="T78">Example: </text:span></text:span><text:span text:style-name="T79">To return every 30 seconds</text:span></text:p>
      <text:p text:style-name="P226"><text:span text:style-name="Source_20_Text"><text:span text:style-name="T75">mongotop 30</text:span></text:span></text:p>
      <text:p text:style-name="P347">mongoperf:</text:p>
      <text:p text:style-name="P346">Iit is a tool for quickly testing disk I/O performance. It accepts configuration options in the form of a file that holds a JSON document.</text:p>
      <text:p text:style-name="P348"><text:span text:style-name="T186">mongosniff:</text:span></text:p>
      <text:p text:style-name="P346">It helps to investigate MongoDB database activity. From version 3.4, it is replaced with mongoreplay. You can reproduce and investigate issues by recording and replaying the operations that trigger an issue.</text:p>
      <text:p text:style-name="P329"><text:span text:style-name="T113"/></text:p>
      <text:p text:style-name="P329"><text:span text:style-name="T113">GRID FS</text:span></text:p>
      <text:p text:style-name="P329"><text:span text:style-name="Strong_20_Emphasis"><text:span text:style-name="T182">mongofiles</text:span></text:span></text:p>
      <text:p text:style-name="P346">mongofiles is a utility helps to manipulate files stored in your MongoDB mongofiles commands will be in the following form:</text:p>
      <text:p text:style-name="P226"><text:span text:style-name="Source_20_Text"><text:span text:style-name="T75">mongofiles &lt;options&gt; </text:span></text:span></text:p>
      <text:p text:style-name="P227"><text:span text:style-name="Source_20_Text"><text:span text:style-name="T83"><text:s text:c="11"/></text:span></text:span><text:span text:style-name="Source_20_Text"><text:span text:style-name="T75">&lt;commands&gt; </text:span></text:span></text:p>
      <text:p text:style-name="P227"><text:span text:style-name="Source_20_Text"><text:span text:style-name="T83"><text:s text:c="11"/></text:span></text:span><text:span text:style-name="Source_20_Text"><text:span text:style-name="T75">&lt;filename&gt;</text:span></text:span></text:p>
      <text:p text:style-name="P227"/>
      <text:p text:style-name="P344"><text:span text:style-name="Strong_20_Emphasis"><text:span text:style-name="T78">Options:</text:span></text:span><text:span text:style-name="T79"> Options to control the behavior of mongofiles. Options can be one or more.</text:span></text:p>
      <text:p text:style-name="P344"><text:span text:style-name="Strong_20_Emphasis"><text:span text:style-name="T78">Commands:</text:span></text:span><text:span text:style-name="T79"> Commands to determine the action of mongofiles.</text:span></text:p>
      <text:p text:style-name="P344"><text:span text:style-name="Strong_20_Emphasis"><text:span text:style-name="T78">filename:</text:span></text:span><text:span text:style-name="T79"> represent the name of a file on the local file system or a Grid.</text:span></text:p>
      <text:p text:style-name="P329"><text:soft-page-break/><text:span text:style-name="T113"/></text:p>
      <text:p text:style-name="P328"><text:span text:style-name="T113"/></text:p>
      <text:h text:style-name="P222" text:outline-level="5"><text:span text:style-name="T54">Aggregation</text:span></text:h>
      <text:p text:style-name="P309"><text:span text:style-name="T54"/></text:p>
      <text:h text:style-name="P223" text:outline-level="5"><text:span text:style-name="T54">Pipeline Aggregation</text:span></text:h>
      <text:p text:style-name="P332"><text:span text:style-name="T54"/></text:p>
      <text:p text:style-name="P333"><text:span text:style-name="T54">When more than one stage occurs, each of the stages is placed inside the array.</text:span></text:p>
      <text:p text:style-name="P350">Some of the stages are :</text:p>
      <text:p text:style-name="P343"><text:span text:style-name="Strong_20_Emphasis"><text:span text:style-name="T183">$Project:</text:span></text:span><text:span text:style-name="T184">: Reshape the documents. Handling of document is 1:1.</text:span></text:p>
      <text:p text:style-name="P343"><text:span text:style-name="Strong_20_Emphasis"><text:span text:style-name="T183">$match:</text:span></text:span><text:span text:style-name="T184"> Filtering of the document occurs. Reduce the number of documents hence handling is n:1 (n is the input)</text:span></text:p>
      <text:p text:style-name="P343"><text:span text:style-name="Strong_20_Emphasis"><text:span text:style-name="T183">$group:</text:span></text:span><text:span text:style-name="T184"> We can aggregate operators like sum, count that will group together the documents. Reduce the number of documents hence nature is n:1 (n is the input).</text:span></text:p>
      <text:p text:style-name="P343"><text:span text:style-name="Strong_20_Emphasis"><text:span text:style-name="T183">$sort:</text:span></text:span><text:span text:style-name="T184"> Once group completed, sort documents based on order. This stage will be in 1:1 nature.</text:span></text:p>
      <text:p text:style-name="P343"><text:span text:style-name="Strong_20_Emphasis"><text:span text:style-name="T183">$skip:</text:span></text:span><text:span text:style-name="T184"> Skips some documents .n:1 transformation in nature.</text:span></text:p>
      <text:p text:style-name="P343"><text:span text:style-name="Strong_20_Emphasis"><text:span text:style-name="T183">$limit</text:span></text:span><text:span text:style-name="T184">: Limit some documents .n:1 transformation nature.</text:span></text:p>
      <text:p text:style-name="P343"><text:span text:style-name="Strong_20_Emphasis"><text:span text:style-name="T183">$unwind</text:span></text:span><text:span text:style-name="T184">: Used to unwind document that is used in an array.</text:span></text:p>
      <text:p text:style-name="P343"><text:span text:style-name="Strong_20_Emphasis"><text:span text:style-name="T183">$output</text:span></text:span><text:span text:style-name="T184">: Output collection .1:1 transformation in nature.</text:span></text:p>
      <text:p text:style-name="P343"><text:span text:style-name="Strong_20_Emphasis"><text:span text:style-name="T183">$redact</text:span></text:span><text:span text:style-name="T184">: Security related feature that is used to limit to certain users.</text:span></text:p>
      <text:p text:style-name="P343"><text:span text:style-name="Strong_20_Emphasis"><text:span text:style-name="T183">$geonear</text:span></text:span><text:span text:style-name="T184">: Security related feature that is used to perform allocation based queries to limit based </text:span><text:bookmark text:name="contentDownVote"/><text:bookmark text:name="contentUpVote"/><text:span text:style-name="T184">on location</text:span><text:span text:style-name="T66">.</text:span></text:p>
      <text:p text:style-name="P309"><text:span text:style-name="T54"/></text:p>
      <text:p text:style-name="P327"><text:span text:style-name="Emphasis"><text:span text:style-name="Strong_20_Emphasis"><text:span text:style-name="T85">Syntax:</text:span></text:span></text:span></text:p>
      <text:p text:style-name="P226"/>
      <text:p text:style-name="P227"><text:span text:style-name="Source_20_Text"><text:span text:style-name="T75">db.collectionname.aggregate( [</text:span></text:span></text:p>
      <text:p text:style-name="P227"><text:span text:style-name="Source_20_Text"><text:span text:style-name="T83"><text:s text:c="17"/></text:span></text:span><text:span text:style-name="Source_20_Text"><text:span text:style-name="T75">{ &lt;stage1&gt; },</text:span></text:span></text:p>
      <text:p text:style-name="P227"><text:span text:style-name="Source_20_Text"><text:span text:style-name="T83"><text:s text:c="17"/></text:span></text:span><text:span text:style-name="Source_20_Text"><text:span text:style-name="T75">{ &lt;stage2&gt; } ,...... <text:s text:c="16"/></text:span></text:span></text:p>
      <text:p text:style-name="P227"><text:span text:style-name="Source_20_Text"><text:span text:style-name="T83"><text:s text:c="17"/></text:span></text:span><text:span text:style-name="Source_20_Text"><text:span text:style-name="T75">{ &lt;stage..n&gt; } ])</text:span></text:span></text:p>
      <text:p text:style-name="P351"><text:span text:style-name="Emphasis"><text:span text:style-name="Strong_20_Emphasis"><text:span text:style-name="T86">Example:</text:span></text:span></text:span></text:p>
      <text:p text:style-name="P226"><text:soft-page-break/><text:span text:style-name="Source_20_Text"><text:span text:style-name="T75">db.customers.aggregate( [</text:span></text:span></text:p>
      <text:p text:style-name="P227"><text:span text:style-name="Source_20_Text"><text:span text:style-name="T75">{$match : {status:"Active"}},</text:span></text:span></text:p>
      <text:p text:style-name="P227"><text:span text:style-name="Source_20_Text"><text:span text:style-name="T75">{$group:{_id :"Customer_id",total :{$sum : "$salesamount" } } }</text:span></text:span></text:p>
      <text:h text:style-name="P221" text:outline-level="5">Find the total number of books by creator</text:h>
      <text:p text:style-name="P331"/>
      <text:p text:style-name="P226"><text:span text:style-name="Source_20_Text"><text:span text:style-name="T75">db.bookshop.aggregate(</text:span></text:span></text:p>
      <text:p text:style-name="P227"><text:span text:style-name="Source_20_Text"><text:span text:style-name="T83"><text:s text:c="4"/></text:span></text:span><text:span text:style-name="Source_20_Text"><text:span text:style-name="T75">{</text:span></text:span></text:p>
      <text:p text:style-name="P227"><text:span text:style-name="Source_20_Text"><text:span text:style-name="T83"><text:s text:c="8"/></text:span></text:span><text:span text:style-name="Source_20_Text"><text:span text:style-name="T75">$group : {_id : "$creator", </text:span></text:span></text:p>
      <text:p text:style-name="P227"><text:span text:style-name="Source_20_Text"><text:span text:style-name="T83"><text:s text:c="13"/></text:span></text:span><text:span text:style-name="Source_20_Text"><text:span text:style-name="T75">total : { $sum : 1 }}</text:span></text:span></text:p>
      <text:p text:style-name="P227"/>
      <text:p text:style-name="P227"><text:span text:style-name="Source_20_Text"><text:span text:style-name="T83"><text:s text:c="4"/></text:span></text:span><text:span text:style-name="Source_20_Text"><text:span text:style-name="T75">}</text:span></text:span></text:p>
      <text:p text:style-name="P227"><text:span text:style-name="Source_20_Text"><text:span text:style-name="T83"><text:s text:c="21"/></text:span></text:span><text:span text:style-name="Source_20_Text"><text:span text:style-name="T75">);</text:span></text:span></text:p>
      <text:p text:style-name="P309"/>
      <text:h text:style-name="P220" text:outline-level="5"><text:span text:style-name="T112">Single Purpose Aggregation Operations</text:span></text:h>
      <text:p text:style-name="P309"><text:span text:style-name="T54"/></text:p>
      <text:p text:style-name="P330"><text:span text:style-name="T115">Operations that aggregates documents from a single collection is termed as Single Purpose Aggregation.</text:span></text:p>
      <text:list xml:id="list831701313" text:style-name="L8">
        <text:list-item>
          <text:p text:style-name="P345"><text:span text:style-name="T79">Capabilities and flexibility of Single Purpose Aggregation are less compared to Pipeline and Map-Reduce aggregations. Some examples are </text:span><text:span text:style-name="Source_20_Text"><text:span text:style-name="T84">count()</text:span></text:span><text:span text:style-name="T79"> to return </text:span><text:span text:style-name="Strong_20_Emphasis"><text:span text:style-name="T78">count</text:span></text:span><text:span text:style-name="T79"> of matching documents, </text:span><text:span text:style-name="Source_20_Text"><text:span text:style-name="T84">distinct()</text:span></text:span><text:span text:style-name="T79"> return </text:span><text:span text:style-name="Strong_20_Emphasis"><text:span text:style-name="T78">distinct</text:span></text:span><text:span text:style-name="T79"> values for a field.</text:span></text:p>
        </text:list-item>
      </text:list>
      <text:p text:style-name="P344"><text:span text:style-name="Emphasis"><text:span text:style-name="Strong_20_Emphasis"><text:span text:style-name="T78">Example:</text:span></text:span></text:span></text:p>
      <text:p text:style-name="P226"><text:span text:style-name="Source_20_Text"><text:span text:style-name="T83"><text:s/></text:span></text:span><text:span text:style-name="Source_20_Text"><text:span text:style-name="T75">db.customers.distinct("Customer_ID")</text:span></text:span></text:p>
      <text:p text:style-name="P307"><text:span text:style-name="T5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ato" svg:font-family="Lato, 'Helvetica Neue', Helvetica, Arial, sans-serif"/>
    <style:font-face style:name="Lohit Devanagari1" svg:font-family="'Lohit Devanagari'"/>
    <style:font-face style:name="Menlo" svg:font-family="Menlo, Consolas, 'Roboto Mono', 'Ubuntu Monospace', 'Noto Mono', 'Oxygen Mono'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0:05:26.441457181</meta:creation-date>
    <meta:generator>LibreOffice/6.4.6.2$Linux_X86_64 LibreOffice_project/40$Build-2</meta:generator>
    <dc:date>2021-04-15T17:51:48.903621521</dc:date>
    <meta:editing-duration>P1DT8H48M7S</meta:editing-duration>
    <meta:editing-cycles>263</meta:editing-cycles>
    <meta:document-statistic meta:table-count="0" meta:image-count="0" meta:object-count="0" meta:page-count="25" meta:paragraph-count="559" meta:word-count="3034" meta:character-count="21445" meta:non-whitespace-character-count="17906"/>
  </office:meta>
</office:document-meta>
</file>